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0.8874in"/>
    </style:style>
    <style:style style:name="co3" style:family="table-column">
      <style:table-column-properties fo:break-before="auto" style:column-width="3.6272in"/>
    </style:style>
    <style:style style:name="co4" style:family="table-column">
      <style:table-column-properties fo:break-before="auto" style:column-width="0.6661in"/>
    </style:style>
    <style:style style:name="co5"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f7981d"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046_conv:2092</text:p>
          </table:table-cell>
          <table:table-cell table:style-name="ce2" office:value-type="string" calcext:value-type="string">
            <text:p>joyful</text:p>
          </table:table-cell>
          <table:table-cell table:style-name="ce4" office:value-type="string" calcext:value-type="string">
            <text:p>Recently_comma_ I just received an unexpected bonus at work. <text:s/>It was given to me for working extra hard on a project!</text:p>
          </table:table-cell>
          <table:table-cell table:style-name="ce2" office:value-type="float" office:value="277" calcext:value-type="float">
            <text:p>277</text:p>
          </table:table-cell>
          <table:table-cell table:style-name="ce4" office:value-type="string" calcext:value-type="string">
            <text:p>Recently_comma_ I just received an unexpected bonus at work. It was given to me for working extra hard on a projec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_comma_ how are you going to spend it? or are you a sa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am a saver. <text:s/>I plan to put it in my emergency fund just in ca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 good cho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4_conv:18028</text:p>
          </table:table-cell>
          <table:table-cell table:style-name="ce2" office:value-type="string" calcext:value-type="string">
            <text:p>afraid</text:p>
          </table:table-cell>
          <table:table-cell table:style-name="ce4" office:value-type="string" calcext:value-type="string">
            <text:p>My daughter passed out one day last week.</text:p>
          </table:table-cell>
          <table:table-cell table:style-name="ce2" office:value-type="float" office:value="294" calcext:value-type="float">
            <text:p>294</text:p>
          </table:table-cell>
          <table:table-cell table:style-name="ce4" office:value-type="string" calcext:value-type="string">
            <text:p>My daughter passed out one day las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Oh no! What do you think had happened or triggered it?</text:p>
          </table:table-cell>
          <table:table-cell table:style-name="ce2" office:value-type="string" calcext:value-type="string">
            <text:p><text:s/></text:p>
          </table:table-cell>
          <table:table-cell table:number-columns-repeated="2"/>
          <table:table-cell table:style-name="ce6"/>
          <table:table-cell table:number-columns-repeated="1015"/>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e took her to the ER and it turned out to be low blood sugar but she gave us quite a scare. <text:s/>Now we just have to be really observant of the sig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Hope she recovers and feels better overall soon. That can be quite the sc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97_conv:7795</text:p>
          </table:table-cell>
          <table:table-cell table:style-name="ce2" office:value-type="string" calcext:value-type="string">
            <text:p>grateful</text:p>
          </table:table-cell>
          <table:table-cell table:style-name="ce4" office:value-type="string" calcext:value-type="string">
            <text:p>I once found a 100 dollar bill on the ground_comma_ <text:s/>I needed it so bad.</text:p>
          </table:table-cell>
          <table:table-cell table:style-name="ce2" office:value-type="float" office:value="445" calcext:value-type="float">
            <text:p>445</text:p>
          </table:table-cell>
          <table:table-cell table:style-name="ce4" office:value-type="string" calcext:value-type="string">
            <text:p>I once found money in the parking lot of a gas station. I needed it so bad I kept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times when we're in a bad situation_comma_ we do things we wouldn't normally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true_comma_ <text:s/>I like to think I am a good person. <text:s/>But I had to take the opportunity to get a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 much wa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81_conv:5163</text:p>
          </table:table-cell>
          <table:table-cell table:style-name="ce2" office:value-type="string" calcext:value-type="string">
            <text:p>sentimental</text:p>
          </table:table-cell>
          <table:table-cell table:style-name="ce4" office:value-type="string" calcext:value-type="string">
            <text:p>I remember when my mom would make Thanksgiving dinner. <text:s/>It meant so much to me.</text:p>
          </table:table-cell>
          <table:table-cell table:style-name="ce2" office:value-type="float" office:value="322" calcext:value-type="float">
            <text:p>322</text:p>
          </table:table-cell>
          <table:table-cell table:style-name="ce4" office:value-type="string" calcext:value-type="string">
            <text:p>I remember when my mom used to make Thanksgiving dinn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Good memories I take it? I loved not having to make it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meant so much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well that's good that it did. I'm sure she wanted it to b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16_conv:21232</text:p>
          </table:table-cell>
          <table:table-cell table:style-name="ce2" office:value-type="string" calcext:value-type="string">
            <text:p>confident</text:p>
          </table:table-cell>
          <table:table-cell table:style-name="ce4" office:value-type="string" calcext:value-type="string">
            <text:p>I was pretty sure I was going to beat my Dad in a game of table tennis a while ago. I had practiced a lot.</text:p>
          </table:table-cell>
          <table:table-cell table:style-name="ce2" office:value-type="float" office:value="641" calcext:value-type="float">
            <text:p>641</text:p>
          </table:table-cell>
          <table:table-cell table:style-name="ce4" office:value-type="string" calcext:value-type="string">
            <text:p>I love playing table tennis_comma_ so I was pretty sure I was going to beat my Dad last time I played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Table tennis is a wonderful game. Did you bea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No I lost_comma_ but it was a close game! Haha_comma_ it can be a good workout when it gets really competit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Aw_comma_ I'm sorry you didn't win. Maybe next ti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92_conv:22584</text:p>
          </table:table-cell>
          <table:table-cell table:style-name="ce2" office:value-type="string" calcext:value-type="string">
            <text:p>terrified</text:p>
          </table:table-cell>
          <table:table-cell table:style-name="ce4" office:value-type="string" calcext:value-type="string">
            <text:p>I'm listening to this audiobook and it's so scary_comma_ I could cry</text:p>
          </table:table-cell>
          <table:table-cell table:style-name="ce2" office:value-type="float" office:value="248" calcext:value-type="float">
            <text:p>248</text:p>
          </table:table-cell>
          <table:table-cell table:style-name="ce4" office:value-type="string" calcext:value-type="string">
            <text:p>I'm listening to this audiobook and it's so scary_comma_ I could cr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Sometimes it's good to face our fears_comma_ or turn on every light in the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it's really scary though... I think I will qu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I don't I think could quit without the satisfaction of knowing how it 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87_conv:4375</text:p>
          </table:table-cell>
          <table:table-cell table:style-name="ce2" office:value-type="string" calcext:value-type="string">
            <text:p>prepared</text:p>
          </table:table-cell>
          <table:table-cell table:style-name="ce4" office:value-type="string" calcext:value-type="string">
            <text:p>The last time it stormed we didnt have power for days. I bought a storm kit so we would be better off this time.</text:p>
          </table:table-cell>
          <table:table-cell table:style-name="ce2" office:value-type="float" office:value="27" calcext:value-type="float">
            <text:p>27</text:p>
          </table:table-cell>
          <table:table-cell table:style-name="ce4" office:value-type="string" calcext:value-type="string">
            <text:p>I bought a storm kit <text:s/>because we werent prepared last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a hurrica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Just a bad lightening storm that left us without power for day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we have a hurricane kit / emergency essential kit always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I have on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they are good to have . always to be prepar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better now. My kids we so afraid at night. Candles don't do very m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22_conv:13044</text:p>
          </table:table-cell>
          <table:table-cell table:style-name="ce2" office:value-type="string" calcext:value-type="string">
            <text:p>hopeful</text:p>
          </table:table-cell>
          <table:table-cell table:style-name="ce4" office:value-type="string" calcext:value-type="string">
            <text:p>I just started a new job. I am looking forward to a better life with it.</text:p>
          </table:table-cell>
          <table:table-cell table:style-name="ce2" office:value-type="float" office:value="20" calcext:value-type="float">
            <text:p>20</text:p>
          </table:table-cell>
          <table:table-cell table:style-name="ce4" office:value-type="string" calcext:value-type="string">
            <text:p>I just started a new job. <text:s/>I am looking forward to it being better than myy las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Excellent. How's it been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So far so good. I am much happi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Great - I'm gl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0_conv:321</text:p>
          </table:table-cell>
          <table:table-cell table:style-name="ce2" office:value-type="string" calcext:value-type="string">
            <text:p>disgusted</text:p>
          </table:table-cell>
          <table:table-cell table:style-name="ce4" office:value-type="string" calcext:value-type="string">
            <text:p>There's been a big white wolf or coyote coming in my yard lately. I am afraid it will kill the neighbors cats. </text:p>
          </table:table-cell>
          <table:table-cell table:style-name="ce2" office:value-type="float" office:value="40" calcext:value-type="float">
            <text:p>40</text:p>
          </table:table-cell>
          <table:table-cell table:style-name="ce4" office:value-type="string" calcext:value-type="string">
            <text:p>There's been a big white wolf or coyote around my yard the past few months. I'm afraid he will kill the neighbors cat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scary_comma_ what are you going to do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I don't know. I had a cute beaver and there was just a head and eyes left of some small animal that looked like him left in my yard. 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 that is sad_comma_ I hope you get that fix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2_conv:14705</text:p>
          </table:table-cell>
          <table:table-cell table:style-name="ce2" office:value-type="string" calcext:value-type="string">
            <text:p>guilty</text:p>
          </table:table-cell>
          <table:table-cell table:style-name="ce4" office:value-type="string" calcext:value-type="string">
            <text:p>I forgot it was my sisters birthday. I just saw on Facebook that it was yesterday. I feel so bad!</text:p>
          </table:table-cell>
          <table:table-cell table:style-name="ce2" office:value-type="float" office:value="481" calcext:value-type="float">
            <text:p>481</text:p>
          </table:table-cell>
          <table:table-cell table:style-name="ce4" office:value-type="string" calcext:value-type="string">
            <text:p>I feel so bad_comma_ I forgot my sisters birth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no_comma_ I am sure you can make it up to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 I plan on it_comma_ its just been stressful time at home with a toddler_comma_ it slipped my m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you have busy_comma_ it happe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17_conv:19634</text:p>
          </table:table-cell>
          <table:table-cell table:style-name="ce2" office:value-type="string" calcext:value-type="string">
            <text:p>prepared</text:p>
          </table:table-cell>
          <table:table-cell table:style-name="ce4" office:value-type="string" calcext:value-type="string">
            <text:p>I am ready to play the new mario party game_comma_ I wish it would hurry up and release!</text:p>
          </table:table-cell>
          <table:table-cell table:style-name="ce2" office:value-type="float" office:value="10" calcext:value-type="float">
            <text:p>10</text:p>
          </table:table-cell>
          <table:table-cell table:style-name="ce4" office:value-type="string" calcext:value-type="string">
            <text:p>I am ready to play the new mario party game_comma_ I wish it would hurry up and relea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that will be fun. Do you do that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Play games? Yes_comma_ very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need to game more when I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55_conv:16910</text:p>
          </table:table-cell>
          <table:table-cell table:style-name="ce2" office:value-type="string" calcext:value-type="string">
            <text:p>sad</text:p>
          </table:table-cell>
          <table:table-cell table:style-name="ce4" office:value-type="string" calcext:value-type="string">
            <text:p>I do get a little sad this time of year. My dad used to love this month </text:p>
          </table:table-cell>
          <table:table-cell table:style-name="ce2" office:value-type="float" office:value="126" calcext:value-type="float">
            <text:p>126</text:p>
          </table:table-cell>
          <table:table-cell table:style-name="ce4" office:value-type="string" calcext:value-type="string">
            <text:p>I do get sad this time of the year. This was my dad favorite mont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assume your dad has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has_comma_ its been a few year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sorry to hear that. <text:s/>My parents are getting older... I don't even want to think about that y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83_conv:16967</text:p>
          </table:table-cell>
          <table:table-cell table:style-name="ce2" office:value-type="string" calcext:value-type="string">
            <text:p>furious</text:p>
          </table:table-cell>
          <table:table-cell table:style-name="ce4" office:value-type="string" calcext:value-type="string">
            <text:p>Today_comma_ in the subway_comma_ someone who wanted to get off at the very last minute_comma_ pushed me and made me fall. i was very angry.</text:p>
          </table:table-cell>
          <table:table-cell table:style-name="ce2" office:value-type="float" office:value="7" calcext:value-type="float">
            <text:p>7</text:p>
          </table:table-cell>
          <table:table-cell table:style-name="ce4" office:value-type="string" calcext:value-type="string">
            <text:p>Today_comma_ in the subway_comma_ someone who wanted to get off at the very last minute_comma_ pushed me and made me fall. i was very angr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you report them to any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useless. The police will not do anything. I didn't had the time to see his f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you went through tha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29_conv:9058</text:p>
          </table:table-cell>
          <table:table-cell table:style-name="ce2" office:value-type="string" calcext:value-type="string">
            <text:p>anxious</text:p>
          </table:table-cell>
          <table:table-cell table:style-name="ce4" office:value-type="string" calcext:value-type="string">
            <text:p>Riding rollercoasters this weekend</text:p>
          </table:table-cell>
          <table:table-cell table:style-name="ce2" office:value-type="float" office:value="389" calcext:value-type="float">
            <text:p>389</text:p>
          </table:table-cell>
          <table:table-cell table:style-name="ce4" office:value-type="string" calcext:value-type="string">
            <text:p>I nervous about this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hy's that? Something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 lol. <text:s/>Going to go ride some rollercoasters. <text:s/>First time 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wow that's exciting! I'm happ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nks! <text:s/>Still nervous though. <text:s/>I hope they're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5_conv:1371</text:p>
          </table:table-cell>
          <table:table-cell table:style-name="ce2" office:value-type="string" calcext:value-type="string">
            <text:p>prepared</text:p>
          </table:table-cell>
          <table:table-cell table:style-name="ce4" office:value-type="string" calcext:value-type="string">
            <text:p>I was ready for lunch </text:p>
          </table:table-cell>
          <table:table-cell table:style-name="ce2" office:value-type="float" office:value="189" calcext:value-type="float">
            <text:p>189</text:p>
          </table:table-cell>
          <table:table-cell table:style-name="ce4" office:value-type="string" calcext:value-type="string">
            <text:p>I was really hungry and ready to eat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What do u want to 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9" calcext:value-type="float">
            <text:p>189</text:p>
          </table:table-cell>
          <table:table-cell table:style-name="ce4" office:value-type="string" calcext:value-type="string">
            <text:p>Noodles I gu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Ok_comma_have u prepare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74_conv:15348</text:p>
          </table:table-cell>
          <table:table-cell table:style-name="ce2" office:value-type="string" calcext:value-type="string">
            <text:p>proud</text:p>
          </table:table-cell>
          <table:table-cell table:style-name="ce4" office:value-type="string" calcext:value-type="string">
            <text:p>My brother graduated college from a prestigious school.</text:p>
          </table:table-cell>
          <table:table-cell table:style-name="ce2" office:value-type="float" office:value="361" calcext:value-type="float">
            <text:p>361</text:p>
          </table:table-cell>
          <table:table-cell table:style-name="ce4" office:value-type="string" calcext:value-type="string">
            <text:p>I can't believe he did it! I just went to my brother's graduation ceremony at Princet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Oh that's super excited! I'm sure you're really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Oh yeah_comma_ definitely! He put in a ton of work and it all paid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That's super great to hear! Well deserv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59_conv:13719</text:p>
          </table:table-cell>
          <table:table-cell table:style-name="ce2" office:value-type="string" calcext:value-type="string">
            <text:p>jealous</text:p>
          </table:table-cell>
          <table:table-cell table:style-name="ce4" office:value-type="string" calcext:value-type="string">
            <text:p>I can't believe my friend is getting married. I want to get married!</text:p>
          </table:table-cell>
          <table:table-cell table:style-name="ce2" office:value-type="float" office:value="27" calcext:value-type="float">
            <text:p>27</text:p>
          </table:table-cell>
          <table:table-cell table:style-name="ce4" office:value-type="string" calcext:value-type="string">
            <text:p>MY friend is getting married so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great! I hope their marriage goe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I get married fi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ell that may be difficult if you aren't married fir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14_conv:3828</text:p>
          </table:table-cell>
          <table:table-cell table:style-name="ce2" office:value-type="string" calcext:value-type="string">
            <text:p>guilty</text:p>
          </table:table-cell>
          <table:table-cell table:style-name="ce4" office:value-type="string" calcext:value-type="string">
            <text:p>I ordered a pizza from Domino's and it took forever to get to me. <text:s/>When it finally came I asked the delivery girl if it was supposed to be free because it took so long. <text:s/>She wasn't sure because this was literally her first day_comma_ but she didn't charge me. <text:s/>Later I went on their website and couldn't find any description of such a free-pizza policy and I felt terrible_comma_ wondering if the store was going to take the cost of the pizza out of this girl's paycheck.</text:p>
          </table:table-cell>
          <table:table-cell table:style-name="ce2" office:value-type="float" office:value="254" calcext:value-type="float">
            <text:p>254</text:p>
          </table:table-cell>
          <table:table-cell table:style-name="ce4" office:value-type="string" calcext:value-type="string">
            <text:p>I got a free pizza from Domino's but felt bad about how it happe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Free pizza is good! How did you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The pizza took forever to get delivered so I asked if it was free. <text:s/>The delivery girl_comma_ who was brand new_comma_ didn't know so she just didn't charg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Well_comma_ I like free pizza for sure. But I still felt a bit concerned that they might take the cost of it out of her payche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24_conv:12648</text:p>
          </table:table-cell>
          <table:table-cell table:style-name="ce2" office:value-type="string" calcext:value-type="string">
            <text:p>surprised</text:p>
          </table:table-cell>
          <table:table-cell table:style-name="ce4" office:value-type="string" calcext:value-type="string">
            <text:p>I won 100 dollars in the lottery. <text:s/>I am so shocked it happened.</text:p>
          </table:table-cell>
          <table:table-cell table:style-name="ce2" office:value-type="float" office:value="322" calcext:value-type="float">
            <text:p>322</text:p>
          </table:table-cell>
          <table:table-cell table:style-name="ce4" office:value-type="string" calcext:value-type="string">
            <text:p>I won 100 dollars in the lotte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as it on a scratch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am so shocked that I w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awesome! i need some of that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88_conv:14977</text:p>
          </table:table-cell>
          <table:table-cell table:style-name="ce2" office:value-type="string" calcext:value-type="string">
            <text:p>trusting</text:p>
          </table:table-cell>
          <table:table-cell table:style-name="ce4" office:value-type="string" calcext:value-type="string">
            <text:p>I think have faith in someone is important in life. I have that with my husband without a doubt.</text:p>
          </table:table-cell>
          <table:table-cell table:style-name="ce2" office:value-type="float" office:value="278" calcext:value-type="float">
            <text:p>278</text:p>
          </table:table-cell>
          <table:table-cell table:style-name="ce4" office:value-type="string" calcext:value-type="string">
            <text:p>I think that my husband and me have so much faith in each ot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s awesome to hear_comma_ a lot of people cheat on each other frequently and dont care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I know_comma_ I cant do that. I think it's very important to be honest in your love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believe so too _comma_ if people are gonna cheat why get married at 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5_conv:1831</text:p>
          </table:table-cell>
          <table:table-cell table:style-name="ce2" office:value-type="string" calcext:value-type="string">
            <text:p>anticipating</text:p>
          </table:table-cell>
          <table:table-cell table:style-name="ce4" office:value-type="string" calcext:value-type="string">
            <text:p>I can't wait for school to start in the fall.</text:p>
          </table:table-cell>
          <table:table-cell table:style-name="ce2" office:value-type="float" office:value="260" calcext:value-type="float">
            <text:p>260</text:p>
          </table:table-cell>
          <table:table-cell table:style-name="ce4" office:value-type="string" calcext:value-type="string">
            <text:p>I'm planning to return to college for engineering which should be c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That is such a brilliant idea_comma_ are you excit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Yeah_comma_ I have more years le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That's awesome_comma_ you'll thank yourself later down the road for making yourself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 hope to get a cool job_comma_ not sure what industry I want to be in_comma_ maybe cars or airplan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38_conv:6476</text:p>
          </table:table-cell>
          <table:table-cell table:style-name="ce2" office:value-type="string" calcext:value-type="string">
            <text:p>lonely</text:p>
          </table:table-cell>
          <table:table-cell table:style-name="ce4" office:value-type="string" calcext:value-type="string">
            <text:p>It can be hard to wake up sometimes when you live alone. It's like..Oh...yeah. You know?</text:p>
          </table:table-cell>
          <table:table-cell table:style-name="ce2" office:value-type="float" office:value="296" calcext:value-type="float">
            <text:p>296</text:p>
          </table:table-cell>
          <table:table-cell table:style-name="ce4" office:value-type="string" calcext:value-type="string">
            <text:p>It can be hard to wake up sometimes when you live al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can imagine that. I've never lived alone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ow really? I have before and now I am again. It's hard! You wake up and think..what is going on_comma_ where am I..Oh yea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en did you start living by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e past 2 weeks. It's a change. better then abuse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60_conv:2920</text:p>
          </table:table-cell>
          <table:table-cell table:style-name="ce2" office:value-type="string" calcext:value-type="string">
            <text:p>guilty</text:p>
          </table:table-cell>
          <table:table-cell table:style-name="ce4" office:value-type="string" calcext:value-type="string">
            <text:p>I can't believe I lied to my friend about being home the other day. I feel terrible</text:p>
          </table:table-cell>
          <table:table-cell table:style-name="ce2" office:value-type="float" office:value="262" calcext:value-type="float">
            <text:p>262</text:p>
          </table:table-cell>
          <table:table-cell table:style-name="ce4" office:value-type="string" calcext:value-type="string">
            <text:p>MY friend texted to come over the othe day and I lied and said I wasn't ho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Hope they don't find out. <text:s/>Were you just tired or some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he wanted to bring her kids too and I just wasn't feeling it. I feel terrible. I like her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Well_comma_ next time try telling her the truth_comma_ like _comma_ I am too tired right now_comma_ can we do it another day. and that way you won't feel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ah. That's what I should have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I'm sure she would understand if she is a good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he is. I'm going to invite her over tomorrow and c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I bet it will be a good dinner_comma_ since there is some guilt involved.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2_conv:24445</text:p>
          </table:table-cell>
          <table:table-cell table:style-name="ce2" office:value-type="string" calcext:value-type="string">
            <text:p>caring</text:p>
          </table:table-cell>
          <table:table-cell table:style-name="ce4" office:value-type="string" calcext:value-type="string">
            <text:p>I felt this way while caring for patients in the Emergency Room.</text:p>
          </table:table-cell>
          <table:table-cell table:style-name="ce2" office:value-type="float" office:value="123" calcext:value-type="float">
            <text:p>123</text:p>
          </table:table-cell>
          <table:table-cell table:style-name="ce4" office:value-type="string" calcext:value-type="string">
            <text:p>I really enjoyed caring for the patients in the emergency room at my previous jo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Are you a nu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That is awesome! My sister is a CNA now but in school to become a nurse. Have you worked in any other settings as a nu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09_conv:15818</text:p>
          </table:table-cell>
          <table:table-cell table:style-name="ce2" office:value-type="string" calcext:value-type="string">
            <text:p>impressed</text:p>
          </table:table-cell>
          <table:table-cell table:style-name="ce4" office:value-type="string" calcext:value-type="string">
            <text:p>I'm really inspired by this book I read. It speaks to my soul</text:p>
          </table:table-cell>
          <table:table-cell table:style-name="ce2" office:value-type="float" office:value="478" calcext:value-type="float">
            <text:p>478</text:p>
          </table:table-cell>
          <table:table-cell table:style-name="ce4" office:value-type="string" calcext:value-type="string">
            <text:p>I recently read a really good bock. It was so inspirining.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awesome_comma_ reading is my favorite past time as well. <text:s/>What b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Hitchhikers Guide to the Galaxy. Its such a great b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Oh I've read that_comma_ That is a really good book_comma_ I even enjoyed the movie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39_conv:7279</text:p>
          </table:table-cell>
          <table:table-cell table:style-name="ce2" office:value-type="string" calcext:value-type="string">
            <text:p>apprehensive</text:p>
          </table:table-cell>
          <table:table-cell table:style-name="ce4" office:value-type="string" calcext:value-type="string">
            <text:p>Going to the dentist</text:p>
          </table:table-cell>
          <table:table-cell table:style-name="ce2" office:value-type="float" office:value="462" calcext:value-type="float">
            <text:p>462</text:p>
          </table:table-cell>
          <table:table-cell table:style-name="ce4" office:value-type="string" calcext:value-type="string">
            <text:p>I have a dentist appointment tomorrow. I think I have a cavi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Oh no_comma_ I hate cavities. Are you brushing your teeth eVery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Yes_comma_ but I think I'm genetically hosed when it comes to teeth. I really hate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Dang_comma_ that sucks. I hope you can find a solution fo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03_conv:5007</text:p>
          </table:table-cell>
          <table:table-cell table:style-name="ce2" office:value-type="string" calcext:value-type="string">
            <text:p>angry</text:p>
          </table:table-cell>
          <table:table-cell table:style-name="ce4" office:value-type="string" calcext:value-type="string">
            <text:p><text:s/>I used to be afraid of the dark but now I am not so much_comma_ I had a nightlight for a long time</text:p>
          </table:table-cell>
          <table:table-cell table:style-name="ce2" office:value-type="float" office:value="10" calcext:value-type="float">
            <text:p>10</text:p>
          </table:table-cell>
          <table:table-cell table:style-name="ce4" office:value-type="string" calcext:value-type="string">
            <text:p>I got angry at my brother one time when he ruined a football game score that I had record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y did he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Because he was sad at the result I supp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uc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5_conv:1550</text:p>
          </table:table-cell>
          <table:table-cell table:style-name="ce2" office:value-type="string" calcext:value-type="string">
            <text:p>prepared</text:p>
          </table:table-cell>
          <table:table-cell table:style-name="ce4" office:value-type="string" calcext:value-type="string">
            <text:p>When hurricane Irma came towards the area where I live and I felt prepared. I had bought bottled water_comma_ and non perishable foods_comma_ and made sure I had gas for the grill. </text:p>
          </table:table-cell>
          <table:table-cell table:style-name="ce2" office:value-type="float" office:value="227" calcext:value-type="float">
            <text:p>227</text:p>
          </table:table-cell>
          <table:table-cell table:style-name="ce4" office:value-type="string" calcext:value-type="string">
            <text:p>I made sure to do everything I needed before Hurricane Irma hit my area. I bought bottled water and non perishable foods_comma_ I also made sure I had enough gas for my grill as we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Did you get any dam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My yard got really messy and my back porch screen ripped but that is small compared to half of those in my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could've been much worse. That'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97_conv:24194</text:p>
          </table:table-cell>
          <table:table-cell table:style-name="ce2" office:value-type="string" calcext:value-type="string">
            <text:p>trusting</text:p>
          </table:table-cell>
          <table:table-cell table:style-name="ce4" office:value-type="string" calcext:value-type="string">
            <text:p>My husband is going to be away in a business travel for a few day. <text:s/>I'm okey with that because I know he won't be unfaithful or do anything he shouln't while away.</text:p>
          </table:table-cell>
          <table:table-cell table:style-name="ce2" office:value-type="float" office:value="203" calcext:value-type="float">
            <text:p>203</text:p>
          </table:table-cell>
          <table:table-cell table:style-name="ce4" office:value-type="string" calcext:value-type="string">
            <text:p>My husband is going to be away in a business travel for a few day but I'm okey with th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ood_comma_ I am glad you can trust him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_comma_ that is <text:s/>because I know he won't be unfaithful or do anything he shouldn't while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awesome_comma_ I am glad you have that type of relationsh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74_conv:18549</text:p>
          </table:table-cell>
          <table:table-cell table:style-name="ce2" office:value-type="string" calcext:value-type="string">
            <text:p>surprised</text:p>
          </table:table-cell>
          <table:table-cell table:style-name="ce4" office:value-type="string" calcext:value-type="string">
            <text:p>My husband just shocked me with tickets to a Taylor Swift concert.</text:p>
          </table:table-cell>
          <table:table-cell table:style-name="ce2" office:value-type="float" office:value="147" calcext:value-type="float">
            <text:p>147</text:p>
          </table:table-cell>
          <table:table-cell table:style-name="ce4" office:value-type="string" calcext:value-type="string">
            <text:p>I am still shocked my husband bought tickets to the concer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hat concert is it? Are you excited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Super excited to see Taylor Swift! He knew I was a f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MY GOD_comma_ I'm so jealous_comma_ she isn't coming to my city this time. You're gonna have a grea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37_conv:11674</text:p>
          </table:table-cell>
          <table:table-cell table:style-name="ce2" office:value-type="string" calcext:value-type="string">
            <text:p>trusting</text:p>
          </table:table-cell>
          <table:table-cell table:style-name="ce4" office:value-type="string" calcext:value-type="string">
            <text:p>i shouldnt have trusted my brother with my dog!</text:p>
          </table:table-cell>
          <table:table-cell table:style-name="ce2" office:value-type="float" office:value="238" calcext:value-type="float">
            <text:p>238</text:p>
          </table:table-cell>
          <table:table-cell table:style-name="ce4" office:value-type="string" calcext:value-type="string">
            <text:p>i shouldnt have trusted my brother with my do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_comma_ is your dog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ont know he is still mi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r dog is found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3_conv:21746</text:p>
          </table:table-cell>
          <table:table-cell table:style-name="ce2" office:value-type="string" calcext:value-type="string">
            <text:p>sentimental</text:p>
          </table:table-cell>
          <table:table-cell table:style-name="ce4" office:value-type="string" calcext:value-type="string">
            <text:p>Cleaning out the closet I often find things that remind me of when all the girls were little.</text:p>
          </table:table-cell>
          <table:table-cell table:style-name="ce2" office:value-type="float" office:value="778" calcext:value-type="float">
            <text:p>778</text:p>
          </table:table-cell>
          <table:table-cell table:style-name="ce4" office:value-type="string" calcext:value-type="string">
            <text:p>While cleaning out our closets_comma_ I always find some old item that reminds me how little the girls used to be. <text:s/>Last time it was a cute pair of jeans in toddler sizing we saved to make "jean purses" out of someday. <text:s/>My kid is 14 this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aww. I understand you. That feeling is pricel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8" calcext:value-type="float">
            <text:p>778</text:p>
          </table:table-cell>
          <table:table-cell table:style-name="ce4" office:value-type="string" calcext:value-type="string">
            <text:p>It definitely triggers some emotions! <text:s/>Then I'm torn between keeping it a little longer or finally purg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It's alright to feel such sentiments budd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07_conv:8015</text:p>
          </table:table-cell>
          <table:table-cell table:style-name="ce2" office:value-type="string" calcext:value-type="string">
            <text:p>lonely</text:p>
          </table:table-cell>
          <table:table-cell table:style-name="ce4" office:value-type="string" calcext:value-type="string">
            <text:p>I miss my childhood. </text:p>
          </table:table-cell>
          <table:table-cell table:style-name="ce2" office:value-type="float" office:value="478" calcext:value-type="float">
            <text:p>478</text:p>
          </table:table-cell>
          <table:table-cell table:style-name="ce4" office:value-type="string" calcext:value-type="string">
            <text:p>I'm really said. I'm missing my youthful vigor.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our youthful vigor? You think you're too old now? You're only too old if you allow yourself to be. My girlfriend's 90-year-old grandfather was a full-of-life WWII vet who lit up the room when he came in. Of course_comma_ you're not as physically active_comma_ but you have to learn to utilize your life in different w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_comma_ I just don't have the energy I need to do things I want t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_comma_ maybe it's an opportunity for introspection. For you to take time out of your day to think about what you need and want_comma_ and what are the best ways to achieve that. Maybe you need a better diet_comma_ or sleep schedule_comma_ or meditation_comma_ or an exercise routine. Sometimes you have to spend energy to feel energized. It's a slow process in the beginning_comma_ but it can be life-chang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13_conv:21026</text:p>
          </table:table-cell>
          <table:table-cell table:style-name="ce2" office:value-type="string" calcext:value-type="string">
            <text:p>proud</text:p>
          </table:table-cell>
          <table:table-cell table:style-name="ce4" office:value-type="string" calcext:value-type="string">
            <text:p>I've been working really hard with my son to learn his ABCs. He is only 3 so I know he has a ways to go. Last night I noticed he was singing a song when I was making dinner and he was saying all the ABCs!</text:p>
          </table:table-cell>
          <table:table-cell table:style-name="ce2" office:value-type="float" office:value="435" calcext:value-type="float">
            <text:p>435</text:p>
          </table:table-cell>
          <table:table-cell table:style-name="ce4" office:value-type="string" calcext:value-type="string">
            <text:p>My son is 3 and we've been working on his ABCs latel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9" calcext:value-type="float">
            <text:p>609</text:p>
          </table:table-cell>
          <table:table-cell table:style-name="ce4" office:value-type="string" calcext:value-type="string">
            <text:p>What an exciting time! How's he doing with it so f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ell I didn't think he was really grasping it_comma_ but last night I heard him singing a song and it was all his ABC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9" calcext:value-type="float">
            <text:p>609</text:p>
          </table:table-cell>
          <table:table-cell table:style-name="ce4" office:value-type="string" calcext:value-type="string">
            <text:p>That's awesome! I guess practice does make perfec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71_conv:23142</text:p>
          </table:table-cell>
          <table:table-cell table:style-name="ce2" office:value-type="string" calcext:value-type="string">
            <text:p>nostalgic</text:p>
          </table:table-cell>
          <table:table-cell table:style-name="ce4" office:value-type="string" calcext:value-type="string">
            <text:p>I went back to my neighborhood where i grew up to say hi to old friends and it was surreal.</text:p>
          </table:table-cell>
          <table:table-cell table:style-name="ce2" office:value-type="float" office:value="748" calcext:value-type="float">
            <text:p>748</text:p>
          </table:table-cell>
          <table:table-cell table:style-name="ce4" office:value-type="string" calcext:value-type="string">
            <text:p>I went back to my old neighborhood to see friends and it was a crazy feel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Was it a good feeling or a bad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A good one. I missed the old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do too. Being a kid was so ea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s not realizing how cruel humanity is was very peace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Also not having a ton of responsibilit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up! I don't want my children to lose that anytime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ah I completely understan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57_conv:6515</text:p>
          </table:table-cell>
          <table:table-cell table:style-name="ce2" office:value-type="string" calcext:value-type="string">
            <text:p>ashamed</text:p>
          </table:table-cell>
          <table:table-cell table:style-name="ce4" office:value-type="string" calcext:value-type="string">
            <text:p>I bought snacks for the kids lunches and I have eaten half of them. Thats so bad</text:p>
          </table:table-cell>
          <table:table-cell table:style-name="ce2" office:value-type="float" office:value="262" calcext:value-type="float">
            <text:p>262</text:p>
          </table:table-cell>
          <table:table-cell table:style-name="ce4" office:value-type="string" calcext:value-type="string">
            <text:p>I bought lots of snacks for the kids lunches this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that was good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not really. Ive eaten about half of them. I feel terrib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haha i know that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I shoudve have. Next time I will buy snacks I dont l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a good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04_conv:16208</text:p>
          </table:table-cell>
          <table:table-cell table:style-name="ce2" office:value-type="string" calcext:value-type="string">
            <text:p>devastated</text:p>
          </table:table-cell>
          <table:table-cell table:style-name="ce4" office:value-type="string" calcext:value-type="string">
            <text:p>Last year_comma_ heavy rainfall caused my basement to flood. I lost all of my childhood photos as well as many irreplaceable things from my past.</text:p>
          </table:table-cell>
          <table:table-cell table:style-name="ce2" office:value-type="float" office:value="340" calcext:value-type="float">
            <text:p>340</text:p>
          </table:table-cell>
          <table:table-cell table:style-name="ce4" office:value-type="string" calcext:value-type="string">
            <text:p>Last year_comma_ during the spring_comma_ extremely heavy rainfall caused our basement to become flood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man! I have been there_comma_ I hope you didn't have anything special dow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lost all of my childhood photos and many of my childhood toys and things I had saved_comma_ my bible from my late grandmother being one of the ite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lord_comma_ i am so sorry! I have been there_comma_ that is h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11_conv:19223</text:p>
          </table:table-cell>
          <table:table-cell table:style-name="ce2" office:value-type="string" calcext:value-type="string">
            <text:p>disgusted</text:p>
          </table:table-cell>
          <table:table-cell table:style-name="ce4" office:value-type="string" calcext:value-type="string">
            <text:p>what i saw online today</text:p>
          </table:table-cell>
          <table:table-cell table:style-name="ce2" office:value-type="float" office:value="568" calcext:value-type="float">
            <text:p>568</text:p>
          </table:table-cell>
          <table:table-cell table:style-name="ce4" office:value-type="string" calcext:value-type="string">
            <text:p>i was just like the usual_comma_ working on my website_comma_ and then i saw a disgusting advert which was about socie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Dont put too much weight into those advertisements. Sometimes they are just there to get a rise out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yeah_comma_ but i wish it wasn't like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know that feeling. Sometimes they can really get under your sk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21_conv:7642</text:p>
          </table:table-cell>
          <table:table-cell table:style-name="ce2" office:value-type="string" calcext:value-type="string">
            <text:p>joyful</text:p>
          </table:table-cell>
          <table:table-cell table:style-name="ce4" office:value-type="string" calcext:value-type="string">
            <text:p>I was pretty happy when I graduated high school. I felt like I completed something</text:p>
          </table:table-cell>
          <table:table-cell table:style-name="ce2" office:value-type="float" office:value="126" calcext:value-type="float">
            <text:p>126</text:p>
          </table:table-cell>
          <table:table-cell table:style-name="ce4" office:value-type="string" calcext:value-type="string">
            <text:p>I was happy when I graduated high school. I felt like I completed someth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9" calcext:value-type="float">
            <text:p>299</text:p>
          </table:table-cell>
          <table:table-cell table:style-name="ce4" office:value-type="string" calcext:value-type="string">
            <text:p>Me too! It seems like such a huge accomplishment at the time_comma_ doesn'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really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9" calcext:value-type="float">
            <text:p>299</text:p>
          </table:table-cell>
          <table:table-cell table:style-name="ce4" office:value-type="string" calcext:value-type="string">
            <text:p>Do you have fond memories of school or were you glad to be d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21_conv:6642</text:p>
          </table:table-cell>
          <table:table-cell table:style-name="ce2" office:value-type="string" calcext:value-type="string">
            <text:p>confident</text:p>
          </table:table-cell>
          <table:table-cell table:style-name="ce4" office:value-type="string" calcext:value-type="string">
            <text:p>I know I will be a judge when I am older.</text:p>
          </table:table-cell>
          <table:table-cell table:style-name="ce2" office:value-type="float" office:value="4" calcext:value-type="float">
            <text:p>4</text:p>
          </table:table-cell>
          <table:table-cell table:style-name="ce4" office:value-type="string" calcext:value-type="string">
            <text:p>I know I will be a judge when I am old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thats a very big posi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and maybe one day I will be on the Supreme Co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dang thats shooting hi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1_conv:2382</text:p>
          </table:table-cell>
          <table:table-cell table:style-name="ce2" office:value-type="string" calcext:value-type="string">
            <text:p>devastated</text:p>
          </table:table-cell>
          <table:table-cell table:style-name="ce4" office:value-type="string" calcext:value-type="string">
            <text:p>Me and my sister were yelling at each other then my brother came up to us. He ended up telling us he found grandma dead on her bed downstairs.</text:p>
          </table:table-cell>
          <table:table-cell table:style-name="ce2" office:value-type="float" office:value="68" calcext:value-type="float">
            <text:p>68</text:p>
          </table:table-cell>
          <table:table-cell table:style-name="ce4" office:value-type="string" calcext:value-type="string">
            <text:p>A long time ago i had a argument with my sist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it get resol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Not really because our big brother came up to us to just tell us our grandma is dead downstai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that sucks_comma_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Yeah but it also shut us up h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50_conv:23300</text:p>
          </table:table-cell>
          <table:table-cell table:style-name="ce2" office:value-type="string" calcext:value-type="string">
            <text:p>sentimental</text:p>
          </table:table-cell>
          <table:table-cell table:style-name="ce4" office:value-type="string" calcext:value-type="string">
            <text:p>seeing my son grow up is bittersweet! i want him to be little forever but its so awesome to see him grow!</text:p>
          </table:table-cell>
          <table:table-cell table:style-name="ce2" office:value-type="float" office:value="524" calcext:value-type="float">
            <text:p>524</text:p>
          </table:table-cell>
          <table:table-cell table:style-name="ce4" office:value-type="string" calcext:value-type="string">
            <text:p>my son is growing up so fast_comma_ its bittersweet i miss my boy being litt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They are so cute when they are toddler. How old he i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he is about to be 2 and is getting to be a handful l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Gre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02_conv:24604</text:p>
          </table:table-cell>
          <table:table-cell table:style-name="ce2" office:value-type="string" calcext:value-type="string">
            <text:p>sentimental</text:p>
          </table:table-cell>
          <table:table-cell table:style-name="ce4" office:value-type="string" calcext:value-type="string">
            <text:p>My brother got hurt badly and i felt so heartfelt for him.</text:p>
          </table:table-cell>
          <table:table-cell table:style-name="ce2" office:value-type="float" office:value="748" calcext:value-type="float">
            <text:p>748</text:p>
          </table:table-cell>
          <table:table-cell table:style-name="ce4" office:value-type="string" calcext:value-type="string">
            <text:p>My brother was hurt the other day and i felt so b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How did he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e fell down and busted his head open. My life kind of changed. I felt so much care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That happened to me a few weeks ago. I was severely dehydrated and I fainted. I hit the ground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no! 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I am now. Had to get stitched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79_conv:3359</text:p>
          </table:table-cell>
          <table:table-cell table:style-name="ce2" office:value-type="string" calcext:value-type="string">
            <text:p>impressed</text:p>
          </table:table-cell>
          <table:table-cell table:style-name="ce4" office:value-type="string" calcext:value-type="string">
            <text:p>I watched my friend do a really cool backflip!</text:p>
          </table:table-cell>
          <table:table-cell table:style-name="ce2" office:value-type="float" office:value="259" calcext:value-type="float">
            <text:p>259</text:p>
          </table:table-cell>
          <table:table-cell table:style-name="ce4" office:value-type="string" calcext:value-type="string">
            <text:p>I was so happy to watch my friend do a backfli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ve always been too scared to do a backflip. I always worry I'm going to break my neck or something. Did it take him a long time to get it right?And did he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think he just took gymnastics classes. He luckily did not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_comma_ that makes sense. And I'm glad to hear that. I always worry about that sort of thing. You ever think about trying to do it netx?</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1_conv:722</text:p>
          </table:table-cell>
          <table:table-cell table:style-name="ce2" office:value-type="string" calcext:value-type="string">
            <text:p>joyful</text:p>
          </table:table-cell>
          <table:table-cell table:style-name="ce4" office:value-type="string" calcext:value-type="string">
            <text:p>My dogs passed away 2 years ago. My family adopted me one this past weekend on my birthday.</text:p>
          </table:table-cell>
          <table:table-cell table:style-name="ce2" office:value-type="float" office:value="1" calcext:value-type="float">
            <text:p>1</text:p>
          </table:table-cell>
          <table:table-cell table:style-name="ce4" office:value-type="string" calcext:value-type="string">
            <text:p>My dogs passed away 2 years ago. My family adopted me one this past weekend on my birth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Sorry to hear about your other ones...What breed is the new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nk you. She's a jack russel and very spun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Haha nice never a dull moment I b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52_conv:7504</text:p>
          </table:table-cell>
          <table:table-cell table:style-name="ce2" office:value-type="string" calcext:value-type="string">
            <text:p>sad</text:p>
          </table:table-cell>
          <table:table-cell table:style-name="ce4" office:value-type="string" calcext:value-type="string">
            <text:p>My pet turtle died the other day. I will miss Petey so much. We were best friends!</text:p>
          </table:table-cell>
          <table:table-cell table:style-name="ce2" office:value-type="float" office:value="139" calcext:value-type="float">
            <text:p>139</text:p>
          </table:table-cell>
          <table:table-cell table:style-name="ce4" office:value-type="string" calcext:value-type="string">
            <text:p>I was devastated when my pet turtle died. Me and Petey were best friend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Oh I'm sorry to hear that_comma_ were you thinking of buying another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No_comma_ nothing can replace good old Petey. I will mourn him every day and reminisce about the good times we h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ell I'm glad you have good memories to remember him b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66_conv:12932</text:p>
          </table:table-cell>
          <table:table-cell table:style-name="ce2" office:value-type="string" calcext:value-type="string">
            <text:p>angry</text:p>
          </table:table-cell>
          <table:table-cell table:style-name="ce4" office:value-type="string" calcext:value-type="string">
            <text:p>People let their kids run aroud in supermarkets at teh weekend</text:p>
          </table:table-cell>
          <table:table-cell table:style-name="ce2" office:value-type="float" office:value="196" calcext:value-type="float">
            <text:p>196</text:p>
          </table:table-cell>
          <table:table-cell table:style-name="ce4" office:value-type="string" calcext:value-type="string">
            <text:p>I get ridiculously angry when people fail to control their children in busy plac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man!! tell me about it. that is the thing i hate the most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Especially in supermarkets or busy shops. I want to shout a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dont blame you.i also feel like telling them something. but i hold my tong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74_conv:10349</text:p>
          </table:table-cell>
          <table:table-cell table:style-name="ce2" office:value-type="string" calcext:value-type="string">
            <text:p>surprised</text:p>
          </table:table-cell>
          <table:table-cell table:style-name="ce4" office:value-type="string" calcext:value-type="string">
            <text:p>My friends put together the best party for my graduation.</text:p>
          </table:table-cell>
          <table:table-cell table:style-name="ce2" office:value-type="float" office:value="123" calcext:value-type="float">
            <text:p>123</text:p>
          </table:table-cell>
          <table:table-cell table:style-name="ce4" office:value-type="string" calcext:value-type="string">
            <text:p>My friends put together the best party for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was nice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t was_comma_ I was so thankful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you w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22_conv:8645</text:p>
          </table:table-cell>
          <table:table-cell table:style-name="ce2" office:value-type="string" calcext:value-type="string">
            <text:p>jealous</text:p>
          </table:table-cell>
          <table:table-cell table:style-name="ce4" office:value-type="string" calcext:value-type="string">
            <text:p>Nephew caught a big fish</text:p>
          </table:table-cell>
          <table:table-cell table:style-name="ce2" office:value-type="float" office:value="389" calcext:value-type="float">
            <text:p>389</text:p>
          </table:table-cell>
          <table:table-cell table:style-name="ce4" office:value-type="string" calcext:value-type="string">
            <text:p>My nephew caught a huge bass this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cool_comma_ did you teach him how to fi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 lol. <text:s/>He's actually better at it than I am! <text:s/>I didn't catch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m sure he didn't let you hear the end of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aha. <text:s/>I doubt he ever will! <text:s/>That tu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67_conv:21134</text:p>
          </table:table-cell>
          <table:table-cell table:style-name="ce2" office:value-type="string" calcext:value-type="string">
            <text:p>trusting</text:p>
          </table:table-cell>
          <table:table-cell table:style-name="ce4" office:value-type="string" calcext:value-type="string">
            <text:p>I have given someone I did not know who was done on their luck some money for food. </text:p>
          </table:table-cell>
          <table:table-cell table:style-name="ce2" office:value-type="float" office:value="647" calcext:value-type="float">
            <text:p>647</text:p>
          </table:table-cell>
          <table:table-cell table:style-name="ce4" office:value-type="string" calcext:value-type="string">
            <text:p>I have given someone I did not know who was done on their luck some money for f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0" calcext:value-type="float">
            <text:p>740</text:p>
          </table:table-cell>
          <table:table-cell table:style-name="ce4" office:value-type="string" calcext:value-type="string">
            <text:p>That's so awesome! Did they come back and say someth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7" calcext:value-type="float">
            <text:p>647</text:p>
          </table:table-cell>
          <table:table-cell table:style-name="ce4" office:value-type="string" calcext:value-type="string">
            <text:p>Yes_comma_ they were grateful_comma_ saying how nice and blessed they felt. Some people would think people like that would take the money and run. I do not think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0" calcext:value-type="float">
            <text:p>740</text:p>
          </table:table-cell>
          <table:table-cell table:style-name="ce4" office:value-type="string" calcext:value-type="string">
            <text:p>I don't either. It's crazy how things like that happen in the most perfect of times_comma_ too. You didn't know he was down on his luck_comma_ but out of the goodness of your heart_comma_ you gave him money regardles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90_conv:13381</text:p>
          </table:table-cell>
          <table:table-cell table:style-name="ce2" office:value-type="string" calcext:value-type="string">
            <text:p>sad</text:p>
          </table:table-cell>
          <table:table-cell table:style-name="ce4" office:value-type="string" calcext:value-type="string">
            <text:p>I can't believeI will be moving away soon. I will mis the city life</text:p>
          </table:table-cell>
          <table:table-cell table:style-name="ce2" office:value-type="float" office:value="262" calcext:value-type="float">
            <text:p>262</text:p>
          </table:table-cell>
          <table:table-cell table:style-name="ce4" office:value-type="string" calcext:value-type="string">
            <text:p>I a moving out of the city so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re you happy or sad about mo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both. I will miss the nightlife_comma_ but I have to raise a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Well_comma_ I hope you have a good experience in your new city and raise an amazing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e too! good luck with sch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60_conv:18721</text:p>
          </table:table-cell>
          <table:table-cell table:style-name="ce2" office:value-type="string" calcext:value-type="string">
            <text:p>devastated</text:p>
          </table:table-cell>
          <table:table-cell table:style-name="ce4" office:value-type="string" calcext:value-type="string">
            <text:p>My brother died_comma_ my heart is in pieces.</text:p>
          </table:table-cell>
          <table:table-cell table:style-name="ce2" office:value-type="float" office:value="4" calcext:value-type="float">
            <text:p>4</text:p>
          </table:table-cell>
          <table:table-cell table:style-name="ce4" office:value-type="string" calcext:value-type="string">
            <text:p>My brother died_comma_ my heart is in piec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Aww.. I am so sorry for your loss. It is so hard to lose our loved on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he was my only br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t sometimes helps to remember the good times you had together.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42_conv:19084</text:p>
          </table:table-cell>
          <table:table-cell table:style-name="ce2" office:value-type="string" calcext:value-type="string">
            <text:p>guilty</text:p>
          </table:table-cell>
          <table:table-cell table:style-name="ce4" office:value-type="string" calcext:value-type="string">
            <text:p>I ate like a whole cake last night! It was so good I couldn't stop eating it </text:p>
          </table:table-cell>
          <table:table-cell table:style-name="ce2" office:value-type="float" office:value="313" calcext:value-type="float">
            <text:p>313</text:p>
          </table:table-cell>
          <table:table-cell table:style-name="ce4" office:value-type="string" calcext:value-type="string">
            <text:p>I ate an entire cake last night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hat did i tell you about doing that. It was a chocolate cake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t was! I just couldn't stop! It was so good that I just had to keep eat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Ok_comma_ at least it was the right kind of cake you liked. But still not a good 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26_conv:14253</text:p>
          </table:table-cell>
          <table:table-cell table:style-name="ce2" office:value-type="string" calcext:value-type="string">
            <text:p>apprehensive</text:p>
          </table:table-cell>
          <table:table-cell table:style-name="ce4" office:value-type="string" calcext:value-type="string">
            <text:p>I am nervous about an interview I have this week</text:p>
          </table:table-cell>
          <table:table-cell table:style-name="ce2" office:value-type="float" office:value="196" calcext:value-type="float">
            <text:p>196</text:p>
          </table:table-cell>
          <table:table-cell table:style-name="ce4" office:value-type="string" calcext:value-type="string">
            <text:p>I have an interview next week and I am nervous abou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m sure you're gonna nail it! <text:s text:c="2"/>What is the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s in a call cen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ave you worked in one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s - lots of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Cool. <text:s/>So you have some good experience. <text:s/>I'd say this new job is yours! <text:s/>Good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anks. Fingers cro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ou're welcome my friend. <text:s text:c="2"/>It's their loss if they don't hir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18_conv:3437</text:p>
          </table:table-cell>
          <table:table-cell table:style-name="ce2" office:value-type="string" calcext:value-type="string">
            <text:p>embarrassed</text:p>
          </table:table-cell>
          <table:table-cell table:style-name="ce4" office:value-type="string" calcext:value-type="string">
            <text:p>I paid $1 less on my light bill than I was supposed to and my lights were disconnected. I feel so dumb</text:p>
          </table:table-cell>
          <table:table-cell table:style-name="ce2" office:value-type="float" office:value="262" calcext:value-type="float">
            <text:p>262</text:p>
          </table:table-cell>
          <table:table-cell table:style-name="ce4" office:value-type="string" calcext:value-type="string">
            <text:p>My lights were disconnected the other day. The reason was so embarass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no! <text:s/>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s supposed to pay 147 and I only paid 146. Stupi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really ridiculous that they shut it off over just $1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s. And I had to go all the way down to the office to pay. Couldnt even pay over the phone. And Im goin to have to pay an extra 40 next month. sm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23_conv:23647</text:p>
          </table:table-cell>
          <table:table-cell table:style-name="ce2" office:value-type="string" calcext:value-type="string">
            <text:p>angry</text:p>
          </table:table-cell>
          <table:table-cell table:style-name="ce4" office:value-type="string" calcext:value-type="string">
            <text:p>Someone threw away my lunch at work today. <text:s/>I was so upset someone did that.</text:p>
          </table:table-cell>
          <table:table-cell table:style-name="ce2" office:value-type="float" office:value="322" calcext:value-type="float">
            <text:p>322</text:p>
          </table:table-cell>
          <table:table-cell table:style-name="ce4" office:value-type="string" calcext:value-type="string">
            <text:p>Someone threw away my lunch at work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ey didn't even eat it! How dare th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know right! <text:s/>I was so upset someone would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Did you find out who di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37_conv:17874</text:p>
          </table:table-cell>
          <table:table-cell table:style-name="ce2" office:value-type="string" calcext:value-type="string">
            <text:p>disappointed</text:p>
          </table:table-cell>
          <table:table-cell table:style-name="ce4" office:value-type="string" calcext:value-type="string">
            <text:p>A friend was supposed to meet me for lunch. <text:s/>He ended up not showing</text:p>
          </table:table-cell>
          <table:table-cell table:style-name="ce2" office:value-type="float" office:value="111" calcext:value-type="float">
            <text:p>111</text:p>
          </table:table-cell>
          <table:table-cell table:style-name="ce4" office:value-type="string" calcext:value-type="string">
            <text:p>A friend was supposed to meet me for lunch_comma_ but didn't sh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sure they had a good exc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e said he was busy with work_comma_ so I suppos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I see. Hopefully its just that one time where he couldnt get to his phone to let you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22_conv:14845</text:p>
          </table:table-cell>
          <table:table-cell table:style-name="ce2" office:value-type="string" calcext:value-type="string">
            <text:p>caring</text:p>
          </table:table-cell>
          <table:table-cell table:style-name="ce4" office:value-type="string" calcext:value-type="string">
            <text:p>My father in law was diagnosed with pancreatic cancer. <text:s/>I tried to help take care of him_comma_ but we did have to bring in hospice. <text:s/>They are some amazing people.</text:p>
          </table:table-cell>
          <table:table-cell table:style-name="ce2" office:value-type="float" office:value="56" calcext:value-type="float">
            <text:p>56</text:p>
          </table:table-cell>
          <table:table-cell table:style-name="ce4" office:value-type="string" calcext:value-type="string">
            <text:p>My father in law was diagnosed with pancreatic cancer and I tried to help take care of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I am sure he appreciates you being there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_comma_ I tried but it was really hard - we had to bring hospice in. <text:s/>The people that work for hospice are some amazing help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good he has such good c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21_conv:22643</text:p>
          </table:table-cell>
          <table:table-cell table:style-name="ce2" office:value-type="string" calcext:value-type="string">
            <text:p>sad</text:p>
          </table:table-cell>
          <table:table-cell table:style-name="ce4" office:value-type="string" calcext:value-type="string">
            <text:p>I'm trying to transition my dog into not sleeping in my room. <text:s/>The other night he tried following me in and kept scratching at the door. <text:s/>I know he just wanted to be by me.</text:p>
          </table:table-cell>
          <table:table-cell table:style-name="ce2" office:value-type="float" office:value="318" calcext:value-type="float">
            <text:p>318</text:p>
          </table:table-cell>
          <table:table-cell table:style-name="ce4" office:value-type="string" calcext:value-type="string">
            <text:p>I'm trying to transition my dog into not sleeping in my room. <text:s/>I know he wants to be by me and I can hear him whining and scratching at the door some nigh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at must be hard to do_comma_ he wants to be beside you. He is going to miss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know. <text:s/>It's tough to hear but he needs to be a little more independent and sleep in his own be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he needs to so you would have to ignore him at nigh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9_conv:8099</text:p>
          </table:table-cell>
          <table:table-cell table:style-name="ce2" office:value-type="string" calcext:value-type="string">
            <text:p>impressed</text:p>
          </table:table-cell>
          <table:table-cell table:style-name="ce4" office:value-type="string" calcext:value-type="string">
            <text:p>My roommate passed his driver license test the first time he took it. He did not have much experience driving</text:p>
          </table:table-cell>
          <table:table-cell table:style-name="ce2" office:value-type="float" office:value="155" calcext:value-type="float">
            <text:p>155</text:p>
          </table:table-cell>
          <table:table-cell table:style-name="ce4" office:value-type="string" calcext:value-type="string">
            <text:p>My roommate just passed his driving license test. I was not expecting him to pass it the first time he takes it. But he did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Wow good for him. Now he can drive you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Now he is planning on getting his own car. He is now all over craigslist searching for used c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He is moving forward pretty fast. But that means you can ride with him that much soon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2_conv:12484</text:p>
          </table:table-cell>
          <table:table-cell table:style-name="ce2" office:value-type="string" calcext:value-type="string">
            <text:p>apprehensive</text:p>
          </table:table-cell>
          <table:table-cell table:style-name="ce4" office:value-type="string" calcext:value-type="string">
            <text:p>I am feeling quite a lot of trepidation about the weekend coming up. It might involve seeing someone I am kind of involved with and I am not ready to see them again.</text:p>
          </table:table-cell>
          <table:table-cell table:style-name="ce2" office:value-type="float" office:value="296" calcext:value-type="float">
            <text:p>296</text:p>
          </table:table-cell>
          <table:table-cell table:style-name="ce4" office:value-type="string" calcext:value-type="string">
            <text:p>I am feeling quite a lot of trepidation about the weekend coming u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hy whats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might involve seeing someone I am kind of involved with and I am not ready to see them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hh thats not good! hopefully it works ou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0_conv:18020</text:p>
          </table:table-cell>
          <table:table-cell table:style-name="ce2" office:value-type="string" calcext:value-type="string">
            <text:p>grateful</text:p>
          </table:table-cell>
          <table:table-cell table:style-name="ce4" office:value-type="string" calcext:value-type="string">
            <text:p>Today I was getting coffee and the person in front of me paid for my drink. I couldn't believe people would be so nice_comma_ I was so thankful because money has been tight. </text:p>
          </table:table-cell>
          <table:table-cell table:style-name="ce2" office:value-type="float" office:value="387" calcext:value-type="float">
            <text:p>387</text:p>
          </table:table-cell>
          <table:table-cell table:style-name="ce4" office:value-type="string" calcext:value-type="string">
            <text:p>Today I was getting coffee and the person in front of me paid for my drink. I couldn't believe people would be so nice_comma_ I was so thankful because money has been t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How thoughtful. <text:s/>Now you have to pay it forward_comma_ as the saying go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 will_comma_ you never know when someone else is in ne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Kindness is infect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is_comma_ I have been so blessed in my lif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4_conv:649</text:p>
          </table:table-cell>
          <table:table-cell table:style-name="ce2" office:value-type="string" calcext:value-type="string">
            <text:p>apprehensive</text:p>
          </table:table-cell>
          <table:table-cell table:style-name="ce4" office:value-type="string" calcext:value-type="string">
            <text:p>We need a new roof and it seems like so many roofers have good and bad reviews. Trying to find one we can trust has been hard. </text:p>
          </table:table-cell>
          <table:table-cell table:style-name="ce2" office:value-type="float" office:value="61" calcext:value-type="float">
            <text:p>61</text:p>
          </table:table-cell>
          <table:table-cell table:style-name="ce4" office:value-type="string" calcext:value-type="string">
            <text:p>We had a hail storm about a month ago. It ruined our roof so we are trying to find a good roofing company to replace it.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anyone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 calcext:value-type="float">
            <text:p>61</text:p>
          </table:table-cell>
          <table:table-cell table:style-name="ce4" office:value-type="string" calcext:value-type="string">
            <text:p>No_comma_ thank goodness. Just a lot of car and property damage in the are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good_comma_ as long as no one got hu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5_conv:22350</text:p>
          </table:table-cell>
          <table:table-cell table:style-name="ce2" office:value-type="string" calcext:value-type="string">
            <text:p>sentimental</text:p>
          </table:table-cell>
          <table:table-cell table:style-name="ce4" office:value-type="string" calcext:value-type="string">
            <text:p>My grandmother dies recently. Every time I think about how our time was spent together_comma_ I am sentimental about the past.</text:p>
          </table:table-cell>
          <table:table-cell table:style-name="ce2" office:value-type="float" office:value="805" calcext:value-type="float">
            <text:p>805</text:p>
          </table:table-cell>
          <table:table-cell table:style-name="ce4" office:value-type="string" calcext:value-type="string">
            <text:p>Lately_comma_ I've been thinking a lot about my grandmother. She passed away recent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0" calcext:value-type="float">
            <text:p>810</text:p>
          </table:table-cell>
          <table:table-cell table:style-name="ce4" office:value-type="string" calcext:value-type="string">
            <text:p>I'm sorry for your l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Thank you. I tend to get a bit sentimental when I think about how she was when I was a kid. She was always baking and including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0" calcext:value-type="float">
            <text:p>810</text:p>
          </table:table-cell>
          <table:table-cell table:style-name="ce4" office:value-type="string" calcext:value-type="string">
            <text:p>She sounds really wonderfu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8_conv:4457</text:p>
          </table:table-cell>
          <table:table-cell table:style-name="ce2" office:value-type="string" calcext:value-type="string">
            <text:p>sad</text:p>
          </table:table-cell>
          <table:table-cell table:style-name="ce4" office:value-type="string" calcext:value-type="string">
            <text:p>when my mother passed away </text:p>
          </table:table-cell>
          <table:table-cell table:style-name="ce2" office:value-type="float" office:value="11" calcext:value-type="float">
            <text:p>11</text:p>
          </table:table-cell>
          <table:table-cell table:style-name="ce4" office:value-type="string" calcext:value-type="string">
            <text:p>A few weeks ago it was the anniversary of my mothers death and it never gets any easier.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sucks_comma_ I love my mom so much I can't imagine her being d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am sure you already do but just spoil her a lot and always let her know you care! I wish I had more time to do all of those things for 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will def do that_comma_ I need to be more grateful for while she is alive. Thank you fo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30_conv:3461</text:p>
          </table:table-cell>
          <table:table-cell table:style-name="ce2" office:value-type="string" calcext:value-type="string">
            <text:p>excited</text:p>
          </table:table-cell>
          <table:table-cell table:style-name="ce4" office:value-type="string" calcext:value-type="string">
            <text:p>I can't wait to go on vacation!</text:p>
          </table:table-cell>
          <table:table-cell table:style-name="ce2" office:value-type="float" office:value="267" calcext:value-type="float">
            <text:p>267</text:p>
          </table:table-cell>
          <table:table-cell table:style-name="ce4" office:value-type="float" office:value="5" calcext:value-type="float">
            <text:p>5</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What does that mean exac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Sorry! <text:s/>I can't wait to go on va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uld love a vac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54_conv:22709</text:p>
          </table:table-cell>
          <table:table-cell table:style-name="ce2" office:value-type="string" calcext:value-type="string">
            <text:p>anticipating</text:p>
          </table:table-cell>
          <table:table-cell table:style-name="ce4" office:value-type="string" calcext:value-type="string">
            <text:p>In the months before my move across the country _comma_ it was all I could think about and the days felt so short.</text:p>
          </table:table-cell>
          <table:table-cell table:style-name="ce2" office:value-type="float" office:value="814" calcext:value-type="float">
            <text:p>814</text:p>
          </table:table-cell>
          <table:table-cell table:style-name="ce4" office:value-type="string" calcext:value-type="string">
            <text:p>Man on the months before my move across country_comma_ Time seemed to go so sl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cross country_comma_ thats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t was_comma_ It was all I could think about_comma_ now I am here and It was worth the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m sure it is_comma_ this is when you put all your hard work into p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Always go for the go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p_comma_ keep your eye on the priz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2_conv:1625</text:p>
          </table:table-cell>
          <table:table-cell table:style-name="ce2" office:value-type="string" calcext:value-type="string">
            <text:p>disgusted</text:p>
          </table:table-cell>
          <table:table-cell table:style-name="ce4" office:value-type="string" calcext:value-type="string">
            <text:p>I once witnessed a friend of mine get so drunk he punked on me. He was so grossed out i had to throw up to which ended up being out a car window.</text:p>
          </table:table-cell>
          <table:table-cell table:style-name="ce2" office:value-type="float" office:value="68" calcext:value-type="float">
            <text:p>68</text:p>
          </table:table-cell>
          <table:table-cell table:style-name="ce4" office:value-type="string" calcext:value-type="string">
            <text:p>So you ever have a bad night with your friends and i am saying lots of drinking bad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5" calcext:value-type="float">
            <text:p>235</text:p>
          </table:table-cell>
          <table:table-cell table:style-name="ce4" office:value-type="string" calcext:value-type="string">
            <text:p>i've had hundreds. I know my toile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my friend decided in the car with windows all open to throw up on me one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5" calcext:value-type="float">
            <text:p>235</text:p>
          </table:table-cell>
          <table:table-cell table:style-name="ce4" office:value-type="string" calcext:value-type="string">
            <text:p>Man_comma_ that's gross! I would have freak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32_conv:6664</text:p>
          </table:table-cell>
          <table:table-cell table:style-name="ce2" office:value-type="string" calcext:value-type="string">
            <text:p>terrified</text:p>
          </table:table-cell>
          <table:table-cell table:style-name="ce4" office:value-type="string" calcext:value-type="string">
            <text:p>I got pulled over by the police today. <text:s/>I was really scared when it happened.</text:p>
          </table:table-cell>
          <table:table-cell table:style-name="ce2" office:value-type="float" office:value="322" calcext:value-type="float">
            <text:p>322</text:p>
          </table:table-cell>
          <table:table-cell table:style-name="ce4" office:value-type="string" calcext:value-type="string">
            <text:p>I got pulled over by the police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that really suck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I was so scared when it happen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see what you mean i would b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81_conv:5362</text:p>
          </table:table-cell>
          <table:table-cell table:style-name="ce2" office:value-type="string" calcext:value-type="string">
            <text:p>guilty</text:p>
          </table:table-cell>
          <table:table-cell table:style-name="ce4" office:value-type="string" calcext:value-type="string">
            <text:p>I felt guilty my cell phone was going to die while working for Lyft.</text:p>
          </table:table-cell>
          <table:table-cell table:style-name="ce2" office:value-type="float" office:value="406" calcext:value-type="float">
            <text:p>406</text:p>
          </table:table-cell>
          <table:table-cell table:style-name="ce4" office:value-type="string" calcext:value-type="string">
            <text:p>Is anyone 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Yes_comma_ I am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Yes_comma_ I had fully charged it and after like 6-7 rides it had 3% le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Oh no_comma_ I bet that was stressful.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Well_comma_ I called the very last customer and made sure he only was traveling like 5-6 miles and that the system wouldn't die. It work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07_conv:5814</text:p>
          </table:table-cell>
          <table:table-cell table:style-name="ce2" office:value-type="string" calcext:value-type="string">
            <text:p>disappointed</text:p>
          </table:table-cell>
          <table:table-cell table:style-name="ce4" office:value-type="string" calcext:value-type="string">
            <text:p>My friend never got back to me about our vacation plans. I wonder if he doesn't really want to go after all?</text:p>
          </table:table-cell>
          <table:table-cell table:style-name="ce2" office:value-type="float" office:value="234" calcext:value-type="float">
            <text:p>234</text:p>
          </table:table-cell>
          <table:table-cell table:style-name="ce4" office:value-type="string" calcext:value-type="string">
            <text:p>My friend never got back to me about our vacation plan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was it cancel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No_comma_ he just hasn't helped make plans yet and I thought he really wanted to go. I guess he doesn't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Just ask him. Or you can make the pla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99_conv:24198</text:p>
          </table:table-cell>
          <table:table-cell table:style-name="ce2" office:value-type="string" calcext:value-type="string">
            <text:p>disgusted</text:p>
          </table:table-cell>
          <table:table-cell table:style-name="ce4" office:value-type="string" calcext:value-type="string">
            <text:p>I bit into a peice of chicken yesterday and it was still pink! I almost threw up</text:p>
          </table:table-cell>
          <table:table-cell table:style-name="ce2" office:value-type="float" office:value="27" calcext:value-type="float">
            <text:p>27</text:p>
          </table:table-cell>
          <table:table-cell table:style-name="ce4" office:value-type="string" calcext:value-type="string">
            <text:p>I had some fried chicken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 can't say I'm a huge fan of fried chicken. Did you enjoy it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 I bit into it and it was still pink. IT was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Ew that's gross! Can't you get sick from partially cooked chick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s. Very si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1_conv:9502</text:p>
          </table:table-cell>
          <table:table-cell table:style-name="ce2" office:value-type="string" calcext:value-type="string">
            <text:p>content</text:p>
          </table:table-cell>
          <table:table-cell table:style-name="ce4" office:value-type="string" calcext:value-type="string">
            <text:p>i have a beautiful home_comma_ might not be the biggest on the block but i'm happy with it</text:p>
          </table:table-cell>
          <table:table-cell table:style-name="ce2" office:value-type="float" office:value="271" calcext:value-type="float">
            <text:p>271</text:p>
          </table:table-cell>
          <table:table-cell table:style-name="ce4" office:value-type="string" calcext:value-type="string">
            <text:p>i love my house_comma_ not the biggest on the block but i ts en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is the square foot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float" office:value="1600" calcext:value-type="float">
            <text:p>1600</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s a good size_comma_ good area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0_conv:760</text:p>
          </table:table-cell>
          <table:table-cell table:style-name="ce2" office:value-type="string" calcext:value-type="string">
            <text:p>sentimental</text:p>
          </table:table-cell>
          <table:table-cell table:style-name="ce4" office:value-type="string" calcext:value-type="string">
            <text:p>Realizing tonight how grown up our children are. <text:s/>It won't be long before they are out of our house completely.</text:p>
          </table:table-cell>
          <table:table-cell table:style-name="ce2" office:value-type="float" office:value="56" calcext:value-type="float">
            <text:p>56</text:p>
          </table:table-cell>
          <table:table-cell table:style-name="ce4" office:value-type="string" calcext:value-type="string">
            <text:p>Being a bit teary-eyed tonight realizing how grown my children a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 understand that all to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n no time at all_comma_ they will be out of our house completely. <text:s/>I guess I'll have to get a dog_comma_ I'll be one of those ladies that has a dog stroller and takes the dog to grocery sh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My oldest only has 3 years to go and I already have dogs! I guess I'll need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36_conv:23073</text:p>
          </table:table-cell>
          <table:table-cell table:style-name="ce2" office:value-type="string" calcext:value-type="string">
            <text:p>nostalgic</text:p>
          </table:table-cell>
          <table:table-cell table:style-name="ce4" office:value-type="string" calcext:value-type="string">
            <text:p>I got to visit with some of my old high school friends a few weeks ago. It's hard to believe it's been over thirty years since we first met. </text:p>
          </table:table-cell>
          <table:table-cell table:style-name="ce2" office:value-type="float" office:value="655" calcext:value-type="float">
            <text:p>655</text:p>
          </table:table-cell>
          <table:table-cell table:style-name="ce4" office:value-type="string" calcext:value-type="string">
            <text:p>I got to visit with some of my old high school friends a few weeks ago. It's hard to believe it's been over thirty years since we first me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 bet that was nice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Yeah_comma_ there's only one of them I really keep up with. I'll probably never see the other two agai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Does your high school do reunions where you could see them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3_conv:2286</text:p>
          </table:table-cell>
          <table:table-cell table:style-name="ce2" office:value-type="string" calcext:value-type="string">
            <text:p>lonely</text:p>
          </table:table-cell>
          <table:table-cell table:style-name="ce4" office:value-type="string" calcext:value-type="string">
            <text:p>My friends went out yesterday_comma_ but they didn't invite me.</text:p>
          </table:table-cell>
          <table:table-cell table:style-name="ce2" office:value-type="float" office:value="250" calcext:value-type="float">
            <text:p>250</text:p>
          </table:table-cell>
          <table:table-cell table:style-name="ce4" office:value-type="string" calcext:value-type="string">
            <text:p>I got on social media yesterday and saw that my friends went to a party_comma_ but they didn't invite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h that's rough...did you talk to them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No_comma_ sometimes I feel like they just don't understan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o they give you any kind of value...or do they just ignore you / put you down 90% of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19_conv:13439</text:p>
          </table:table-cell>
          <table:table-cell table:style-name="ce2" office:value-type="string" calcext:value-type="string">
            <text:p>excited</text:p>
          </table:table-cell>
          <table:table-cell table:style-name="ce4" office:value-type="string" calcext:value-type="string">
            <text:p>School starts back up next month. I am excited about my classes.</text:p>
          </table:table-cell>
          <table:table-cell table:style-name="ce2" office:value-type="float" office:value="573" calcext:value-type="float">
            <text:p>573</text:p>
          </table:table-cell>
          <table:table-cell table:style-name="ce4" office:value-type="string" calcext:value-type="string">
            <text:p>I am starting back at school next month. I am excited about getting back into my class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reat. What classes are you t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3" calcext:value-type="float">
            <text:p>573</text:p>
          </table:table-cell>
          <table:table-cell table:style-name="ce4" office:value-type="string" calcext:value-type="string">
            <text:p>I'm a computer science student. The one I'm most excited about is Microprocesso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pretty cool... Are you going to go towards hardware or stick with program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3" calcext:value-type="float">
            <text:p>573</text:p>
          </table:table-cell>
          <table:table-cell table:style-name="ce4" office:value-type="string" calcext:value-type="string">
            <text:p>I want to be a software developer I think_comma_ so I like the program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ou should go all out and get a EE degree to go with it. <text:s/>You can do microprocessor desig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3" calcext:value-type="float">
            <text:p>573</text:p>
          </table:table-cell>
          <table:table-cell table:style-name="ce4" office:value-type="string" calcext:value-type="string">
            <text:p>I really like school_comma_ so you never know what I might decide to go for next. Thank you for the adv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ny time. Have a good weekend :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60_conv:12520</text:p>
          </table:table-cell>
          <table:table-cell table:style-name="ce2" office:value-type="string" calcext:value-type="string">
            <text:p>disappointed</text:p>
          </table:table-cell>
          <table:table-cell table:style-name="ce4" office:value-type="string" calcext:value-type="string">
            <text:p>i was sad when i didnt win the lottery</text:p>
          </table:table-cell>
          <table:table-cell table:style-name="ce2" office:value-type="float" office:value="238" calcext:value-type="float">
            <text:p>238</text:p>
          </table:table-cell>
          <table:table-cell table:style-name="ce4" office:value-type="string" calcext:value-type="string">
            <text:p>i was sad when i didnt win the lotte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would b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maybe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ho knows_comma_ maybe you'll w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95_conv:15390</text:p>
          </table:table-cell>
          <table:table-cell table:style-name="ce2" office:value-type="string" calcext:value-type="string">
            <text:p>surprised</text:p>
          </table:table-cell>
          <table:table-cell table:style-name="ce4" office:value-type="string" calcext:value-type="string">
            <text:p>I got invited on a last minute fishing trip today.</text:p>
          </table:table-cell>
          <table:table-cell table:style-name="ce2" office:value-type="float" office:value="244" calcext:value-type="float">
            <text:p>244</text:p>
          </table:table-cell>
          <table:table-cell table:style-name="ce4" office:value-type="string" calcext:value-type="string">
            <text:p>I got invited on a last minute fishing trip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nice. Do you like fis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s I'm a big fan. How ab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am not a big fan but I go fishing once or twice a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guess it's not for everyone. <text:s text:c="2"/></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5_conv:9510</text:p>
          </table:table-cell>
          <table:table-cell table:style-name="ce2" office:value-type="string" calcext:value-type="string">
            <text:p>angry</text:p>
          </table:table-cell>
          <table:table-cell table:style-name="ce4" office:value-type="string" calcext:value-type="string">
            <text:p>A customer is refusing to pay a bill because they claim it has already been paid but cannot provide any proof of doing so.</text:p>
          </table:table-cell>
          <table:table-cell table:style-name="ce2" office:value-type="float" office:value="423" calcext:value-type="float">
            <text:p>423</text:p>
          </table:table-cell>
          <table:table-cell table:style-name="ce4" office:value-type="string" calcext:value-type="string">
            <text:p>It is so frustrating having to deal with difficult customers that don't want to pay their bill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like to call them deadbe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Normally I would agree. It only seems to be a few here and there. Most of the time I dont have proble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hat do you collect for ? credit cards or utilit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We are a retail outfit. So we have some big customers that pay on established ter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0_conv:6041</text:p>
          </table:table-cell>
          <table:table-cell table:style-name="ce2" office:value-type="string" calcext:value-type="string">
            <text:p>confident</text:p>
          </table:table-cell>
          <table:table-cell table:style-name="ce4" office:value-type="string" calcext:value-type="string">
            <text:p>When my husband asked me about how to build a chicken coop I was able to give him a reply that was backed up by blueprints and research from the internet. </text:p>
          </table:table-cell>
          <table:table-cell table:style-name="ce2" office:value-type="float" office:value="435" calcext:value-type="float">
            <text:p>435</text:p>
          </table:table-cell>
          <table:table-cell table:style-name="ce4" office:value-type="string" calcext:value-type="string">
            <text:p>We recently got 9 chicks and we've been having to work on making them a coop! I had to do so much research but I think we finally have a place that they'll enjoy living when they aren't able to free rang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H! I Love chickens ! I have always wanted some. I have a duck! lol- What kind of chickens are th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e currently have 2 Australorps_comma_ 3 Rhode Island Reds_comma_ 3 Barred Plymouth Rocks_comma_ and 1 Welsummer_comma_ but 4 of the 9 ended up being roosters. 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man! They fight sometimes. I hope they aren't too bad about waking you up in the morning. Chickens can be very swee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 love my little hens_comma_ especially one I've named Curly. The roosters might get replaced by hens though because the crowing is so frustra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01_conv:2602</text:p>
          </table:table-cell>
          <table:table-cell table:style-name="ce2" office:value-type="string" calcext:value-type="string">
            <text:p>hopeful</text:p>
          </table:table-cell>
          <table:table-cell table:style-name="ce4" office:value-type="string" calcext:value-type="string">
            <text:p>I started my new job yesterday. Hoping for a promotion soon.</text:p>
          </table:table-cell>
          <table:table-cell table:style-name="ce2" office:value-type="float" office:value="209" calcext:value-type="float">
            <text:p>209</text:p>
          </table:table-cell>
          <table:table-cell table:style-name="ce4" office:value-type="string" calcext:value-type="string">
            <text:p>I started a new job yesterday. I hope I perform well at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Good luck with that. Do you found yourself confortable in your new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Eh_comma_ not really right now_comma_ but it was just the first day. I'm hoping that if I perform well_comma_ I will get promoted swif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24_conv:24249</text:p>
          </table:table-cell>
          <table:table-cell table:style-name="ce2" office:value-type="string" calcext:value-type="string">
            <text:p>prepared</text:p>
          </table:table-cell>
          <table:table-cell table:style-name="ce4" office:value-type="string" calcext:value-type="string">
            <text:p>I'm always ready for a fight. <text:s/>I don't go out looking for it but if someone wants to throw down I've got no problem</text:p>
          </table:table-cell>
          <table:table-cell table:style-name="ce2" office:value-type="float" office:value="119" calcext:value-type="float">
            <text:p>119</text:p>
          </table:table-cell>
          <table:table-cell table:style-name="ce4" office:value-type="string" calcext:value-type="string">
            <text:p>I don't go out looking for trouble. <text:s/>But if some stranger disrespects me in public I'm always ready to knock his ass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ood_comma_ that is what we hit the gym for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sir do you go to a gy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o_comma_ I have been trying to bulkup_comma_ I am 6'4 190 and need some more on my fra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97_conv:21794</text:p>
          </table:table-cell>
          <table:table-cell table:style-name="ce2" office:value-type="string" calcext:value-type="string">
            <text:p>terrified</text:p>
          </table:table-cell>
          <table:table-cell table:style-name="ce4" office:value-type="string" calcext:value-type="string">
            <text:p>I went out back on my lanai and there was snake hanging out on my table. It made me scream and run away.</text:p>
          </table:table-cell>
          <table:table-cell table:style-name="ce2" office:value-type="float" office:value="449" calcext:value-type="float">
            <text:p>449</text:p>
          </table:table-cell>
          <table:table-cell table:style-name="ce4" office:value-type="string" calcext:value-type="string">
            <text:p>I was taken by surprise this morning when I went out back on my lanai.</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mg_comma_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A snake was sitting on my table smiling a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Pesky snakes. Was it a black racer? I see those all the time in my y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I don't know what kind it was. <text:s/>I screamed and ran back in my house. <text:s/>Sent my son out to handle him.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would too!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Now every time I go out there I look before I open the door! lol <text:s/>I swear he was smiling at me. <text:s/>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30_conv:14060</text:p>
          </table:table-cell>
          <table:table-cell table:style-name="ce2" office:value-type="string" calcext:value-type="string">
            <text:p>ashamed</text:p>
          </table:table-cell>
          <table:table-cell table:style-name="ce4" office:value-type="string" calcext:value-type="string">
            <text:p>I slacked off at the end of college semester and flunked the class I'm so much better then that I feel so regretful about not giving my all. </text:p>
          </table:table-cell>
          <table:table-cell table:style-name="ce2" office:value-type="float" office:value="284" calcext:value-type="float">
            <text:p>284</text:p>
          </table:table-cell>
          <table:table-cell table:style-name="ce4" office:value-type="string" calcext:value-type="string">
            <text:p>I know I have high potential so the fact I failed my college course had me d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ell that's not good. I'm sorry to hear that. Do you think maybe you were just too nervous during the t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e test and the whole semester I just didn't give it my all like I should have and now I feel really crappy and regretful I need to redo course and give it my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Never be too confident! You've got to give life your all at every ste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03_conv:12407</text:p>
          </table:table-cell>
          <table:table-cell table:style-name="ce2" office:value-type="string" calcext:value-type="string">
            <text:p>afraid</text:p>
          </table:table-cell>
          <table:table-cell table:style-name="ce4" office:value-type="string" calcext:value-type="string">
            <text:p>my health isn't good i'm scared to go see the doctor</text:p>
          </table:table-cell>
          <table:table-cell table:style-name="ce2" office:value-type="float" office:value="52" calcext:value-type="float">
            <text:p>52</text:p>
          </table:table-cell>
          <table:table-cell table:style-name="ce4" office:value-type="string" calcext:value-type="string">
            <text:p>my health isn't that good lately but i'm scared to go to the doctor because i don't like getting blood work d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don't think many people like going to the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My wife is always laughing at me about that. she tells me i act like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a you know your relationship is alright_comma_ if your wife isn't afraid to tease y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34_conv:2868</text:p>
          </table:table-cell>
          <table:table-cell table:style-name="ce2" office:value-type="string" calcext:value-type="string">
            <text:p>surprised</text:p>
          </table:table-cell>
          <table:table-cell table:style-name="ce4" office:value-type="string" calcext:value-type="string">
            <text:p>I can't believe my son is being so stubborn about the potty. My girl was much easier.</text:p>
          </table:table-cell>
          <table:table-cell table:style-name="ce2" office:value-type="float" office:value="262" calcext:value-type="float">
            <text:p>262</text:p>
          </table:table-cell>
          <table:table-cell table:style-name="ce4" office:value-type="string" calcext:value-type="string">
            <text:p>My son just refuses to use the pott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How old i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3.5 My girls were much easier. I can't belive he won't even 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Have you tried rewarding him when he do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ry to but he won't even try. He throws a fit and falls out. It is really anno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90_conv:16381</text:p>
          </table:table-cell>
          <table:table-cell table:style-name="ce2" office:value-type="string" calcext:value-type="string">
            <text:p>prepared</text:p>
          </table:table-cell>
          <table:table-cell table:style-name="ce4" office:value-type="string" calcext:value-type="string">
            <text:p>when i had everything ready to go for the first day at work </text:p>
          </table:table-cell>
          <table:table-cell table:style-name="ce2" office:value-type="float" office:value="11" calcext:value-type="float">
            <text:p>11</text:p>
          </table:table-cell>
          <table:table-cell table:style-name="ce4" office:value-type="string" calcext:value-type="string">
            <text:p>I am so ready for my first day at my new job. I went out and bought all new outfit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always a good feel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 is! Great to be ready to ro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s the spirit. It is always exciting to start something ne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48_conv:21297</text:p>
          </table:table-cell>
          <table:table-cell table:style-name="ce2" office:value-type="string" calcext:value-type="string">
            <text:p>angry</text:p>
          </table:table-cell>
          <table:table-cell table:style-name="ce4" office:value-type="string" calcext:value-type="string">
            <text:p>One time I stayed at a friend's house for the weekend. When I got home I discovered that my brothers had destroyed my bedroom</text:p>
          </table:table-cell>
          <table:table-cell table:style-name="ce2" office:value-type="float" office:value="630" calcext:value-type="float">
            <text:p>630</text:p>
          </table:table-cell>
          <table:table-cell table:style-name="ce4" office:value-type="string" calcext:value-type="string">
            <text:p>I stayed at a friends house for the weekend a while back_comma_ and when I got home my bedroom was destroy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Oh no!! That is terrible_comma_ do you know what happen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My younger brothers went in my room and messed with all my things. I am so angr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Oh no_comma_ I am sure they meant no harm_comma_ they always say that they are more curious when they are you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24_conv:6849</text:p>
          </table:table-cell>
          <table:table-cell table:style-name="ce2" office:value-type="string" calcext:value-type="string">
            <text:p>disappointed</text:p>
          </table:table-cell>
          <table:table-cell table:style-name="ce4" office:value-type="string" calcext:value-type="string">
            <text:p>I was disappointed when my parents were getting a divorce. I wanted better for them</text:p>
          </table:table-cell>
          <table:table-cell table:style-name="ce2" office:value-type="float" office:value="126" calcext:value-type="float">
            <text:p>126</text:p>
          </table:table-cell>
          <table:table-cell table:style-name="ce4" office:value-type="string" calcext:value-type="string">
            <text:p>I was saddened when my parents were getting a divorce. I wanted better for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sad to hear. But these things happen in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tr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just have to move on and be posit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08_conv:12616</text:p>
          </table:table-cell>
          <table:table-cell table:style-name="ce2" office:value-type="string" calcext:value-type="string">
            <text:p>devastated</text:p>
          </table:table-cell>
          <table:table-cell table:style-name="ce4" office:value-type="string" calcext:value-type="string">
            <text:p>My pet rock rolled away yesterday. Never have been so distraught in my life.</text:p>
          </table:table-cell>
          <table:table-cell table:style-name="ce2" office:value-type="float" office:value="209" calcext:value-type="float">
            <text:p>209</text:p>
          </table:table-cell>
          <table:table-cell table:style-name="ce4" office:value-type="string" calcext:value-type="string">
            <text:p>My pet rock rolled away yesterday. I was so distrau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That's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_comma_ it is indeed. That rock has been with me through thick and thin_comma_ even when it almost crushe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ow did it even rollaway if its that hu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66_conv:5932</text:p>
          </table:table-cell>
          <table:table-cell table:style-name="ce2" office:value-type="string" calcext:value-type="string">
            <text:p>guilty</text:p>
          </table:table-cell>
          <table:table-cell table:style-name="ce4" office:value-type="string" calcext:value-type="string">
            <text:p>I cooked breakfast this morning for only my self. My kids made me mad yesterday so I didn't make them any. I feel bad about it now</text:p>
          </table:table-cell>
          <table:table-cell table:style-name="ce2" office:value-type="float" office:value="27" calcext:value-type="float">
            <text:p>27</text:p>
          </table:table-cell>
          <table:table-cell table:style-name="ce4" office:value-type="string" calcext:value-type="string">
            <text:p>I cooked a relly nice breakfast this mor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3" calcext:value-type="float">
            <text:p>433</text:p>
          </table:table-cell>
          <table:table-cell table:style-name="ce4" office:value-type="string" calcext:value-type="string">
            <text:p>Hey great! What did you 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made eggs_comma_ backon_comma_ sausage_comma_ and french toast. I only made it for myself and not my kids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3" calcext:value-type="float">
            <text:p>433</text:p>
          </table:table-cell>
          <table:table-cell table:style-name="ce4" office:value-type="string" calcext:value-type="string">
            <text:p>It is good to just treat yourself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hey wouldnt go to bed last night so I coooked while they were asleep. I feel bad about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3" calcext:value-type="float">
            <text:p>433</text:p>
          </table:table-cell>
          <table:table-cell table:style-name="ce4" office:value-type="string" calcext:value-type="string">
            <text:p>Oh don't feel bad! We need to treat ourselves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2_conv:21345</text:p>
          </table:table-cell>
          <table:table-cell table:style-name="ce2" office:value-type="string" calcext:value-type="string">
            <text:p>ashamed</text:p>
          </table:table-cell>
          <table:table-cell table:style-name="ce4" office:value-type="string" calcext:value-type="string">
            <text:p>Some people in this country are just heartless. I watched someone throw their trash at a homeless man today.</text:p>
          </table:table-cell>
          <table:table-cell table:style-name="ce2" office:value-type="float" office:value="616" calcext:value-type="float">
            <text:p>616</text:p>
          </table:table-cell>
          <table:table-cell table:style-name="ce4" office:value-type="string" calcext:value-type="string">
            <text:p>I just can't believe some people. I watched this woman throw her trash on a homeless man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Oh my god_comma_ you should have reported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I definitely stepped in and made sure this man knew he didn't deserve that. Just makes me so mad to share a country with people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am really appalled at people these d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81_conv:14963</text:p>
          </table:table-cell>
          <table:table-cell table:style-name="ce2" office:value-type="string" calcext:value-type="string">
            <text:p>disgusted</text:p>
          </table:table-cell>
          <table:table-cell table:style-name="ce4" office:value-type="string" calcext:value-type="string">
            <text:p>I ordered chicken from a new restaurant. It was still pink</text:p>
          </table:table-cell>
          <table:table-cell table:style-name="ce2" office:value-type="float" office:value="27" calcext:value-type="float">
            <text:p>27</text:p>
          </table:table-cell>
          <table:table-cell table:style-name="ce4" office:value-type="string" calcext:value-type="string">
            <text:p>I ordered chicken from a new restaurant in t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Cool_comma_ was it any good? What k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wings. They were still pink near the bone. Never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That's scary_comma_ if someone younge ate that and didnt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Gordon Ramsey taught me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88_conv:11777</text:p>
          </table:table-cell>
          <table:table-cell table:style-name="ce2" office:value-type="string" calcext:value-type="string">
            <text:p>joyful</text:p>
          </table:table-cell>
          <table:table-cell table:style-name="ce4" office:value-type="string" calcext:value-type="string">
            <text:p>We were packed up and ready to go visit my family in another state.</text:p>
          </table:table-cell>
          <table:table-cell table:style-name="ce2" office:value-type="float" office:value="13" calcext:value-type="float">
            <text:p>13</text:p>
          </table:table-cell>
          <table:table-cell table:style-name="ce4" office:value-type="string" calcext:value-type="string">
            <text:p>We packed up everything in the car to go visit my fami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are you going on a tr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We went on vacation to see my family in another state. I was very happy to be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sounds like a fun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44_conv:15289</text:p>
          </table:table-cell>
          <table:table-cell table:style-name="ce2" office:value-type="string" calcext:value-type="string">
            <text:p>disgusted</text:p>
          </table:table-cell>
          <table:table-cell table:style-name="ce4" office:value-type="string" calcext:value-type="string">
            <text:p>I saw a guy put chocolate in his soup. <text:s/>It was pretty gross.</text:p>
          </table:table-cell>
          <table:table-cell table:style-name="ce2" office:value-type="float" office:value="322" calcext:value-type="float">
            <text:p>322</text:p>
          </table:table-cell>
          <table:table-cell table:style-name="ce4" office:value-type="string" calcext:value-type="string">
            <text:p>I saw a guy put chocolate in his sou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Ew! That must have been so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it looked pretty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must have tasted even wors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67_conv:13135</text:p>
          </table:table-cell>
          <table:table-cell table:style-name="ce2" office:value-type="string" calcext:value-type="string">
            <text:p>guilty</text:p>
          </table:table-cell>
          <table:table-cell table:style-name="ce4" office:value-type="string" calcext:value-type="string">
            <text:p>I left for school without letting my dog outside. He had an accident in the house and it was my fault.</text:p>
          </table:table-cell>
          <table:table-cell table:style-name="ce2" office:value-type="float" office:value="243" calcext:value-type="float">
            <text:p>243</text:p>
          </table:table-cell>
          <table:table-cell table:style-name="ce4" office:value-type="string" calcext:value-type="string">
            <text:p>I left for school without letting my dog outside even though my mom reminded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Oh no! Hopefully there isn't a mess to clean up when you ge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ere was definitely a m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Maybe next time you will remember!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27_conv:4254</text:p>
          </table:table-cell>
          <table:table-cell table:style-name="ce2" office:value-type="string" calcext:value-type="string">
            <text:p>disappointed</text:p>
          </table:table-cell>
          <table:table-cell table:style-name="ce4" office:value-type="string" calcext:value-type="string">
            <text:p>I was doing some freelance work for a friend and it didn't work out the way I had wanted to - the results we got were less than stellar. <text:s/>I worked as hard as I could but it wasn't enough.</text:p>
          </table:table-cell>
          <table:table-cell table:style-name="ce2" office:value-type="float" office:value="90" calcext:value-type="float">
            <text:p>90</text:p>
          </table:table-cell>
          <table:table-cell table:style-name="ce4" office:value-type="string" calcext:value-type="string">
            <text:p>I was doing some freelance website work for a friend of mine and I did a lot of work for it. <text:s/>Sadly_comma_ it didn't do as well as we had expected it to do_comma_ even though I put my best work and most effort into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3" calcext:value-type="float">
            <text:p>373</text:p>
          </table:table-cell>
          <table:table-cell table:style-name="ce4" office:value-type="string" calcext:value-type="string">
            <text:p>Oh that's not good. It is hard to put all your effort in and have it go now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t is. <text:s/>We're in the process of revamping and coming up with some new and different ideas so hopefully we can do some revisions and get better resul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3" calcext:value-type="float">
            <text:p>373</text:p>
          </table:table-cell>
          <table:table-cell table:style-name="ce4" office:value-type="string" calcext:value-type="string">
            <text:p>Sometimes revamping leads to more amazing results than you could have orginially anticip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That's what I'm hoping for. It's kinda fun when you have to reach into your bag of tricks to see if anything new is there!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66_conv:4932</text:p>
          </table:table-cell>
          <table:table-cell table:style-name="ce2" office:value-type="string" calcext:value-type="string">
            <text:p>apprehensive</text:p>
          </table:table-cell>
          <table:table-cell table:style-name="ce4" office:value-type="string" calcext:value-type="string">
            <text:p>I'm not sure I like my new job'</text:p>
          </table:table-cell>
          <table:table-cell table:style-name="ce2" office:value-type="float" office:value="27" calcext:value-type="float">
            <text:p>27</text:p>
          </table:table-cell>
          <table:table-cell table:style-name="ce4" office:value-type="string" calcext:value-type="string">
            <text:p>I work in retail_comma_ but the otems arent that hot and the staff is rud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really sucks man. Why don't you get a new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I dread going there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wow. What kind of job did you pick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19_conv:22239</text:p>
          </table:table-cell>
          <table:table-cell table:style-name="ce2" office:value-type="string" calcext:value-type="string">
            <text:p>embarrassed</text:p>
          </table:table-cell>
          <table:table-cell table:style-name="ce4" office:value-type="string" calcext:value-type="string">
            <text:p>i once was too drunk to drive home and told someone something i shouldn't have.</text:p>
          </table:table-cell>
          <table:table-cell table:style-name="ce2" office:value-type="float" office:value="748" calcext:value-type="float">
            <text:p>748</text:p>
          </table:table-cell>
          <table:table-cell table:style-name="ce4" office:value-type="string" calcext:value-type="string">
            <text:p>I made a fool of myself the other night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hat did you do was it embarra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told somebody a secrete that i shouldn't have. A marriage propasal rui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Goodness that must have been terrible_comma_ you shouldn't be so trusting of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o be honest_comma_ they shouldn't ahve trusted 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1_conv:1843</text:p>
          </table:table-cell>
          <table:table-cell table:style-name="ce2" office:value-type="string" calcext:value-type="string">
            <text:p>proud</text:p>
          </table:table-cell>
          <table:table-cell table:style-name="ce4" office:value-type="string" calcext:value-type="string">
            <text:p>I was proud of my brother when he finished college. He worked so hard at it</text:p>
          </table:table-cell>
          <table:table-cell table:style-name="ce2" office:value-type="float" office:value="126" calcext:value-type="float">
            <text:p>126</text:p>
          </table:table-cell>
          <table:table-cell table:style-name="ce4" office:value-type="string" calcext:value-type="string">
            <text:p>I was proud when my brother finished college. He deserved all of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awesome. Was he the first in your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was the first to fini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id he get a god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99_conv:21398</text:p>
          </table:table-cell>
          <table:table-cell table:style-name="ce2" office:value-type="string" calcext:value-type="string">
            <text:p>excited</text:p>
          </table:table-cell>
          <table:table-cell table:style-name="ce4" office:value-type="string" calcext:value-type="string">
            <text:p>I'm so ready for football season.</text:p>
          </table:table-cell>
          <table:table-cell table:style-name="ce2" office:value-type="float" office:value="259" calcext:value-type="float">
            <text:p>259</text:p>
          </table:table-cell>
          <table:table-cell table:style-name="ce4" office:value-type="string" calcext:value-type="string">
            <text:p>I'm so ready for football seaso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American football or socc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american footb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Okay. I'm not really a fan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78_conv:10756</text:p>
          </table:table-cell>
          <table:table-cell table:style-name="ce2" office:value-type="string" calcext:value-type="string">
            <text:p>excited</text:p>
          </table:table-cell>
          <table:table-cell table:style-name="ce4" office:value-type="string" calcext:value-type="string">
            <text:p>im stoked to go to the park later today</text:p>
          </table:table-cell>
          <table:table-cell table:style-name="ce2" office:value-type="float" office:value="44" calcext:value-type="float">
            <text:p>44</text:p>
          </table:table-cell>
          <table:table-cell table:style-name="ce4" office:value-type="string" calcext:value-type="string">
            <text:p>im stoked to go to the park later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bet you are. What are you going to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ake my dog to the park and meet up with some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ounds like a real good time i hope you enjoy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31_conv:14463</text:p>
          </table:table-cell>
          <table:table-cell table:style-name="ce2" office:value-type="string" calcext:value-type="string">
            <text:p>confident</text:p>
          </table:table-cell>
          <table:table-cell table:style-name="ce4" office:value-type="string" calcext:value-type="string">
            <text:p>I had a calculus final that I really needed to ace. Because of this I went and studied so hard that I would know that I'd ace it.</text:p>
          </table:table-cell>
          <table:table-cell table:style-name="ce2" office:value-type="float" office:value="55" calcext:value-type="float">
            <text:p>55</text:p>
          </table:table-cell>
          <table:table-cell table:style-name="ce4" office:value-type="string" calcext:value-type="string">
            <text:p>I had a tough calculus final coming up so I studied really hard until I knew for a fact that I'd pas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should be confid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 I definitely was on that specific t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proud of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81_conv:4162</text:p>
          </table:table-cell>
          <table:table-cell table:style-name="ce2" office:value-type="string" calcext:value-type="string">
            <text:p>disappointed</text:p>
          </table:table-cell>
          <table:table-cell table:style-name="ce4" office:value-type="string" calcext:value-type="string">
            <text:p>I did not get the job that I had interviewed for. I thought the interview went well_comma_ but I guess not.</text:p>
          </table:table-cell>
          <table:table-cell table:style-name="ce2" office:value-type="float" office:value="320" calcext:value-type="float">
            <text:p>320</text:p>
          </table:table-cell>
          <table:table-cell table:style-name="ce4" office:value-type="string" calcext:value-type="string">
            <text:p>I did not get the job that I had interviewed for. I thought the interview went well_comma_ but I guess no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ough man. Got any back up interviews lined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Not as of now. I have applied to a couple of other job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ope that you hear back from them soon. It ain't going to be rough forever - someone has got to recognize your worth eventu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58_conv:8717</text:p>
          </table:table-cell>
          <table:table-cell table:style-name="ce2" office:value-type="string" calcext:value-type="string">
            <text:p>grateful</text:p>
          </table:table-cell>
          <table:table-cell table:style-name="ce4" office:value-type="string" calcext:value-type="string">
            <text:p>My mom is always there for me. Anytime I need anything she is right here to help. I am so lucky.</text:p>
          </table:table-cell>
          <table:table-cell table:style-name="ce2" office:value-type="float" office:value="243" calcext:value-type="float">
            <text:p>243</text:p>
          </table:table-cell>
          <table:table-cell table:style-name="ce4" office:value-type="string" calcext:value-type="string">
            <text:p>My mom is always there for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s great. My mother is like that too_comma_ and it's easy take for granted_comma_ but not all are so luck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Anytime I need anything she is right there to help me. I am so l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ou sure are! At least you appreciate and acknowledge so I'm sure she is pretty glad to have you as her chi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03_conv:2806</text:p>
          </table:table-cell>
          <table:table-cell table:style-name="ce2" office:value-type="string" calcext:value-type="string">
            <text:p>grateful</text:p>
          </table:table-cell>
          <table:table-cell table:style-name="ce4" office:value-type="string" calcext:value-type="string">
            <text:p>My friend lost her job but won $5_comma_000 from a scratch-off ticket.</text:p>
          </table:table-cell>
          <table:table-cell table:style-name="ce2" office:value-type="float" office:value="1" calcext:value-type="float">
            <text:p>1</text:p>
          </table:table-cell>
          <table:table-cell table:style-name="ce4" office:value-type="string" calcext:value-type="string">
            <text:p>My friend lost her job but won $5_comma_000 from a scratch-off tick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ow! had she ever won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pe! It brought so much relief to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ometimes those things happen just when we need them. It would be nice if they happened for extra money too!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35_conv:22470</text:p>
          </table:table-cell>
          <table:table-cell table:style-name="ce2" office:value-type="string" calcext:value-type="string">
            <text:p>content</text:p>
          </table:table-cell>
          <table:table-cell table:style-name="ce4" office:value-type="string" calcext:value-type="string">
            <text:p>I feel so happy when the sunsets are beautiful and I can take the time to watch and relax. It is the best time of the day for me.</text:p>
          </table:table-cell>
          <table:table-cell table:style-name="ce2" office:value-type="float" office:value="725" calcext:value-type="float">
            <text:p>725</text:p>
          </table:table-cell>
          <table:table-cell table:style-name="ce4" office:value-type="string" calcext:value-type="string">
            <text:p>I feel so happy when the sunsets are beautiful and I can take the time to watch and relax. It is the best time of the day for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0" calcext:value-type="float">
            <text:p>820</text:p>
          </table:table-cell>
          <table:table-cell table:style-name="ce4" office:value-type="string" calcext:value-type="string">
            <text:p>Oh I know_comma_ mine too! I love how all the colors change with the setting s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_comma_ it is such a good time to reflect and meditate on life and stop to enjoy the beauty of this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0" calcext:value-type="float">
            <text:p>820</text:p>
          </table:table-cell>
          <table:table-cell table:style-name="ce4" office:value-type="string" calcext:value-type="string">
            <text:p>It reminds you of how beautiful life 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04_conv:20608</text:p>
          </table:table-cell>
          <table:table-cell table:style-name="ce2" office:value-type="string" calcext:value-type="string">
            <text:p>nostalgic</text:p>
          </table:table-cell>
          <table:table-cell table:style-name="ce4" office:value-type="string" calcext:value-type="string">
            <text:p>The ads for the new expansion for world of warcraft really makes me remember all the time I put into the game back in high school. I used to stay up all night.</text:p>
          </table:table-cell>
          <table:table-cell table:style-name="ce2" office:value-type="float" office:value="599" calcext:value-type="float">
            <text:p>599</text:p>
          </table:table-cell>
          <table:table-cell table:style-name="ce4" office:value-type="string" calcext:value-type="string">
            <text:p>The ads for the new World Of Warcraft expansion really makes me think about when I played it many years a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They looked really exciting! Does it make you want to play it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 does. I put so much time in that game before. I might have to pick it up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If it makes you happy then you should do it! Capitalize on that nostalgic feeling while you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0_conv:2321</text:p>
          </table:table-cell>
          <table:table-cell table:style-name="ce2" office:value-type="string" calcext:value-type="string">
            <text:p>disgusted</text:p>
          </table:table-cell>
          <table:table-cell table:style-name="ce4" office:value-type="string" calcext:value-type="string">
            <text:p>I ordered wings yesterday and they put seasoned salt on the fries. Terrible</text:p>
          </table:table-cell>
          <table:table-cell table:style-name="ce2" office:value-type="float" office:value="27" calcext:value-type="float">
            <text:p>27</text:p>
          </table:table-cell>
          <table:table-cell table:style-name="ce4" office:value-type="string" calcext:value-type="string">
            <text:p>I ordered food yesterday and my fries came with seasoned salt. I hate th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Did you call to compl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 I just know next time to request that its not there. Who even likes fries like that&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Less salt is always better than to much salt on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was everywher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15_conv:3031</text:p>
          </table:table-cell>
          <table:table-cell table:style-name="ce2" office:value-type="string" calcext:value-type="string">
            <text:p>embarrassed</text:p>
          </table:table-cell>
          <table:table-cell table:style-name="ce4" office:value-type="string" calcext:value-type="string">
            <text:p>my zipper was down all day. No one told me so that was bad</text:p>
          </table:table-cell>
          <table:table-cell table:style-name="ce2" office:value-type="float" office:value="126" calcext:value-type="float">
            <text:p>126</text:p>
          </table:table-cell>
          <table:table-cell table:style-name="ce4" office:value-type="string" calcext:value-type="string">
            <text:p>My zipper was down at work all day. I will not live that d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Oh my gosh! <text:s/>That must have been so embarra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_comma_ I am still sa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Don't worry. <text:s/>I'm sure you will never make that mistake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3_conv:2486</text:p>
          </table:table-cell>
          <table:table-cell table:style-name="ce2" office:value-type="string" calcext:value-type="string">
            <text:p>surprised</text:p>
          </table:table-cell>
          <table:table-cell table:style-name="ce4" office:value-type="string" calcext:value-type="string">
            <text:p>I love Stephen King new show. I can't believe Im not as afraid as I usually am.</text:p>
          </table:table-cell>
          <table:table-cell table:style-name="ce2" office:value-type="float" office:value="27" calcext:value-type="float">
            <text:p>27</text:p>
          </table:table-cell>
          <table:table-cell table:style-name="ce4" office:value-type="string" calcext:value-type="string">
            <text:p>I don't like scary things but I really like Stephen Kings new sh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m about to watch it! Please don't spoil it. I'm excited for it_comma_ even though I've only seen a couple of TV shows and movies based off of his books_comma_ and only read a couple of the actual boo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suprised that I wasnt too scared. Its really good and not too terrif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like a lot of the actors they've got for that show_comma_ so I'm really looking forward to it. Might save it to binge i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you like it as much as I do. If it gets any scarier Ill have to qui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18_conv:5637</text:p>
          </table:table-cell>
          <table:table-cell table:style-name="ce2" office:value-type="string" calcext:value-type="string">
            <text:p>confident</text:p>
          </table:table-cell>
          <table:table-cell table:style-name="ce4" office:value-type="string" calcext:value-type="string">
            <text:p>My son is learning his ABC's. He can go to C now and count to 3 so I think he will do well learning the rest of it. Im proud of him. </text:p>
          </table:table-cell>
          <table:table-cell table:style-name="ce2" office:value-type="float" office:value="227" calcext:value-type="float">
            <text:p>227</text:p>
          </table:table-cell>
          <table:table-cell table:style-name="ce4" office:value-type="string" calcext:value-type="string">
            <text:p>My son is learning his ABC's. He can go to C now and count to 3 so I think he will do well learning the rest of it. Im proud of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reat! <text:s/>There is no better feeling than the one you get when your kid makes you proud and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s! Hes so smart_comma_ he's 2 1/2</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ow! <text:s/>He is ahead of the other kids his age! <text:s/>No wonder why you are so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08_conv:10817</text:p>
          </table:table-cell>
          <table:table-cell table:style-name="ce2" office:value-type="string" calcext:value-type="string">
            <text:p>terrified</text:p>
          </table:table-cell>
          <table:table-cell table:style-name="ce4" office:value-type="string" calcext:value-type="string">
            <text:p>I'm currently not where I want to be in life_comma_ I'm broke_comma_ I'm unemployed_comma_ and I don't know if I have any future ahead of me.</text:p>
          </table:table-cell>
          <table:table-cell table:style-name="ce2" office:value-type="float" office:value="540" calcext:value-type="float">
            <text:p>540</text:p>
          </table:table-cell>
          <table:table-cell table:style-name="ce4" office:value-type="string" calcext:value-type="string">
            <text:p>I'm pretty broke_comma_ I'm not in my home state anymore_comma_ I'm unemployed_comma_ and I don't feel as though I have a future ahead of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Keep your head up and ask around if anyone has oppurtunites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Yeah_comma_ I've considered it_comma_ it's just that I'm also recovering from some medical issues that got me here in the first place. Overall_comma_ 2018 has suc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t will get better_comma_ its always darkest just before the dawn</text:p>
          </table:table-cell>
          <table:table-cell table:number-columns-repeated="1019"/>
        </table:table-row>
        <table:table-row table:style-name="ro1">
          <table:table-cell table:style-name="ce2" office:value-type="string" calcext:value-type="string">
            <text:p>hit:960_conv:1920</text:p>
          </table:table-cell>
          <table:table-cell table:style-name="ce2" office:value-type="string" calcext:value-type="string">
            <text:p>ashamed</text:p>
          </table:table-cell>
          <table:table-cell table:style-name="ce4" office:value-type="string" calcext:value-type="string">
            <text:p>I failed my test last week_comma_ I am disappointed.</text:p>
          </table:table-cell>
          <table:table-cell table:style-name="ce2" office:value-type="float" office:value="4" calcext:value-type="float">
            <text:p>4</text:p>
          </table:table-cell>
          <table:table-cell table:style-name="ce4" office:value-type="string" calcext:value-type="string">
            <text:p>I failed my test last week. I am disappoin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Can you ret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ish I could but the teacher won't le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s too bad. All you can do is try harder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08_conv:8017</text:p>
          </table:table-cell>
          <table:table-cell table:style-name="ce2" office:value-type="string" calcext:value-type="string">
            <text:p>surprised</text:p>
          </table:table-cell>
          <table:table-cell table:style-name="ce4" office:value-type="string" calcext:value-type="string">
            <text:p>For my last birthday I told my husband I didn't want a gift but he got me a laptop... I was very happy!</text:p>
          </table:table-cell>
          <table:table-cell table:style-name="ce2" office:value-type="float" office:value="397" calcext:value-type="float">
            <text:p>397</text:p>
          </table:table-cell>
          <table:table-cell table:style-name="ce4" office:value-type="string" calcext:value-type="string">
            <text:p>For my last birthday I told my husband I didn't want a gift but he got me a laptop... I was very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4" calcext:value-type="float">
            <text:p>484</text:p>
          </table:table-cell>
          <table:table-cell table:style-name="ce4" office:value-type="string" calcext:value-type="string">
            <text:p>I bet you were! What kind of laptop wa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m not sure_comma_ I dont know much. IT's a LEnovo but he says it can handle video games and everything so Im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4" calcext:value-type="float">
            <text:p>484</text:p>
          </table:table-cell>
          <table:table-cell table:style-name="ce4" office:value-type="string" calcext:value-type="string">
            <text:p>My husband also has a Lenovo. He really like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55_conv:9111</text:p>
          </table:table-cell>
          <table:table-cell table:style-name="ce2" office:value-type="string" calcext:value-type="string">
            <text:p>excited</text:p>
          </table:table-cell>
          <table:table-cell table:style-name="ce4" office:value-type="string" calcext:value-type="string">
            <text:p>I am so thrilled about the new shark movie coming out. I got early tickets!</text:p>
          </table:table-cell>
          <table:table-cell table:style-name="ce2" office:value-type="float" office:value="366" calcext:value-type="float">
            <text:p>366</text:p>
          </table:table-cell>
          <table:table-cell table:style-name="ce4" office:value-type="string" calcext:value-type="string">
            <text:p>I am a huge fan of sharks_comma_ and I am thrilled to go to the new shark film coming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me too I love them and I am very excited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Awesome! The movie looks quite fun and have some good effec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know they'll make so much money from it within the first week of relea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21_conv:7843</text:p>
          </table:table-cell>
          <table:table-cell table:style-name="ce2" office:value-type="string" calcext:value-type="string">
            <text:p>disappointed</text:p>
          </table:table-cell>
          <table:table-cell table:style-name="ce4" office:value-type="string" calcext:value-type="string">
            <text:p>I was sad when my team lost last week. I wanted them to win so much</text:p>
          </table:table-cell>
          <table:table-cell table:style-name="ce2" office:value-type="float" office:value="126" calcext:value-type="float">
            <text:p>126</text:p>
          </table:table-cell>
          <table:table-cell table:style-name="ce4" office:value-type="string" calcext:value-type="string">
            <text:p>I was sad when my team lost last weekend. I really wanted them to wi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Hey you win some you lose some. What really matter is that you had fun watc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id not have fun watching them l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But still maybe you learned something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90_conv:14380</text:p>
          </table:table-cell>
          <table:table-cell table:style-name="ce2" office:value-type="string" calcext:value-type="string">
            <text:p>jealous</text:p>
          </table:table-cell>
          <table:table-cell table:style-name="ce4" office:value-type="string" calcext:value-type="string">
            <text:p>my friend got my dream job</text:p>
          </table:table-cell>
          <table:table-cell table:style-name="ce2" office:value-type="float" office:value="63" calcext:value-type="float">
            <text:p>63</text:p>
          </table:table-cell>
          <table:table-cell table:style-name="ce4" office:value-type="string" calcext:value-type="string">
            <text:p>my friend got my dream job</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Dang that's annoying. <text:s/>Is there anyway you can still get a similar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hopefully but im so envious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that's understand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09_conv:9619</text:p>
          </table:table-cell>
          <table:table-cell table:style-name="ce2" office:value-type="string" calcext:value-type="string">
            <text:p>prepared</text:p>
          </table:table-cell>
          <table:table-cell table:style-name="ce4" office:value-type="string" calcext:value-type="string">
            <text:p>I'm going camping this weekend. I'm going to make sure that I have all of the supplies that I need.</text:p>
          </table:table-cell>
          <table:table-cell table:style-name="ce2" office:value-type="float" office:value="503" calcext:value-type="float">
            <text:p>503</text:p>
          </table:table-cell>
          <table:table-cell table:style-name="ce4" office:value-type="string" calcext:value-type="string">
            <text:p>I'm going camping with my kids this weeke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3" calcext:value-type="float">
            <text:p>523</text:p>
          </table:table-cell>
          <table:table-cell table:style-name="ce4" office:value-type="string" calcext:value-type="string">
            <text:p>How fun! In a tent or an RV?</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n a tent. I just have to make extra sure that I pack all of the supplies that we'll n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3" calcext:value-type="float">
            <text:p>523</text:p>
          </table:table-cell>
          <table:table-cell table:style-name="ce4" office:value-type="string" calcext:value-type="string">
            <text:p>Don't forget a first aid kit! We always need those on camping trip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91_conv:14783</text:p>
          </table:table-cell>
          <table:table-cell table:style-name="ce2" office:value-type="string" calcext:value-type="string">
            <text:p>disappointed</text:p>
          </table:table-cell>
          <table:table-cell table:style-name="ce4" office:value-type="string" calcext:value-type="string">
            <text:p>i hoped that my supervisor or director would acknowledge my hard work</text:p>
          </table:table-cell>
          <table:table-cell table:style-name="ce2" office:value-type="float" office:value="463" calcext:value-type="float">
            <text:p>463</text:p>
          </table:table-cell>
          <table:table-cell table:style-name="ce4" office:value-type="string" calcext:value-type="string">
            <text:p>i hoped that my supervisor or director would acknowledge my hard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They still have not taken not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ey don't make me feel acknowledged or appreci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That's very unfortunate_comma_ hopefully that chang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ope so because i don't want to leave my job but i don't want to feel unappreciated and invisible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7_conv:1275</text:p>
          </table:table-cell>
          <table:table-cell table:style-name="ce2" office:value-type="string" calcext:value-type="string">
            <text:p>caring</text:p>
          </table:table-cell>
          <table:table-cell table:style-name="ce4" office:value-type="string" calcext:value-type="string">
            <text:p>Looking after my young neice</text:p>
          </table:table-cell>
          <table:table-cell table:style-name="ce2" office:value-type="float" office:value="196" calcext:value-type="float">
            <text:p>196</text:p>
          </table:table-cell>
          <table:table-cell table:style-name="ce4" office:value-type="string" calcext:value-type="string">
            <text:p>Do you have a fami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A mother_comma_ father and a brothe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have a brother and a two nei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Nice! Family is so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s. Apart from when you have to babys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53_conv:12306</text:p>
          </table:table-cell>
          <table:table-cell table:style-name="ce2" office:value-type="string" calcext:value-type="string">
            <text:p>jealous</text:p>
          </table:table-cell>
          <table:table-cell table:style-name="ce4" office:value-type="string" calcext:value-type="string">
            <text:p>My brother got a new car. I am a little envious of what he got</text:p>
          </table:table-cell>
          <table:table-cell table:style-name="ce2" office:value-type="float" office:value="126" calcext:value-type="float">
            <text:p>126</text:p>
          </table:table-cell>
          <table:table-cell table:style-name="ce4" office:value-type="string" calcext:value-type="string">
            <text:p>My brother got a new car. I am a little envious of what he go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kind of car did he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bm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BMW. What model car did he g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17_conv:10634</text:p>
          </table:table-cell>
          <table:table-cell table:style-name="ce2" office:value-type="string" calcext:value-type="string">
            <text:p>terrified</text:p>
          </table:table-cell>
          <table:table-cell table:style-name="ce4" office:value-type="string" calcext:value-type="string">
            <text:p>I think it's scary what is happening in the US. I don't care who is in charge_comma_ I think we need to come together from all sides and save our country.</text:p>
          </table:table-cell>
          <table:table-cell table:style-name="ce2" office:value-type="float" office:value="278" calcext:value-type="float">
            <text:p>278</text:p>
          </table:table-cell>
          <table:table-cell table:style-name="ce4" office:value-type="string" calcext:value-type="string">
            <text:p>We need to come together as a country and be united and solve our issues_comma_ no matter your view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 totally agree. People are too divided by their political views the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Exactly_comma_ let's comprimise and decide on things before it's to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Everyone is always fighting over these things_comma_ it's a sad thing to s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6_conv:392</text:p>
          </table:table-cell>
          <table:table-cell table:style-name="ce2" office:value-type="string" calcext:value-type="string">
            <text:p>terrified</text:p>
          </table:table-cell>
          <table:table-cell table:style-name="ce4" office:value-type="string" calcext:value-type="string">
            <text:p>I was terrifified when my dad scared me as a kid. I have to admit he was good at it</text:p>
          </table:table-cell>
          <table:table-cell table:style-name="ce2" office:value-type="float" office:value="10" calcext:value-type="float">
            <text:p>10</text:p>
          </table:table-cell>
          <table:table-cell table:style-name="ce4" office:value-type="string" calcext:value-type="string">
            <text:p>I was terrifified when my dad scared me as a kid. I have to admit he was good a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 calcext:value-type="float">
            <text:p>73</text:p>
          </table:table-cell>
          <table:table-cell table:style-name="ce4" office:value-type="string" calcext:value-type="string">
            <text:p>I believe this kind of a rude attitude by parents leave an impression on the kid's grow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turned out okay_comma_ but for some people it certainly m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 calcext:value-type="float">
            <text:p>73</text:p>
          </table:table-cell>
          <table:table-cell table:style-name="ce4" office:value-type="string" calcext:value-type="string">
            <text:p>True_comma_ I have a close friend who's quite young now and he seems to have scary thoughts about his childhood d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99_conv:3398</text:p>
          </table:table-cell>
          <table:table-cell table:style-name="ce2" office:value-type="string" calcext:value-type="string">
            <text:p>anxious</text:p>
          </table:table-cell>
          <table:table-cell table:style-name="ce4" office:value-type="string" calcext:value-type="string">
            <text:p>i get anxious when my girlfriend says we need to talk and then it turns out it's nothing big</text:p>
          </table:table-cell>
          <table:table-cell table:style-name="ce2" office:value-type="float" office:value="248" calcext:value-type="float">
            <text:p>248</text:p>
          </table:table-cell>
          <table:table-cell table:style-name="ce4" office:value-type="string" calcext:value-type="string">
            <text:p>Hey man. I get really nervous with my girlfriend dud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She texts me all the time that we need to ""talk"" and I'm like concerned you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ave you spoke to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eah and it's never something big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31_conv:6463</text:p>
          </table:table-cell>
          <table:table-cell table:style-name="ce2" office:value-type="string" calcext:value-type="string">
            <text:p>embarrassed</text:p>
          </table:table-cell>
          <table:table-cell table:style-name="ce4" office:value-type="string" calcext:value-type="string">
            <text:p>The other day was really just one of those off days. I couldn't get myself together that day. I went to the store and looked like I was drinking_comma_ which I dont_comma_ because I kept running into everything.</text:p>
          </table:table-cell>
          <table:table-cell table:style-name="ce2" office:value-type="float" office:value="135" calcext:value-type="float">
            <text:p>135</text:p>
          </table:table-cell>
          <table:table-cell table:style-name="ce4" office:value-type="string" calcext:value-type="string">
            <text:p>The other day I was just having a really off day. Just couldn't get my mind and body to work r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Everyone has those kinds of days_comma_ it happe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t does but I'm sure the people at the busy store thought I was drunk. I ran into everything_comma_ shelves_comma_ displays and even the door when I was leav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they have forgotten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9_conv:798</text:p>
          </table:table-cell>
          <table:table-cell table:style-name="ce2" office:value-type="string" calcext:value-type="string">
            <text:p>angry</text:p>
          </table:table-cell>
          <table:table-cell table:style-name="ce4" office:value-type="string" calcext:value-type="string">
            <text:p>A guy almost crashed into me a week ago. It was really frustrating because he ran a redlight</text:p>
          </table:table-cell>
          <table:table-cell table:style-name="ce2" office:value-type="float" office:value="63" calcext:value-type="float">
            <text:p>63</text:p>
          </table:table-cell>
          <table:table-cell table:style-name="ce4" office:value-type="string" calcext:value-type="string">
            <text:p>Man_comma_ last week I almost got into a crash because someone almost hi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1" calcext:value-type="float">
            <text:p>131</text:p>
          </table:table-cell>
          <table:table-cell table:style-name="ce4" office:value-type="string" calcext:value-type="string">
            <text:p>That is terrifying! Let me guess_comma_ they were on their ph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p and they ran a redlight_comma_ I was super ticked off_comma_ was on my way to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1" calcext:value-type="float">
            <text:p>131</text:p>
          </table:table-cell>
          <table:table-cell table:style-name="ce4" office:value-type="string" calcext:value-type="string">
            <text:p>I would have been mad_comma_ too. People on their phones drive like drunk drivers. So danger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49_conv:15298</text:p>
          </table:table-cell>
          <table:table-cell table:style-name="ce2" office:value-type="string" calcext:value-type="string">
            <text:p>anxious</text:p>
          </table:table-cell>
          <table:table-cell table:style-name="ce4" office:value-type="string" calcext:value-type="string">
            <text:p>I was excited to go to a concert tonight but couldn't get myself to go by myself at the last minute and so I bailed. I'll probably regret it.</text:p>
          </table:table-cell>
          <table:table-cell table:style-name="ce2" office:value-type="float" office:value="599" calcext:value-type="float">
            <text:p>599</text:p>
          </table:table-cell>
          <table:table-cell table:style-name="ce4" office:value-type="string" calcext:value-type="string">
            <text:p>Ugh! Tonight was such a bumm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 was going to go to a concert but couldn't get myself to go by myself at the last minute. I feel like I'm going to regret not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at concer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 was an annual block party we have here with a local lineup of musicians. I really liked the line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probably would have been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7_conv:23974</text:p>
          </table:table-cell>
          <table:table-cell table:style-name="ce2" office:value-type="string" calcext:value-type="string">
            <text:p>joyful</text:p>
          </table:table-cell>
          <table:table-cell table:style-name="ce4" office:value-type="string" calcext:value-type="string">
            <text:p>When my children were born_comma_ it was such a wonderful and amazing occasion for me. It's a happiness beyond words.</text:p>
          </table:table-cell>
          <table:table-cell table:style-name="ce2" office:value-type="float" office:value="45" calcext:value-type="float">
            <text:p>45</text:p>
          </table:table-cell>
          <table:table-cell table:style-name="ce4" office:value-type="string" calcext:value-type="string">
            <text:p>When my children were born_comma_ it was a rejoicing time for me. I can't think of a time I felt more happine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Children are a beautiful thing for us parents. What a great memory you have of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 have two children and I feel so blessed to have them. I lucked out and got a boy and girl_comma_ both healthy_comma_ smart and wonder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perfect_comma_ a boy and a girl thats what most people want. congrat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17_conv:24235</text:p>
          </table:table-cell>
          <table:table-cell table:style-name="ce2" office:value-type="string" calcext:value-type="string">
            <text:p>ashamed</text:p>
          </table:table-cell>
          <table:table-cell table:style-name="ce4" office:value-type="string" calcext:value-type="string">
            <text:p>I feel ashamed of all of the years of my life spent as a cigarette smoker</text:p>
          </table:table-cell>
          <table:table-cell table:style-name="ce2" office:value-type="float" office:value="588" calcext:value-type="float">
            <text:p>588</text:p>
          </table:table-cell>
          <table:table-cell table:style-name="ce4" office:value-type="string" calcext:value-type="string">
            <text:p>I was a cigarette smoker for nearly an entire decade. In retrospect this is slightly embarrassing.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Don't be embarrassed. You know that you had a problem and you are better now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Right. Not much that can be done about it now. I enjoy having more money now though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understandable. I wish you the best in staying smoke fr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3_conv:16367</text:p>
          </table:table-cell>
          <table:table-cell table:style-name="ce2" office:value-type="string" calcext:value-type="string">
            <text:p>annoyed</text:p>
          </table:table-cell>
          <table:table-cell table:style-name="ce4" office:value-type="string" calcext:value-type="string">
            <text:p>i was upset when i saw someone had dented my door</text:p>
          </table:table-cell>
          <table:table-cell table:style-name="ce2" office:value-type="float" office:value="238" calcext:value-type="float">
            <text:p>238</text:p>
          </table:table-cell>
          <table:table-cell table:style-name="ce4" office:value-type="string" calcext:value-type="string">
            <text:p>i was upset when i saw someone had dented my d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Parking lot accidents are so ramp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t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re you gonna get it repai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02_conv:11804</text:p>
          </table:table-cell>
          <table:table-cell table:style-name="ce2" office:value-type="string" calcext:value-type="string">
            <text:p>surprised</text:p>
          </table:table-cell>
          <table:table-cell table:style-name="ce4" office:value-type="string" calcext:value-type="string">
            <text:p>I came home to find out that my friend got me tickets to tonight's concert. <text:s/>Kid Rock is performing in Sturgis!</text:p>
          </table:table-cell>
          <table:table-cell table:style-name="ce2" office:value-type="float" office:value="274" calcext:value-type="float">
            <text:p>274</text:p>
          </table:table-cell>
          <table:table-cell table:style-name="ce4" office:value-type="string" calcext:value-type="string">
            <text:p>I didn't think anyone remembered_comma_ however_comma_ I came home to concert tickets that my friend got for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Aww was it your birthday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es. <text:s/>He got me tickets to Kid Rock concert ton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OOO Kid Rock that's one of my friends favorit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41_conv:22682</text:p>
          </table:table-cell>
          <table:table-cell table:style-name="ce2" office:value-type="string" calcext:value-type="string">
            <text:p>annoyed</text:p>
          </table:table-cell>
          <table:table-cell table:style-name="ce4" office:value-type="string" calcext:value-type="string">
            <text:p>my sister ate all my snacks that i <text:s/>bought yesterday</text:p>
          </table:table-cell>
          <table:table-cell table:style-name="ce2" office:value-type="float" office:value="743" calcext:value-type="float">
            <text:p>743</text:p>
          </table:table-cell>
          <table:table-cell table:style-name="ce4" office:value-type="string" calcext:value-type="string">
            <text:p>my sis ate all of my snacks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Oh_comma_ no! I bet you were mad! Was she very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no_comma_ she wasnt sorry_comma_ shes never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Siblings! You love them but sometimes they can be such a p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huge p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30_conv:17860</text:p>
          </table:table-cell>
          <table:table-cell table:style-name="ce2" office:value-type="string" calcext:value-type="string">
            <text:p>caring</text:p>
          </table:table-cell>
          <table:table-cell table:style-name="ce4" office:value-type="string" calcext:value-type="string">
            <text:p>I always take care of my little brother_comma_ I am very protective.</text:p>
          </table:table-cell>
          <table:table-cell table:style-name="ce2" office:value-type="float" office:value="445" calcext:value-type="float">
            <text:p>445</text:p>
          </table:table-cell>
          <table:table-cell table:style-name="ce4" office:value-type="string" calcext:value-type="string">
            <text:p>I protect my little brother like my life depends on it_comma_ I have t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s this brother of your's a lot younger than you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hes about 5 years you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ould you say your relationship is like the one in that movie_comma_ Brother B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38_conv:23077</text:p>
          </table:table-cell>
          <table:table-cell table:style-name="ce2" office:value-type="string" calcext:value-type="string">
            <text:p>trusting</text:p>
          </table:table-cell>
          <table:table-cell table:style-name="ce4" office:value-type="string" calcext:value-type="string">
            <text:p>I let my son drive the car for the first time.</text:p>
          </table:table-cell>
          <table:table-cell table:style-name="ce2" office:value-type="float" office:value="59" calcext:value-type="float">
            <text:p>59</text:p>
          </table:table-cell>
          <table:table-cell table:style-name="ce4" office:value-type="string" calcext:value-type="string">
            <text:p>I let my son drive the car for the first time. I felt he was rea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he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He did well. My trust in him paid off and he will apply for his full license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must be so proud of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24_conv:14648</text:p>
          </table:table-cell>
          <table:table-cell table:style-name="ce2" office:value-type="string" calcext:value-type="string">
            <text:p>annoyed</text:p>
          </table:table-cell>
          <table:table-cell table:style-name="ce4" office:value-type="string" calcext:value-type="string">
            <text:p>My biggest pet peeve is poor people who complain about their situation and do nothing to fix it.</text:p>
          </table:table-cell>
          <table:table-cell table:style-name="ce2" office:value-type="float" office:value="119" calcext:value-type="float">
            <text:p>119</text:p>
          </table:table-cell>
          <table:table-cell table:style-name="ce4" office:value-type="string" calcext:value-type="string">
            <text:p>One big pet peeve of mine is a poor person complaining about his/her situation and doing absolutely nothing to fix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get that. i am in pain every morning and get up and go to work everyday. so it's hard to find sympathy from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My point exactly. <text:s/>You're a hard worker despite your physical pains. <text:s/>I was born in a third world country and am now self-employed with full financial autonomy_comma_ my own car_comma_ apartment_comma_ and supportive friends and family...DON'T TELL ME you can't fix your life. You just don't want it bad en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exactly. it really drives me nuts when people feel like they entitled to this o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89_conv:3778</text:p>
          </table:table-cell>
          <table:table-cell table:style-name="ce2" office:value-type="string" calcext:value-type="string">
            <text:p>trusting</text:p>
          </table:table-cell>
          <table:table-cell table:style-name="ce4" office:value-type="string" calcext:value-type="string">
            <text:p>Just bought a brand new car. <text:s/>I let my newly licensed daughter take it to work today.</text:p>
          </table:table-cell>
          <table:table-cell table:style-name="ce2" office:value-type="float" office:value="274" calcext:value-type="float">
            <text:p>274</text:p>
          </table:table-cell>
          <table:table-cell table:style-name="ce4" office:value-type="string" calcext:value-type="string">
            <text:p>I let my daughter_comma_ who just got her driver's license_comma_ take my brand new sports car to work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_comma_ i bet you are nervous. I'm sure she will be okay but i would be so nerv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Nah_comma_ she is actually a pretty good driver. <text:s/>I am confident that she will take care of it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That's great! i see you trust her so much_comma_ you have wonderful relationship with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69_conv:13338</text:p>
          </table:table-cell>
          <table:table-cell table:style-name="ce2" office:value-type="string" calcext:value-type="string">
            <text:p>proud</text:p>
          </table:table-cell>
          <table:table-cell table:style-name="ce4" office:value-type="string" calcext:value-type="string">
            <text:p>My daughter graduated</text:p>
          </table:table-cell>
          <table:table-cell table:style-name="ce2" office:value-type="float" office:value="509" calcext:value-type="float">
            <text:p>509</text:p>
          </table:table-cell>
          <table:table-cell table:style-name="ce4" office:value-type="string" calcext:value-type="string">
            <text:p>My daughter graduated high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ngrats! you must be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I am_comma_ thanky 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y daughter is only in eigth grade we have a while to go</text:p>
          </table:table-cell>
          <table:table-cell table:number-columns-repeated="1019"/>
        </table:table-row>
        <table:table-row table:style-name="ro1">
          <table:table-cell table:style-name="ce2" office:value-type="string" calcext:value-type="string">
            <text:p>hit:255_conv:511</text:p>
          </table:table-cell>
          <table:table-cell table:style-name="ce2" office:value-type="string" calcext:value-type="string">
            <text:p>ashamed</text:p>
          </table:table-cell>
          <table:table-cell table:style-name="ce4" office:value-type="string" calcext:value-type="string">
            <text:p>I was felt this way when I failed passing to the 10th grade.</text:p>
          </table:table-cell>
          <table:table-cell table:style-name="ce2" office:value-type="float" office:value="109" calcext:value-type="float">
            <text:p>109</text:p>
          </table:table-cell>
          <table:table-cell table:style-name="ce4" office:value-type="string" calcext:value-type="string">
            <text:p>I had a really difficult time handling the 10th grad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1" calcext:value-type="float">
            <text:p>101</text:p>
          </table:table-cell>
          <table:table-cell table:style-name="ce4" office:value-type="string" calcext:value-type="string">
            <text:p>What made it so diffic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9" calcext:value-type="float">
            <text:p>109</text:p>
          </table:table-cell>
          <table:table-cell table:style-name="ce4" office:value-type="string" calcext:value-type="string">
            <text:p>Well I think the teachers in my state don't care enough to teach in a way that I underst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1" calcext:value-type="float">
            <text:p>101</text:p>
          </table:table-cell>
          <table:table-cell table:style-name="ce4" office:value-type="string" calcext:value-type="string">
            <text:p>Did you tell the teacher then we know atleast you had t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03_conv:12206</text:p>
          </table:table-cell>
          <table:table-cell table:style-name="ce2" office:value-type="string" calcext:value-type="string">
            <text:p>anticipating</text:p>
          </table:table-cell>
          <table:table-cell table:style-name="ce4" office:value-type="string" calcext:value-type="string">
            <text:p>I cant wait for the weekend. I am going hikinh</text:p>
          </table:table-cell>
          <table:table-cell table:style-name="ce2" office:value-type="float" office:value="126" calcext:value-type="float">
            <text:p>126</text:p>
          </table:table-cell>
          <table:table-cell table:style-name="ce4" office:value-type="string" calcext:value-type="string">
            <text:p>I cannot wait for the weekend. I am going kayak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Oh_comma_ really? Kayaking is awesome! What a fun and adventurous person you must b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 are going hiking too so yeah I think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Hiking and kayaking? Wow! Better pack some trail mix.</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_conv:82</text:p>
          </table:table-cell>
          <table:table-cell table:style-name="ce2" office:value-type="string" calcext:value-type="string">
            <text:p>content</text:p>
          </table:table-cell>
          <table:table-cell table:style-name="ce4" office:value-type="string" calcext:value-type="string">
            <text:p>I am happy to have a good vacation</text:p>
          </table:table-cell>
          <table:table-cell table:style-name="ce2" office:value-type="float" office:value="7" calcext:value-type="float">
            <text:p>7</text:p>
          </table:table-cell>
          <table:table-cell table:style-name="ce4" office:value-type="string" calcext:value-type="string">
            <text:p>I am satisfied to have a good vaca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yeah what are you doing for your vaca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othing special. I just travel to my familly. It has been almost a year that I didn't see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ounds rather special to me! Out of the country or to another stat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9_conv:1539</text:p>
          </table:table-cell>
          <table:table-cell table:style-name="ce2" office:value-type="string" calcext:value-type="string">
            <text:p>lonely</text:p>
          </table:table-cell>
          <table:table-cell table:style-name="ce4" office:value-type="string" calcext:value-type="string">
            <text:p>I was very lonely when I was in prison.</text:p>
          </table:table-cell>
          <table:table-cell table:style-name="ce2" office:value-type="float" office:value="225" calcext:value-type="float">
            <text:p>225</text:p>
          </table:table-cell>
          <table:table-cell table:style-name="ce4" office:value-type="string" calcext:value-type="string">
            <text:p>I was lonely a lot in years pas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Sorry to hear that. IS it differen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it is. I've got a family of my own now_comma_ but it's hard getting used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Be patient and things will fall into place. You'll b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98_conv:19396</text:p>
          </table:table-cell>
          <table:table-cell table:style-name="ce2" office:value-type="string" calcext:value-type="string">
            <text:p>confident</text:p>
          </table:table-cell>
          <table:table-cell table:style-name="ce4" office:value-type="string" calcext:value-type="string">
            <text:p>I studied hard for my math exam. Don't think I can fail.</text:p>
          </table:table-cell>
          <table:table-cell table:style-name="ce2" office:value-type="float" office:value="375" calcext:value-type="float">
            <text:p>375</text:p>
          </table:table-cell>
          <table:table-cell table:style-name="ce4" office:value-type="string" calcext:value-type="string">
            <text:p>Just got my marks best for the tes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is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was in math_comma_ I got an 95%.</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really wish i would be able to do so well in ma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69_conv:11339</text:p>
          </table:table-cell>
          <table:table-cell table:style-name="ce2" office:value-type="string" calcext:value-type="string">
            <text:p>angry</text:p>
          </table:table-cell>
          <table:table-cell table:style-name="ce4" office:value-type="string" calcext:value-type="string">
            <text:p>Every time I open a soda. One of my greedy children steal it from me.</text:p>
          </table:table-cell>
          <table:table-cell table:style-name="ce2" office:value-type="float" office:value="27" calcext:value-type="float">
            <text:p>27</text:p>
          </table:table-cell>
          <table:table-cell table:style-name="ce4" office:value-type="string" calcext:value-type="string">
            <text:p>Every time I open a soda it disapp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From you drinking it or someone tak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Y children take them. They are so sneaky to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 think it's time to hide your drinks from them. It works. That is what my Mom did when I was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ried holding them the entire time I have one_comma_ but I have things to do. I think they wait in the shadows until I set it d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65_conv:23330</text:p>
          </table:table-cell>
          <table:table-cell table:style-name="ce2" office:value-type="string" calcext:value-type="string">
            <text:p>grateful</text:p>
          </table:table-cell>
          <table:table-cell table:style-name="ce4" office:value-type="string" calcext:value-type="string">
            <text:p>I said a little prayer before lunch yesterday. </text:p>
          </table:table-cell>
          <table:table-cell table:style-name="ce2" office:value-type="float" office:value="59" calcext:value-type="float">
            <text:p>59</text:p>
          </table:table-cell>
          <table:table-cell table:style-name="ce4" office:value-type="string" calcext:value-type="string">
            <text:p>I said a little prayer before lunch yesterday_comma_ which is something I almost never d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s something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ot really_comma_ I just felt really grateful to be alive and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s awesome! i hope that feeling continu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1_conv:2243</text:p>
          </table:table-cell>
          <table:table-cell table:style-name="ce2" office:value-type="string" calcext:value-type="string">
            <text:p>hopeful</text:p>
          </table:table-cell>
          <table:table-cell table:style-name="ce4" office:value-type="string" calcext:value-type="string">
            <text:p>I'm moving out of state with my boyfriend in a month or so for a new start! I am very optimistic about it!</text:p>
          </table:table-cell>
          <table:table-cell table:style-name="ce2" office:value-type="float" office:value="99" calcext:value-type="float">
            <text:p>99</text:p>
          </table:table-cell>
          <table:table-cell table:style-name="ce4" office:value-type="string" calcext:value-type="string">
            <text:p>I'm moving out of state with my boyfriend in a month or so for a new start! I am very optimistic about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That sounds interesting. How far are you mo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From Florida to Indiana! <text:s/>A long move for sure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Oh wow that is far. Are you moving for a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55_conv:19110</text:p>
          </table:table-cell>
          <table:table-cell table:style-name="ce2" office:value-type="string" calcext:value-type="string">
            <text:p>content</text:p>
          </table:table-cell>
          <table:table-cell table:style-name="ce4" office:value-type="string" calcext:value-type="string">
            <text:p>i cant wait for next week!</text:p>
          </table:table-cell>
          <table:table-cell table:style-name="ce2" office:value-type="float" office:value="238" calcext:value-type="float">
            <text:p>238</text:p>
          </table:table-cell>
          <table:table-cell table:style-name="ce4" office:value-type="string" calcext:value-type="string">
            <text:p>i cant wait for nex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What's going on nex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 kids go back to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Yay! That is one of the best days of the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06_conv:19413</text:p>
          </table:table-cell>
          <table:table-cell table:style-name="ce2" office:value-type="string" calcext:value-type="string">
            <text:p>afraid</text:p>
          </table:table-cell>
          <table:table-cell table:style-name="ce4" office:value-type="string" calcext:value-type="string">
            <text:p>Before my final exam on of the semester. I needed a 90% to pass.</text:p>
          </table:table-cell>
          <table:table-cell table:style-name="ce2" office:value-type="float" office:value="375" calcext:value-type="float">
            <text:p>375</text:p>
          </table:table-cell>
          <table:table-cell table:style-name="ce4" office:value-type="string" calcext:value-type="string">
            <text:p>Just scared about my exa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y'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need a 90% to pass the course for the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Sounds pretty t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27_conv:18454</text:p>
          </table:table-cell>
          <table:table-cell table:style-name="ce2" office:value-type="string" calcext:value-type="string">
            <text:p>annoyed</text:p>
          </table:table-cell>
          <table:table-cell table:style-name="ce4" office:value-type="string" calcext:value-type="string">
            <text:p>My cat pooped on the rug today. I was so peeved.</text:p>
          </table:table-cell>
          <table:table-cell table:style-name="ce2" office:value-type="float" office:value="209" calcext:value-type="float">
            <text:p>209</text:p>
          </table:table-cell>
          <table:table-cell table:style-name="ce4" office:value-type="string" calcext:value-type="string">
            <text:p>My cat pooped on the rug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Oh my! What a smelly situation. Were you able to clean it up and get the smell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But I was so irritated while I was cleaning it up. I hope she doesn't do it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Is her litter box full? My cat does that when it is too full and I neglect to clea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44_conv:5488</text:p>
          </table:table-cell>
          <table:table-cell table:style-name="ce2" office:value-type="string" calcext:value-type="string">
            <text:p>nostalgic</text:p>
          </table:table-cell>
          <table:table-cell table:style-name="ce4" office:value-type="string" calcext:value-type="string">
            <text:p>i really miss being a child.. that feeling of innocence and all the missed fun comes to me especially during holiday time</text:p>
          </table:table-cell>
          <table:table-cell table:style-name="ce2" office:value-type="float" office:value="391" calcext:value-type="float">
            <text:p>391</text:p>
          </table:table-cell>
          <table:table-cell table:style-name="ce4" office:value-type="string" calcext:value-type="string">
            <text:p>I really feel nostalgic around christm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really? well_comma_ who does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true.. there is something about that holiday that makes us wanna be kids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actually feel like a kid even now during christma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1_conv:1582</text:p>
          </table:table-cell>
          <table:table-cell table:style-name="ce2" office:value-type="string" calcext:value-type="string">
            <text:p>content</text:p>
          </table:table-cell>
          <table:table-cell table:style-name="ce4" office:value-type="string" calcext:value-type="string">
            <text:p>I used to want more kids_comma_ but I think I'm happy with my family size for now.</text:p>
          </table:table-cell>
          <table:table-cell table:style-name="ce2" office:value-type="float" office:value="27" calcext:value-type="float">
            <text:p>27</text:p>
          </table:table-cell>
          <table:table-cell table:style-name="ce4" office:value-type="string" calcext:value-type="string">
            <text:p>I think my family is the perfect size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That's great_comma_ how many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E and my three kids. We might get a cat when we move but that'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That's nice_comma_ I plan on having 10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ow. That's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24_conv:8248</text:p>
          </table:table-cell>
          <table:table-cell table:style-name="ce2" office:value-type="string" calcext:value-type="string">
            <text:p>afraid</text:p>
          </table:table-cell>
          <table:table-cell table:style-name="ce4" office:value-type="string" calcext:value-type="string">
            <text:p>One time I had to fly to Oklahoma for work. I don't like flying anyway but to top things off we had trouble landing.</text:p>
          </table:table-cell>
          <table:table-cell table:style-name="ce2" office:value-type="float" office:value="504" calcext:value-type="float">
            <text:p>504</text:p>
          </table:table-cell>
          <table:table-cell table:style-name="ce4" office:value-type="string" calcext:value-type="string">
            <text:p>The last time I had to fly for work_comma_ we had issues when it came time to la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Oh no_comma_ Did you end up lading safl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4" calcext:value-type="float">
            <text:p>504</text:p>
          </table:table-cell>
          <table:table-cell table:style-name="ce4" office:value-type="string" calcext:value-type="string">
            <text:p>Yes_comma_ after the storms calmed down we were able to land. It was rough but everyone was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ood to h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14_conv:22428</text:p>
          </table:table-cell>
          <table:table-cell table:style-name="ce2" office:value-type="string" calcext:value-type="string">
            <text:p>afraid</text:p>
          </table:table-cell>
          <table:table-cell table:style-name="ce4" office:value-type="string" calcext:value-type="string">
            <text:p>I remember one time I went somewhere with a friend while they were driving. They were weaving in and out of traffic while texting on their cell phone and messing with the radio all at the same time. I wanted out of that car.</text:p>
          </table:table-cell>
          <table:table-cell table:style-name="ce2" office:value-type="float" office:value="659" calcext:value-type="float">
            <text:p>659</text:p>
          </table:table-cell>
          <table:table-cell table:style-name="ce4" office:value-type="string" calcext:value-type="string">
            <text:p>I got a friend that I will never let drive me anywhere ever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Oh no!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They were weaving in and out of traffic while texting on their cell phone and messing with the radio all at the same time. I wanted out of that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 know how that feels_comma_ and anyone who doesn't consider the safety of others isn't that great of a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know. It's a good thing they didn't have a tv in the car too. I'd probably be d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Speak up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5_conv:21871</text:p>
          </table:table-cell>
          <table:table-cell table:style-name="ce2" office:value-type="string" calcext:value-type="string">
            <text:p>proud</text:p>
          </table:table-cell>
          <table:table-cell table:style-name="ce4" office:value-type="string" calcext:value-type="string">
            <text:p>My father has been such a great father. He is such a hard worker and loves his family so much. He is such a great man.</text:p>
          </table:table-cell>
          <table:table-cell table:style-name="ce2" office:value-type="float" office:value="725" calcext:value-type="float">
            <text:p>725</text:p>
          </table:table-cell>
          <table:table-cell table:style-name="ce4" office:value-type="string" calcext:value-type="string">
            <text:p>My father has been such a great father. He is such a hard worker and loves his family so much. He is such a great ma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s awesome. I was always a daddy's boy grow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Awww_comma_ yeah Daddy's can be the best! I wish all children could have good dadd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men. Mine was a good man. He taught me a lot of good life less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04_conv:11609</text:p>
          </table:table-cell>
          <table:table-cell table:style-name="ce2" office:value-type="string" calcext:value-type="string">
            <text:p>impressed</text:p>
          </table:table-cell>
          <table:table-cell table:style-name="ce4" office:value-type="string" calcext:value-type="string">
            <text:p>My son's new house is very big and luxurious </text:p>
          </table:table-cell>
          <table:table-cell table:style-name="ce2" office:value-type="float" office:value="59" calcext:value-type="float">
            <text:p>59</text:p>
          </table:table-cell>
          <table:table-cell table:style-name="ce4" office:value-type="string" calcext:value-type="string">
            <text:p>I saw my son's new house and its quite big and luxuriou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Good_comma_ are you happy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and I am impressed that he can afford it all! Its much more than what I had at that 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well children do have to be better than parents_comma_ evolution you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3_conv:1047</text:p>
          </table:table-cell>
          <table:table-cell table:style-name="ce2" office:value-type="string" calcext:value-type="string">
            <text:p>excited</text:p>
          </table:table-cell>
          <table:table-cell table:style-name="ce4" office:value-type="string" calcext:value-type="string">
            <text:p>I remember when I bought my first car_comma_ it feels just like yesterday.</text:p>
          </table:table-cell>
          <table:table-cell table:style-name="ce2" office:value-type="float" office:value="180" calcext:value-type="float">
            <text:p>180</text:p>
          </table:table-cell>
          <table:table-cell table:style-name="ce4" office:value-type="string" calcext:value-type="string">
            <text:p>I can't believe that I was 18 when I bought my first car. I remember being in the dealership and they handed me the ke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That's crazy_comma_ I couldn't imagine buying a car at 18. What kind of job did you have that you were able to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0" calcext:value-type="float">
            <text:p>180</text:p>
          </table:table-cell>
          <table:table-cell table:style-name="ce4" office:value-type="string" calcext:value-type="string">
            <text:p>My dad has his own firm so I worked in the mail room and I also did stock trading on the 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That's a pretty great setup so soon in live. You're very fortun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0" calcext:value-type="float">
            <text:p>180</text:p>
          </table:table-cell>
          <table:table-cell table:style-name="ce4" office:value-type="string" calcext:value-type="string">
            <text:p>That is what people say but I really worked hard and that car was a reward to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Yeah for sure. Luck only gets you so far_comma_ the rest is up to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0" calcext:value-type="float">
            <text:p>180</text:p>
          </table:table-cell>
          <table:table-cell table:style-name="ce4" office:value-type="string" calcext:value-type="string">
            <text:p>That is so true. I can remember the smell of the interior of the car too and how my heart swelled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You definitley had something to be proud of. Not many 18 year olds can say they did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36_conv:10273</text:p>
          </table:table-cell>
          <table:table-cell table:style-name="ce2" office:value-type="string" calcext:value-type="string">
            <text:p>anticipating</text:p>
          </table:table-cell>
          <table:table-cell table:style-name="ce4" office:value-type="string" calcext:value-type="string">
            <text:p>i cant wait to see my new raise on my next paycheck</text:p>
          </table:table-cell>
          <table:table-cell table:style-name="ce2" office:value-type="float" office:value="238" calcext:value-type="float">
            <text:p>238</text:p>
          </table:table-cell>
          <table:table-cell table:style-name="ce4" office:value-type="string" calcext:value-type="string">
            <text:p>i cant wait to see my new raise on my next payche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awesome! Are you going to celeb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ing to disney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How fun! I hope you have a grea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57_conv:18315</text:p>
          </table:table-cell>
          <table:table-cell table:style-name="ce2" office:value-type="string" calcext:value-type="string">
            <text:p>afraid</text:p>
          </table:table-cell>
          <table:table-cell table:style-name="ce4" office:value-type="string" calcext:value-type="string">
            <text:p>I just saw a bobcat outside my house.</text:p>
          </table:table-cell>
          <table:table-cell table:style-name="ce2" office:value-type="float" office:value="244" calcext:value-type="float">
            <text:p>244</text:p>
          </table:table-cell>
          <table:table-cell table:style-name="ce4" office:value-type="string" calcext:value-type="string">
            <text:p>I just saw a bobcat outside my hou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can be a scary thing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ndeed it can. they've not a nasty howl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like cats_comma_ but not those kind of c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a_comma_ we've got'em around 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_conv:1471</text:p>
          </table:table-cell>
          <table:table-cell table:style-name="ce2" office:value-type="string" calcext:value-type="string">
            <text:p>surprised</text:p>
          </table:table-cell>
          <table:table-cell table:style-name="ce4" office:value-type="string" calcext:value-type="string">
            <text:p>I was surprised when my aunt came to my birthday party when I turned 18. I was not expecting her to come and i was a nice surprise.</text:p>
          </table:table-cell>
          <table:table-cell table:style-name="ce2" office:value-type="float" office:value="126" calcext:value-type="float">
            <text:p>126</text:p>
          </table:table-cell>
          <table:table-cell table:style-name="ce4" office:value-type="string" calcext:value-type="string">
            <text:p>My aunt surprised me for my 18th birthday. She showed up from out of state and really made my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 was nice of her. I like pulling surprises on peopl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y are always nice to do tha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Hope you had a good birth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nk you_comma_ thats very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26_conv:4852</text:p>
          </table:table-cell>
          <table:table-cell table:style-name="ce2" office:value-type="string" calcext:value-type="string">
            <text:p>furious</text:p>
          </table:table-cell>
          <table:table-cell table:style-name="ce4" office:value-type="string" calcext:value-type="string">
            <text:p>I am upset that the Jonas Brothers broke up.</text:p>
          </table:table-cell>
          <table:table-cell table:style-name="ce2" office:value-type="float" office:value="4" calcext:value-type="float">
            <text:p>4</text:p>
          </table:table-cell>
          <table:table-cell table:style-name="ce4" office:value-type="string" calcext:value-type="string">
            <text:p>I am upset the Jonas Brothers broke u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ey did! <text:s/>That is so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 cried for weeks when I fou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_comma_ maybe they will get back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87_conv:24374</text:p>
          </table:table-cell>
          <table:table-cell table:style-name="ce2" office:value-type="string" calcext:value-type="string">
            <text:p>grateful</text:p>
          </table:table-cell>
          <table:table-cell table:style-name="ce4" office:value-type="string" calcext:value-type="string">
            <text:p>I lost my house in a fire last year. All my friends banded together to help me in any way they could think of. </text:p>
          </table:table-cell>
          <table:table-cell table:style-name="ce2" office:value-type="float" office:value="297" calcext:value-type="float">
            <text:p>297</text:p>
          </table:table-cell>
          <table:table-cell table:style-name="ce4" office:value-type="string" calcext:value-type="string">
            <text:p>I lost my house in a fire last year. All my friends banded together to help me in any way they could think o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Oh no! Did they help you find another home/let you stay with them for a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stayed with some for a while. They also gave me hand me down things that I lost. I am so thankful to have great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That is so great! Its good to know that there are still good people in this wor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46_conv:16693</text:p>
          </table:table-cell>
          <table:table-cell table:style-name="ce2" office:value-type="string" calcext:value-type="string">
            <text:p>jealous</text:p>
          </table:table-cell>
          <table:table-cell table:style-name="ce4" office:value-type="string" calcext:value-type="string">
            <text:p>The bonus for everyone at my company was last week_comma_ and you have to have been with the company for over 90 days to get it. My friend was at 94 days and I was at 88 days. It really stinks_comma_ I have to wait another year. </text:p>
          </table:table-cell>
          <table:table-cell table:style-name="ce2" office:value-type="float" office:value="227" calcext:value-type="float">
            <text:p>227</text:p>
          </table:table-cell>
          <table:table-cell table:style-name="ce4" office:value-type="string" calcext:value-type="string">
            <text:p>The bonus for everyone at my company was last week_comma_ and you have to have been with the company for over 90 days to get it. My friend was at 94 days and I was at 88 days. It really stinks_comma_ I have to wait another year.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uess it can be a learning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Ha maybe to be a good sport but I still feel its not fai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 its not fair at 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36_conv:4472</text:p>
          </table:table-cell>
          <table:table-cell table:style-name="ce2" office:value-type="string" calcext:value-type="string">
            <text:p>hopeful</text:p>
          </table:table-cell>
          <table:table-cell table:style-name="ce4" office:value-type="string" calcext:value-type="string">
            <text:p>I was waiting to hear back about a job interview I went on.</text:p>
          </table:table-cell>
          <table:table-cell table:style-name="ce2" office:value-type="float" office:value="310" calcext:value-type="float">
            <text:p>310</text:p>
          </table:table-cell>
          <table:table-cell table:style-name="ce4" office:value-type="string" calcext:value-type="string">
            <text:p>I interviewed for a job a while back that I was waiting on hearing about. <text:s/>I felt like it went we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hope you get the job! What was the position you applied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A lab manager at a university. <text:s/>I've got my fingers cro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sounds like it pays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30_conv:19260</text:p>
          </table:table-cell>
          <table:table-cell table:style-name="ce2" office:value-type="string" calcext:value-type="string">
            <text:p>joyful</text:p>
          </table:table-cell>
          <table:table-cell table:style-name="ce4" office:value-type="string" calcext:value-type="string">
            <text:p>I was at the store and I saw a 5$ bill on the ground_comma_ I was so happy!</text:p>
          </table:table-cell>
          <table:table-cell table:style-name="ce2" office:value-type="float" office:value="241" calcext:value-type="float">
            <text:p>241</text:p>
          </table:table-cell>
          <table:table-cell table:style-name="ce4" office:value-type="string" calcext:value-type="string">
            <text:p>I was at the store and I saw a 5$ bill on the ground_comma_ I was so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very lucky! Did you see who dropp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No_comma_ it was tucked under one of the shelves in an empty ais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wow! Lucky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13_conv:21226</text:p>
          </table:table-cell>
          <table:table-cell table:style-name="ce2" office:value-type="string" calcext:value-type="string">
            <text:p>hopeful</text:p>
          </table:table-cell>
          <table:table-cell table:style-name="ce4" office:value-type="string" calcext:value-type="string">
            <text:p>There is a job promotion coming up. I really do wish i can get it</text:p>
          </table:table-cell>
          <table:table-cell table:style-name="ce2" office:value-type="float" office:value="675" calcext:value-type="float">
            <text:p>675</text:p>
          </table:table-cell>
          <table:table-cell table:style-name="ce4" office:value-type="string" calcext:value-type="string">
            <text:p>There is a job promotion coming up. I really do wish i can get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I hope you can have you applied or did you interview al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have interview for it and thinking i might get it but you never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well have you practiced interviewing? With that you can feel so much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91_conv:20982</text:p>
          </table:table-cell>
          <table:table-cell table:style-name="ce2" office:value-type="string" calcext:value-type="string">
            <text:p>grateful</text:p>
          </table:table-cell>
          <table:table-cell table:style-name="ce4" office:value-type="string" calcext:value-type="string">
            <text:p>Recently I've been a little stressed out because my toddler son has had such an attitude. My daughter is only 9 months so it's hard to deal with him being mad all the time as well as my daughter who has been sick. I asked my mother-in-law if she would watch my son for an overnight and she agreed. I felt so thankful to get a little break!</text:p>
          </table:table-cell>
          <table:table-cell table:style-name="ce2" office:value-type="float" office:value="435" calcext:value-type="float">
            <text:p>435</text:p>
          </table:table-cell>
          <table:table-cell table:style-name="ce4" office:value-type="string" calcext:value-type="string">
            <text:p>My toddler son has been so exhausting lately. Luckily_comma_ his grandparents were able to take him for an overnight the other night which was a nice brea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totally know how you feel. I have 2 kids and they were a handful as toddl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Yeah I have a 9 month old as well and I never would have thought that the baby would be the easy one! I'm so thankful I live close enough to family that they can watch them from time to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know right? Grandparents are the bes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46_conv:22092</text:p>
          </table:table-cell>
          <table:table-cell table:style-name="ce2" office:value-type="string" calcext:value-type="string">
            <text:p>surprised</text:p>
          </table:table-cell>
          <table:table-cell table:style-name="ce4" office:value-type="string" calcext:value-type="string">
            <text:p>My son placed third in his jiu-jitsu competition. <text:s/>He impressed me with how well he did.</text:p>
          </table:table-cell>
          <table:table-cell table:style-name="ce2" office:value-type="float" office:value="349" calcext:value-type="float">
            <text:p>349</text:p>
          </table:table-cell>
          <table:table-cell table:style-name="ce4" office:value-type="string" calcext:value-type="string">
            <text:p>My son just finished third in a jiu-jitsu competition he was i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No way! Thats awesome!! How old is your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He's ten. <text:s/>He really impressed us with how well he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bet! Thats great news though_comma_ congrats to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36_conv:21072</text:p>
          </table:table-cell>
          <table:table-cell table:style-name="ce2" office:value-type="string" calcext:value-type="string">
            <text:p>sentimental</text:p>
          </table:table-cell>
          <table:table-cell table:style-name="ce4" office:value-type="string" calcext:value-type="string">
            <text:p>I was pretty emotional leaving my hometown 10 years ago. We moved across country to a completely different area.</text:p>
          </table:table-cell>
          <table:table-cell table:style-name="ce2" office:value-type="float" office:value="641" calcext:value-type="float">
            <text:p>641</text:p>
          </table:table-cell>
          <table:table-cell table:style-name="ce4" office:value-type="string" calcext:value-type="string">
            <text:p>A while back I moved from Chicago to Dallas_comma_ I was pretty sad to leave. It was my homet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Big change! both big cities though right? I've always wanted to see that shiny bean thing in chicag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Yes both are big cities! However Chicago feels less crowded honestly_comma_ the metroplex there is more sprea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I hope you continue to adjust to your new surroundings_comma_ maybe you will end up loving Dallas_comma_ who kno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17_conv:20635</text:p>
          </table:table-cell>
          <table:table-cell table:style-name="ce2" office:value-type="string" calcext:value-type="string">
            <text:p>afraid</text:p>
          </table:table-cell>
          <table:table-cell table:style-name="ce4" office:value-type="string" calcext:value-type="string">
            <text:p>I changed my shift to overnight and I get so scared walking to my car since we have a huge parking lot. </text:p>
          </table:table-cell>
          <table:table-cell table:style-name="ce2" office:value-type="float" office:value="567" calcext:value-type="float">
            <text:p>567</text:p>
          </table:table-cell>
          <table:table-cell table:style-name="ce4" office:value-type="string" calcext:value-type="string">
            <text:p>I changed my shift to overnight and walking to my care gave me the creeps tonight. There was a man standing in the da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That sounds creepy! Is there any chance someone could start escorting you to your car? There is strength in numb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had goosbumps all over and chills down my spi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I definitely recommend getting some mace and a pocket knife. Stay safe out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50_conv:19501</text:p>
          </table:table-cell>
          <table:table-cell table:style-name="ce2" office:value-type="string" calcext:value-type="string">
            <text:p>hopeful</text:p>
          </table:table-cell>
          <table:table-cell table:style-name="ce4" office:value-type="string" calcext:value-type="string">
            <text:p>I hope the new super smash bros will be really good!</text:p>
          </table:table-cell>
          <table:table-cell table:style-name="ce2" office:value-type="float" office:value="10" calcext:value-type="float">
            <text:p>10</text:p>
          </table:table-cell>
          <table:table-cell table:style-name="ce4" office:value-type="string" calcext:value-type="string">
            <text:p>I hope the new super smash bros will be really goo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yea its out in december r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yup_comma_ december 7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ts gonna be epic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_conv:249</text:p>
          </table:table-cell>
          <table:table-cell table:style-name="ce2" office:value-type="string" calcext:value-type="string">
            <text:p>jealous</text:p>
          </table:table-cell>
          <table:table-cell table:style-name="ce4" office:value-type="string" calcext:value-type="string">
            <text:p>I had a girl that I was seeing one time and she asked if I wanted to come with her to meet one of her friends. I went along and the way she talked to her was so much more passionate and energetic than with me and it made me wonder what he has that I don't.</text:p>
          </table:table-cell>
          <table:table-cell table:style-name="ce2" office:value-type="float" office:value="55" calcext:value-type="float">
            <text:p>55</text:p>
          </table:table-cell>
          <table:table-cell table:style-name="ce4" office:value-type="string" calcext:value-type="string">
            <text:p>I had the worst time last week. I went with my girlfriend to see one of her friends and she talked to him with so much more energy and passion than she does with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 calcext:value-type="float">
            <text:p>38</text:p>
          </table:table-cell>
          <table:table-cell table:style-name="ce4" office:value-type="string" calcext:value-type="string">
            <text:p>I really wish I could NOT correlate to that. <text:s/>But I can. <text:s/>Me and my girlfriend are going through a weird time right now where she likes to tell me how hot other guys right to my face. <text:s/>It is a terrible feeling_comma_ and I know exactly what you are talking about. <text:s/>If it occurs a lot more I suggest you saying something about it_comma_ better to know the truth than dwell on it every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so terrible to hear about. Do girls not understand that men also want to be valued over some random guys that they meet or even just see on the street? It's crazy to me that they are so rude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 calcext:value-type="float">
            <text:p>38</text:p>
          </table:table-cell>
          <table:table-cell table:style-name="ce4" office:value-type="string" calcext:value-type="string">
            <text:p>"Yea_comma_ recently I have been trying to decide whether or not I want to mute my girlfriend on social media or not_comma_ like not block her_comma_ just mute her. <text:s/>Because it bothers me how she acts single on social media_comma_ and it confuses me as to whether she wants to be with me_comma_ or is just trying to live a different personality online. <text:s/>Because she talks to me and is all lovey-dovey_comma_ then gets on social media and talks like ""I don't need anyone"" and talks about how hot guys are. <text:s/>And it leaves me so stuck and with the worst anxie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1_conv:703</text:p>
          </table:table-cell>
          <table:table-cell table:style-name="ce2" office:value-type="string" calcext:value-type="string">
            <text:p>joyful</text:p>
          </table:table-cell>
          <table:table-cell table:style-name="ce4" office:value-type="string" calcext:value-type="string">
            <text:p>When Argentina won the semi-finals in 2014 I was so excited! I screamed so much!</text:p>
          </table:table-cell>
          <table:table-cell table:style-name="ce2" office:value-type="float" office:value="107" calcext:value-type="float">
            <text:p>107</text:p>
          </table:table-cell>
          <table:table-cell table:style-name="ce4" office:value-type="string" calcext:value-type="string">
            <text:p>Back in the 2014 World Cup I was super excited when Argentina won against the Netherlands in the semi-final. It was craz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So I take it you are a soccer fan? <text:s/>It seems America is finally getting into the sport. <text:s/>Do you play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7" calcext:value-type="float">
            <text:p>107</text:p>
          </table:table-cell>
          <table:table-cell table:style-name="ce4" office:value-type="string" calcext:value-type="string">
            <text:p>I used to when I was a kid but not since then! But I have to follow it_comma_ I was born in Argentina_comma_ it's in my bl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would imagine so! <text:s/>Argentina seems like a lovely place to 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7" calcext:value-type="float">
            <text:p>107</text:p>
          </table:table-cell>
          <table:table-cell table:style-name="ce4" office:value-type="string" calcext:value-type="string">
            <text:p>It really is! And the food is amaz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84_conv:10969</text:p>
          </table:table-cell>
          <table:table-cell table:style-name="ce2" office:value-type="string" calcext:value-type="string">
            <text:p>content</text:p>
          </table:table-cell>
          <table:table-cell table:style-name="ce4" office:value-type="string" calcext:value-type="string">
            <text:p>I have a memory of my Grandfather and I fishing on a lake. We didn't really catch anything_comma_ but I still have good memories of it.</text:p>
          </table:table-cell>
          <table:table-cell table:style-name="ce2" office:value-type="float" office:value="545" calcext:value-type="float">
            <text:p>545</text:p>
          </table:table-cell>
          <table:table-cell table:style-name="ce4" office:value-type="string" calcext:value-type="string">
            <text:p>I was thinking about my Granddad the other day. I remember this one time where we fished on a lake. It wasn't anything special really_comma_ but I still remember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used to go fishing with my grandpa a lot as a kid_comma_ brings back awesome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Yeah. I don't really fish much anymore so it only kind of adds to the thought of fishing being a ""my grandpa"" thing. I miss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feel the exact same way. i haven't fished in years for that same rea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32_conv:18465</text:p>
          </table:table-cell>
          <table:table-cell table:style-name="ce2" office:value-type="string" calcext:value-type="string">
            <text:p>disgusted</text:p>
          </table:table-cell>
          <table:table-cell table:style-name="ce4" office:value-type="string" calcext:value-type="string">
            <text:p>I ate 20 pizzas today. I never felt so disgusted with myself.</text:p>
          </table:table-cell>
          <table:table-cell table:style-name="ce2" office:value-type="float" office:value="209" calcext:value-type="float">
            <text:p>209</text:p>
          </table:table-cell>
          <table:table-cell table:style-name="ce4" office:value-type="string" calcext:value-type="string">
            <text:p>I ate 20 pizzas today. I've never felt so disgusted with mysel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20 pizzas!!! <text:s/>How did you fit that in your stomach without it explo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ve no idea! It may be because I consume that many pizzas on a daily basis. Maybe I should go see a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think I'd look into entering some eating contests if I wer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2_conv:624</text:p>
          </table:table-cell>
          <table:table-cell table:style-name="ce2" office:value-type="string" calcext:value-type="string">
            <text:p>jealous</text:p>
          </table:table-cell>
          <table:table-cell table:style-name="ce4" office:value-type="string" calcext:value-type="string">
            <text:p>I wish I was taller.</text:p>
          </table:table-cell>
          <table:table-cell table:style-name="ce2" office:value-type="float" office:value="4" calcext:value-type="float">
            <text:p>4</text:p>
          </table:table-cell>
          <table:table-cell table:style-name="ce4" office:value-type="string" calcext:value-type="string">
            <text:p>I wish I was tall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My husband has that issue. <text:s/>Are you shorter than aver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o I am 6 foot but want to be 6'6.</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ve heard of people trying to hang upside down for hours a day to lengthen themselves. <text:s/>Not that I think it works_comma_ but apparently many people would like to be tall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16_conv:24632</text:p>
          </table:table-cell>
          <table:table-cell table:style-name="ce2" office:value-type="string" calcext:value-type="string">
            <text:p>afraid</text:p>
          </table:table-cell>
          <table:table-cell table:style-name="ce4" office:value-type="string" calcext:value-type="string">
            <text:p>When I came home_comma_ the door was open and the lock broken. </text:p>
          </table:table-cell>
          <table:table-cell table:style-name="ce2" office:value-type="float" office:value="59" calcext:value-type="float">
            <text:p>59</text:p>
          </table:table-cell>
          <table:table-cell table:style-name="ce4" office:value-type="string" calcext:value-type="string">
            <text:p>When I came home from work yesterday_comma_ the front door was open and the lock broke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Someone broke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Looks like it. I was so afraid that I instantly called the police and went to my neighbors house until they arriv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Good thinking. <text:s/>Sounds like you should get yourself a new ho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18_conv:23236</text:p>
          </table:table-cell>
          <table:table-cell table:style-name="ce2" office:value-type="string" calcext:value-type="string">
            <text:p>anticipating</text:p>
          </table:table-cell>
          <table:table-cell table:style-name="ce4" office:value-type="string" calcext:value-type="string">
            <text:p>College football officially starts tomorrow. <text:s/>I can't wait to watch some football.</text:p>
          </table:table-cell>
          <table:table-cell table:style-name="ce2" office:value-type="float" office:value="322" calcext:value-type="float">
            <text:p>322</text:p>
          </table:table-cell>
          <table:table-cell table:style-name="ce4" office:value-type="string" calcext:value-type="string">
            <text:p>College football officially starts tomorr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Whoop Whoop! Thanks for reminding me. I have to purchase youtube live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can't wait to watch some footb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Same here! Who is your te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exas Tech Red Raid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Nice! I asdly am a corn husker. it's been a rough couple of yea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7_conv:1455</text:p>
          </table:table-cell>
          <table:table-cell table:style-name="ce2" office:value-type="string" calcext:value-type="string">
            <text:p>impressed</text:p>
          </table:table-cell>
          <table:table-cell table:style-name="ce4" office:value-type="string" calcext:value-type="string">
            <text:p>He actually came back with a gold medal_comma_ I was actually doubting him for a while.</text:p>
          </table:table-cell>
          <table:table-cell table:style-name="ce2" office:value-type="float" office:value="101" calcext:value-type="float">
            <text:p>101</text:p>
          </table:table-cell>
          <table:table-cell table:style-name="ce4" office:value-type="string" calcext:value-type="string">
            <text:p>He actually came back with a gold medal_comma_ I was actually doubting him for a whi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Who came back with a gold meda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1" calcext:value-type="float">
            <text:p>101</text:p>
          </table:table-cell>
          <table:table-cell table:style-name="ce4" office:value-type="string" calcext:value-type="string">
            <text:p>My friend_comma_ he won the 100 metre sprint carniv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Oh_comma_ nice. Well_comma_ if you work upon on something_comma_ anything is possible if you work upon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16_conv:11632</text:p>
          </table:table-cell>
          <table:table-cell table:style-name="ce2" office:value-type="string" calcext:value-type="string">
            <text:p>annoyed</text:p>
          </table:table-cell>
          <table:table-cell table:style-name="ce4" office:value-type="string" calcext:value-type="string">
            <text:p>I haven't been able to find <text:s text:c="5"/>my phone charger in 2 days.... grrrrr!</text:p>
          </table:table-cell>
          <table:table-cell table:style-name="ce2" office:value-type="float" office:value="397" calcext:value-type="float">
            <text:p>397</text:p>
          </table:table-cell>
          <table:table-cell table:style-name="ce4" office:value-type="string" calcext:value-type="string">
            <text:p><text:s/>I haven't been able to find my phone charger in 2 days.... grrrr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Well_comma_ I think you should get a new 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I am_comma_ I give up loo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can ask your best friends if they have a spare before spending money on a new one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38_conv:23876</text:p>
          </table:table-cell>
          <table:table-cell table:style-name="ce2" office:value-type="string" calcext:value-type="string">
            <text:p>disgusted</text:p>
          </table:table-cell>
          <table:table-cell table:style-name="ce4" office:value-type="string" calcext:value-type="string">
            <text:p>I was watching the news on social media and there was a terrible story on animal abuse. The kind of people that do this just make me sick.</text:p>
          </table:table-cell>
          <table:table-cell table:style-name="ce2" office:value-type="float" office:value="548" calcext:value-type="float">
            <text:p>548</text:p>
          </table:table-cell>
          <table:table-cell table:style-name="ce4" office:value-type="string" calcext:value-type="string">
            <text:p>I was watching the news on social media and there was a terrible story on animal abuse. The kind of people that do this just make me si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really do hate that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s unbelievable how cruel people can b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ts a sick sad wor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63_conv:12926</text:p>
          </table:table-cell>
          <table:table-cell table:style-name="ce2" office:value-type="string" calcext:value-type="string">
            <text:p>disappointed</text:p>
          </table:table-cell>
          <table:table-cell table:style-name="ce4" office:value-type="string" calcext:value-type="string">
            <text:p>I didnt ge ta job I wanted</text:p>
          </table:table-cell>
          <table:table-cell table:style-name="ce2" office:value-type="float" office:value="196" calcext:value-type="float">
            <text:p>196</text:p>
          </table:table-cell>
          <table:table-cell table:style-name="ce4" office:value-type="string" calcext:value-type="string">
            <text:p>I missed out on a job I wan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m sorry to hear that. what was the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was with a Contact Cen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love those type of job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05_conv:11411</text:p>
          </table:table-cell>
          <table:table-cell table:style-name="ce2" office:value-type="string" calcext:value-type="string">
            <text:p>terrified</text:p>
          </table:table-cell>
          <table:table-cell table:style-name="ce4" office:value-type="string" calcext:value-type="string">
            <text:p>I stay away from frogs!</text:p>
          </table:table-cell>
          <table:table-cell table:style-name="ce2" office:value-type="float" office:value="9" calcext:value-type="float">
            <text:p>9</text:p>
          </table:table-cell>
          <table:table-cell table:style-name="ce4" office:value-type="string" calcext:value-type="string">
            <text:p>I stay away from frog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like them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Frogs can suck it ind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Lol okay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64_conv:13528</text:p>
          </table:table-cell>
          <table:table-cell table:style-name="ce2" office:value-type="string" calcext:value-type="string">
            <text:p>furious</text:p>
          </table:table-cell>
          <table:table-cell table:style-name="ce4" office:value-type="string" calcext:value-type="string">
            <text:p>I am pissed off at Trump</text:p>
          </table:table-cell>
          <table:table-cell table:style-name="ce2" office:value-type="float" office:value="75" calcext:value-type="float">
            <text:p>75</text:p>
          </table:table-cell>
          <table:table-cell table:style-name="ce4" office:value-type="string" calcext:value-type="string">
            <text:p>I am so pissed off at Trump_comma_ he is the worst president ev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Why do you feel that way? <text:s/>Has he enacted any policies that directly affect you or anyone you know? <text:s/>For the record - I'm not too fond of him either_comma_ just curious more than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t is mostly because he is a racist misogeni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agree that he has said some things to suggest that. <text:s/>However_comma_ I do think he has done some good and wouldnt necessarily be the worst president we have ever h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8_conv:1837</text:p>
          </table:table-cell>
          <table:table-cell table:style-name="ce2" office:value-type="string" calcext:value-type="string">
            <text:p>joyful</text:p>
          </table:table-cell>
          <table:table-cell table:style-name="ce4" office:value-type="string" calcext:value-type="string">
            <text:p>I got really happy when my dad surprised me with my first car. I cannot remember feeling so joyful</text:p>
          </table:table-cell>
          <table:table-cell table:style-name="ce2" office:value-type="float" office:value="126" calcext:value-type="float">
            <text:p>126</text:p>
          </table:table-cell>
          <table:table-cell table:style-name="ce4" office:value-type="string" calcext:value-type="string">
            <text:p>I got really joyful when my dad got me my first vehicle. It was just a happy feel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ah. I know that feeling._comma_ although I had to buy my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a good feeling to get a vehicle when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What kind of car wa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1_conv:1303</text:p>
          </table:table-cell>
          <table:table-cell table:style-name="ce2" office:value-type="string" calcext:value-type="string">
            <text:p>guilty</text:p>
          </table:table-cell>
          <table:table-cell table:style-name="ce4" office:value-type="string" calcext:value-type="string">
            <text:p>I cheated on my girlfriend once.</text:p>
          </table:table-cell>
          <table:table-cell table:style-name="ce2" office:value-type="float" office:value="202" calcext:value-type="float">
            <text:p>202</text:p>
          </table:table-cell>
          <table:table-cell table:style-name="ce4" office:value-type="string" calcext:value-type="string">
            <text:p>I cheated on my girl friend once and haven't told her.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0" calcext:value-type="float">
            <text:p>180</text:p>
          </table:table-cell>
          <table:table-cell table:style-name="ce4" office:value-type="string" calcext:value-type="string">
            <text:p>Oh boy_comma_ that is a very delicate situation. Do you plan on telling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feel guilty but I know I will lose her if I tell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0" calcext:value-type="float">
            <text:p>180</text:p>
          </table:table-cell>
          <table:table-cell table:style-name="ce4" office:value-type="string" calcext:value-type="string">
            <text:p>I understand your fear_comma_ but it will be worse of you keep that big of a secret from her_comma_ especially if she finds out some other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48_conv:12696</text:p>
          </table:table-cell>
          <table:table-cell table:style-name="ce2" office:value-type="string" calcext:value-type="string">
            <text:p>faithful</text:p>
          </table:table-cell>
          <table:table-cell table:style-name="ce4" office:value-type="string" calcext:value-type="string">
            <text:p>i hear of people cheating all the time_comma_ i couldnt imagine ever cheating on my wife</text:p>
          </table:table-cell>
          <table:table-cell table:style-name="ce2" office:value-type="float" office:value="524" calcext:value-type="float">
            <text:p>524</text:p>
          </table:table-cell>
          <table:table-cell table:style-name="ce4" office:value-type="string" calcext:value-type="string">
            <text:p>i hate hearing of people cheating_comma_ i couldnt imagine cheating on my w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ell you're a good man. Not many of yall out there the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appreciate that_comma_ unfortunately that shouldnt be considered good just norma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Exactly. I still have hope for a new generation of nice guys to come along one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6_conv:23972</text:p>
          </table:table-cell>
          <table:table-cell table:style-name="ce2" office:value-type="string" calcext:value-type="string">
            <text:p>guilty</text:p>
          </table:table-cell>
          <table:table-cell table:style-name="ce4" office:value-type="string" calcext:value-type="string">
            <text:p>One day I was a bit short on cash so I didn't give a homeless man any money. I felt really bad_comma_ as I always try to give something to those that are in need.</text:p>
          </table:table-cell>
          <table:table-cell table:style-name="ce2" office:value-type="float" office:value="45" calcext:value-type="float">
            <text:p>45</text:p>
          </table:table-cell>
          <table:table-cell table:style-name="ce4" office:value-type="string" calcext:value-type="string">
            <text:p>There was a day that I was a bit short on cash on hand and I didn't give money to a homeless man. I usually always do_comma_ as I feel it's my part to help those in need_comma_ as I am blessed. I felt very bad that I didn't that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don't think you should feel too bad about missing one day! <text:s/>It sounds like you're generous regularly. <text:s/>I get i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homeless people aren't common in my area_comma_ so that's why I felt a bit bad abou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t's hard to see people and not be able to help. <text:s/>You seem really giv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14_conv:5229</text:p>
          </table:table-cell>
          <table:table-cell table:style-name="ce2" office:value-type="string" calcext:value-type="string">
            <text:p>angry</text:p>
          </table:table-cell>
          <table:table-cell table:style-name="ce4" office:value-type="string" calcext:value-type="string">
            <text:p>I ordered a product with express delivery_comma_ and it was delayed for a week!</text:p>
          </table:table-cell>
          <table:table-cell table:style-name="ce2" office:value-type="float" office:value="366" calcext:value-type="float">
            <text:p>366</text:p>
          </table:table-cell>
          <table:table-cell table:style-name="ce4" office:value-type="string" calcext:value-type="string">
            <text:p>Ugh_comma_ it is so frustrating when you pay extra for express delivery and the shipping company messed u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yea_comma_ I've had it happen a few times. It's even worse when they ""lose the package"" for a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s! That's why I have to stay on top of the package tracking because you never know when something could go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don't blame you. I try to keep tabs on them because I don't trust they will be delivered in time. I also set up a camera to catch deliveries that don't deliv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a smart idea! Hopefully I don't encounter issues like this again in the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02_conv:13204</text:p>
          </table:table-cell>
          <table:table-cell table:style-name="ce2" office:value-type="string" calcext:value-type="string">
            <text:p>confident</text:p>
          </table:table-cell>
          <table:table-cell table:style-name="ce4" office:value-type="string" calcext:value-type="string">
            <text:p>i lost a lot of weight i love walking around now shirtless</text:p>
          </table:table-cell>
          <table:table-cell table:style-name="ce2" office:value-type="float" office:value="271" calcext:value-type="float">
            <text:p>271</text:p>
          </table:table-cell>
          <table:table-cell table:style-name="ce4" office:value-type="string" calcext:value-type="string">
            <text:p>lost a lot of weight now i can walk around shirtless which i did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hopefully you are a guy? I know how you feel_comma_ it feels great to lose we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m male 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How much weight did you lose? I have lost over 100lb before. Does feel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7_conv:354</text:p>
          </table:table-cell>
          <table:table-cell table:style-name="ce2" office:value-type="string" calcext:value-type="string">
            <text:p>impressed</text:p>
          </table:table-cell>
          <table:table-cell table:style-name="ce4" office:value-type="string" calcext:value-type="string">
            <text:p>I asked my 7 year old what 12x12 was the other day_comma_ and he gave me the correct answer.</text:p>
          </table:table-cell>
          <table:table-cell table:style-name="ce2" office:value-type="float" office:value="71" calcext:value-type="float">
            <text:p>71</text:p>
          </table:table-cell>
          <table:table-cell table:style-name="ce4" office:value-type="string" calcext:value-type="string">
            <text:p>So_comma_ I asked my 7 year old what 12x12 was the other day_comma_ and he gave me the correct answer without hesitati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That's impressive_comma_ sounds like a smart young m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 calcext:value-type="float">
            <text:p>71</text:p>
          </table:table-cell>
          <table:table-cell table:style-name="ce4" office:value-type="string" calcext:value-type="string">
            <text:p>Thanks_comma_ I'm really proud of him. We homeschool so I guess I'm doing something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Sounds like it_comma_ Good for you gu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62_conv:5925</text:p>
          </table:table-cell>
          <table:table-cell table:style-name="ce2" office:value-type="string" calcext:value-type="string">
            <text:p>furious</text:p>
          </table:table-cell>
          <table:table-cell table:style-name="ce4" office:value-type="string" calcext:value-type="string">
            <text:p>I was behind a guy going 10 miles per hour under the speed limit the other day. But when we got to a light that just turned yellow he floored it leaving me at the red light. </text:p>
          </table:table-cell>
          <table:table-cell table:style-name="ce2" office:value-type="float" office:value="432" calcext:value-type="float">
            <text:p>432</text:p>
          </table:table-cell>
          <table:table-cell table:style-name="ce4" office:value-type="string" calcext:value-type="string">
            <text:p>So the other day I was behind a guy on a two lane road that was going 10 miles under the speed limit. We approached a light that turned yellow. He floored it and I got stuck at the red light. So m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1" calcext:value-type="float">
            <text:p>431</text:p>
          </table:table-cell>
          <table:table-cell table:style-name="ce4" office:value-type="string" calcext:value-type="string">
            <text:p>Well_comma_ at least you followed the law and didn't end up running a red l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2" calcext:value-type="float">
            <text:p>432</text:p>
          </table:table-cell>
          <table:table-cell table:style-name="ce4" office:value-type="string" calcext:value-type="string">
            <text:p>I guess I got that going for me. I wouldn't have hit the red light if he had been going the speed limi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1" calcext:value-type="float">
            <text:p>431</text:p>
          </table:table-cell>
          <table:table-cell table:style-name="ce4" office:value-type="string" calcext:value-type="string">
            <text:p>Yes_comma_ Better safe than sorry I gu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29_conv:10858</text:p>
          </table:table-cell>
          <table:table-cell table:style-name="ce2" office:value-type="string" calcext:value-type="string">
            <text:p>disgusted</text:p>
          </table:table-cell>
          <table:table-cell table:style-name="ce4" office:value-type="string" calcext:value-type="string">
            <text:p>I had been craving a burrito all day and my sweet boyfriend brought me one after work. I took a bite and found a hair in it!!! </text:p>
          </table:table-cell>
          <table:table-cell table:style-name="ce2" office:value-type="float" office:value="243" calcext:value-type="float">
            <text:p>243</text:p>
          </table:table-cell>
          <table:table-cell table:style-name="ce4" office:value-type="string" calcext:value-type="string">
            <text:p>I had been craving a burrito all day and my sweet boyfriend brought me one after wo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o you like Mexican style foo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Yes especially burritos_comma_ but after I took a bite_comma_ I found a hair in it and lost my appetit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Oh did you tell your boyfriend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34_conv:4269</text:p>
          </table:table-cell>
          <table:table-cell table:style-name="ce2" office:value-type="string" calcext:value-type="string">
            <text:p>caring</text:p>
          </table:table-cell>
          <table:table-cell table:style-name="ce4" office:value-type="string" calcext:value-type="string">
            <text:p>I spent today helping a friend of mine who <text:s/>is going through a really tough time right now.</text:p>
          </table:table-cell>
          <table:table-cell table:style-name="ce2" office:value-type="float" office:value="378" calcext:value-type="float">
            <text:p>378</text:p>
          </table:table-cell>
          <table:table-cell table:style-name="ce4" office:value-type="string" calcext:value-type="string">
            <text:p>Today I helped a friend of mie who is going through a rough time. Her husband has left her and he drained the bank accou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my gosh_comma_ how horrible! I hope she will b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8" calcext:value-type="float">
            <text:p>378</text:p>
          </table:table-cell>
          <table:table-cell table:style-name="ce4" office:value-type="string" calcext:value-type="string">
            <text:p>I think she will_comma_ we got coffee and I'm treating her to a spa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You are a nice friend_comma_ she's lucky to ha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98_conv:8796</text:p>
          </table:table-cell>
          <table:table-cell table:style-name="ce2" office:value-type="string" calcext:value-type="string">
            <text:p>embarrassed</text:p>
          </table:table-cell>
          <table:table-cell table:style-name="ce4" office:value-type="string" calcext:value-type="string">
            <text:p>I was chatting with this girl who I thought liked me_comma_ but she thought she was testing my friend.</text:p>
          </table:table-cell>
          <table:table-cell table:style-name="ce2" office:value-type="float" office:value="1" calcext:value-type="float">
            <text:p>1</text:p>
          </table:table-cell>
          <table:table-cell table:style-name="ce4" office:value-type="string" calcext:value-type="string">
            <text:p>I was chatting with this girl who I thought liked me_comma_ but she thought she was texting my fri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hat happened? Did you ask her to go out on a d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ah. When she said my friend's name_comma_ I told her she was texting the wrong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eah_comma_ that happens all the time with me. Well_comma_ actually_comma_ it doesn't_comma_ since I can't text because I wear Hulk Hands all the time. I just smash th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05_conv:19211</text:p>
          </table:table-cell>
          <table:table-cell table:style-name="ce2" office:value-type="string" calcext:value-type="string">
            <text:p>embarrassed</text:p>
          </table:table-cell>
          <table:table-cell table:style-name="ce4" office:value-type="string" calcext:value-type="string">
            <text:p>I was at an outdoor party last weekend. I got drunk and fell into the pool in front of everyone.</text:p>
          </table:table-cell>
          <table:table-cell table:style-name="ce2" office:value-type="float" office:value="297" calcext:value-type="float">
            <text:p>297</text:p>
          </table:table-cell>
          <table:table-cell table:style-name="ce4" office:value-type="string" calcext:value-type="string">
            <text:p>I was at an outdoor dinner party last week. I got drunk and fell into the pool in front of everyone. I felt so dum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so embarrassing_comma_ but hey everyone has those moments once in a whi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ea I think I am going to lay off the drinking fo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Good idea! And if ever you go back_comma_ just take it slow and eas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27_conv:22255</text:p>
          </table:table-cell>
          <table:table-cell table:style-name="ce2" office:value-type="string" calcext:value-type="string">
            <text:p>content</text:p>
          </table:table-cell>
          <table:table-cell table:style-name="ce4" office:value-type="string" calcext:value-type="string">
            <text:p>Finishing all my work and wrapping-up the day gives me the feeling of being at peace with the world.</text:p>
          </table:table-cell>
          <table:table-cell table:style-name="ce2" office:value-type="float" office:value="632" calcext:value-type="float">
            <text:p>632</text:p>
          </table:table-cell>
          <table:table-cell table:style-name="ce4" office:value-type="string" calcext:value-type="string">
            <text:p>When I've finished all my work for the day_comma_ and I reward myself with Youtube and a nice comfy sit-down_comma_ I feel at peace with the world. Know what I me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know exactly what you mean. Achievement and productivity then rest and relaxation provide a certain level of content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2" calcext:value-type="float">
            <text:p>632</text:p>
          </table:table-cell>
          <table:table-cell table:style-name="ce4" office:value-type="string" calcext:value-type="string">
            <text:p>'Contentment' was exactly the word I had on the tip of my tongue! I'm feeling like that now_comma_ actually. It's good to c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Glad I could relate my friend. Enjoy the rest of your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75_conv:12350</text:p>
          </table:table-cell>
          <table:table-cell table:style-name="ce2" office:value-type="string" calcext:value-type="string">
            <text:p>jealous</text:p>
          </table:table-cell>
          <table:table-cell table:style-name="ce4" office:value-type="string" calcext:value-type="string">
            <text:p>I am jealous of my coworker_comma_ they are very smart and athletic</text:p>
          </table:table-cell>
          <table:table-cell table:style-name="ce2" office:value-type="float" office:value="10" calcext:value-type="float">
            <text:p>10</text:p>
          </table:table-cell>
          <table:table-cell table:style-name="ce4" office:value-type="string" calcext:value-type="string">
            <text:p>I am jealous of my coworker_comma_ they are very smart and athletic</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Everyone has their strengths and weaknesses. Have you even been interested in athletic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_comma_ he is just more gifted tha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am sure there are some things you are more gifted at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96_conv:21792</text:p>
          </table:table-cell>
          <table:table-cell table:style-name="ce2" office:value-type="string" calcext:value-type="string">
            <text:p>proud</text:p>
          </table:table-cell>
          <table:table-cell table:style-name="ce4" office:value-type="string" calcext:value-type="string">
            <text:p>My husband got a raise at work! <text:s/>All those long hours are finally paying off!</text:p>
          </table:table-cell>
          <table:table-cell table:style-name="ce2" office:value-type="float" office:value="527" calcext:value-type="float">
            <text:p>527</text:p>
          </table:table-cell>
          <table:table-cell table:style-name="ce4" office:value-type="string" calcext:value-type="string">
            <text:p>My husband got a nice raise at wo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That must have been a good thing did y'all celeb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We're gonna have to celebrate by making larger student loan payments haha. <text:s/>But we're happy all those long hours are paying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hard work should pay off nice to hear about some one getting back after they put in 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80_conv:4561</text:p>
          </table:table-cell>
          <table:table-cell table:style-name="ce2" office:value-type="string" calcext:value-type="string">
            <text:p>excited</text:p>
          </table:table-cell>
          <table:table-cell table:style-name="ce4" office:value-type="string" calcext:value-type="string">
            <text:p>I just found out that I got the job I have been hoping for. I just graduated college in the spring and was hoping for this job.</text:p>
          </table:table-cell>
          <table:table-cell table:style-name="ce2" office:value-type="float" office:value="243" calcext:value-type="float">
            <text:p>243</text:p>
          </table:table-cell>
          <table:table-cell table:style-name="ce4" office:value-type="string" calcext:value-type="string">
            <text:p>I just found out that I got the job I have been hoping f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Great_comma_ when will you st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start training in 2 weeks. I just graduated college in the spring and this was my dream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Fantastic_comma_ keep your spirits up and the sky's the lim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08_conv:11417</text:p>
          </table:table-cell>
          <table:table-cell table:style-name="ce2" office:value-type="string" calcext:value-type="string">
            <text:p>furious</text:p>
          </table:table-cell>
          <table:table-cell table:style-name="ce4" office:value-type="string" calcext:value-type="string">
            <text:p>I woke up last night and my son was peeing <text:s/>in my floor!</text:p>
          </table:table-cell>
          <table:table-cell table:style-name="ce2" office:value-type="float" office:value="262" calcext:value-type="float">
            <text:p>262</text:p>
          </table:table-cell>
          <table:table-cell table:style-name="ce4" office:value-type="string" calcext:value-type="string">
            <text:p>Last night I woke to my son peeing in my bedroom floo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not a good thing to wake up to haha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He is only 3. But I hope he never does it again. I was prett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yeah i can relate to your anger i have kids myself and have expiriencee similar situation but after you will remmeber and laugh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 is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69_conv:9338</text:p>
          </table:table-cell>
          <table:table-cell table:style-name="ce2" office:value-type="string" calcext:value-type="string">
            <text:p>anxious</text:p>
          </table:table-cell>
          <table:table-cell table:style-name="ce4" office:value-type="string" calcext:value-type="string">
            <text:p>I am scared about growing up_comma_ it is sort of unnerving</text:p>
          </table:table-cell>
          <table:table-cell table:style-name="ce2" office:value-type="float" office:value="10" calcext:value-type="float">
            <text:p>10</text:p>
          </table:table-cell>
          <table:table-cell table:style-name="ce4" office:value-type="string" calcext:value-type="string">
            <text:p>I am scared about growing up_comma_ it is sort of unnerv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That's true.. It is challenging. how old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21_comma_ so sort of an adult_comma_ but not 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t is natural to feel that way in early 20's_comma_ trust me. you will adapt with time though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33_conv:7267</text:p>
          </table:table-cell>
          <table:table-cell table:style-name="ce2" office:value-type="string" calcext:value-type="string">
            <text:p>sentimental</text:p>
          </table:table-cell>
          <table:table-cell table:style-name="ce4" office:value-type="string" calcext:value-type="string">
            <text:p>I am really not a very sentimental person but it makes me feel very special whenever my husband takes me back to the place we spent our anniversary. <text:s/>It is a beautiful bed and breakfast and we love going there whenever we can. <text:s/>We feel like it </text:p>
          </table:table-cell>
          <table:table-cell table:style-name="ce2" office:value-type="float" office:value="103" calcext:value-type="float">
            <text:p>103</text:p>
          </table:table-cell>
          <table:table-cell table:style-name="ce4" office:value-type="string" calcext:value-type="string">
            <text:p>I am not really a sentimental person but I always feel so special when my husband takes me back to the place we spent our anniversa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great. I bet it is a very special place for you tw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Yes_comma_ it is a very private Bed and Breakfast and we try to go back as often as we c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Sounds like a nice little place. I am glad you two have that spot to sh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65_conv:9731</text:p>
          </table:table-cell>
          <table:table-cell table:style-name="ce2" office:value-type="string" calcext:value-type="string">
            <text:p>anticipating</text:p>
          </table:table-cell>
          <table:table-cell table:style-name="ce4" office:value-type="string" calcext:value-type="string">
            <text:p>My birthday is coming up in a week. I'm going to be seeing friends that I haven't seen in years.</text:p>
          </table:table-cell>
          <table:table-cell table:style-name="ce2" office:value-type="float" office:value="503" calcext:value-type="float">
            <text:p>503</text:p>
          </table:table-cell>
          <table:table-cell table:style-name="ce4" office:value-type="string" calcext:value-type="string">
            <text:p>My birthday is coming up next week. I'm really looking forward to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hat will your new age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ll be turning 35. And some friends are coming that I haven't seen in years_comma_ it'll be great to see them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ou should have a great time_comma_ congrats on the new 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00_conv:16601</text:p>
          </table:table-cell>
          <table:table-cell table:style-name="ce2" office:value-type="string" calcext:value-type="string">
            <text:p>confident</text:p>
          </table:table-cell>
          <table:table-cell table:style-name="ce4" office:value-type="string" calcext:value-type="string">
            <text:p>I recently spoke at a conference. It was a little nerve-wracking but I was really excited and felt great as I knew that I knew my speech front to back without needing to practice too much.</text:p>
          </table:table-cell>
          <table:table-cell table:style-name="ce2" office:value-type="float" office:value="473" calcext:value-type="float">
            <text:p>473</text:p>
          </table:table-cell>
          <table:table-cell table:style-name="ce4" office:value-type="string" calcext:value-type="string">
            <text:p>I spoke at a conference recently. I was a little scared going into it but felt great as I knew I knew my spee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Oh nice! That's super brave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m actually one of those fortunate people who doesn't have a fear of public speak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That's a great skill to 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16_conv:18432</text:p>
          </table:table-cell>
          <table:table-cell table:style-name="ce2" office:value-type="string" calcext:value-type="string">
            <text:p>furious</text:p>
          </table:table-cell>
          <table:table-cell table:style-name="ce4" office:value-type="string" calcext:value-type="string">
            <text:p>My dog pooped on the rug today. I was so mad!</text:p>
          </table:table-cell>
          <table:table-cell table:style-name="ce2" office:value-type="float" office:value="209" calcext:value-type="float">
            <text:p>209</text:p>
          </table:table-cell>
          <table:table-cell table:style-name="ce4" office:value-type="string" calcext:value-type="string">
            <text:p>My dog pooped on my new chaise rug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MG. I think I would have pass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lmost did from the rage I had! She always does this! Maybe she just doesn't like fancy ru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Did you take the time to walk her outsi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3_conv:7966</text:p>
          </table:table-cell>
          <table:table-cell table:style-name="ce2" office:value-type="string" calcext:value-type="string">
            <text:p>anxious</text:p>
          </table:table-cell>
          <table:table-cell table:style-name="ce4" office:value-type="string" calcext:value-type="string">
            <text:p>going to the dentist</text:p>
          </table:table-cell>
          <table:table-cell table:style-name="ce2" office:value-type="float" office:value="462" calcext:value-type="float">
            <text:p>462</text:p>
          </table:table-cell>
          <table:table-cell table:style-name="ce4" office:value-type="string" calcext:value-type="string">
            <text:p>I have a dentist appointment first thing tomorrow morning.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e dentist makes me a bit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t makes me VERY nervous. I hate it. I'll probably barely sleep tonight because of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ll at least think about the fact that it's a good thing to go to the denti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50_conv:9100</text:p>
          </table:table-cell>
          <table:table-cell table:style-name="ce2" office:value-type="string" calcext:value-type="string">
            <text:p>content</text:p>
          </table:table-cell>
          <table:table-cell table:style-name="ce4" office:value-type="string" calcext:value-type="string">
            <text:p>I really wanted to get an A in this computer science class that I took. Instead I got a B but that's good enough for me.</text:p>
          </table:table-cell>
          <table:table-cell table:style-name="ce2" office:value-type="float" office:value="55" calcext:value-type="float">
            <text:p>55</text:p>
          </table:table-cell>
          <table:table-cell table:style-name="ce4" office:value-type="string" calcext:value-type="string">
            <text:p>I really wanted to get an A in this computer science class but hey I got a B so that's f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ats awesome. B is great and you'll smash it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hope so_comma_ I just really need to learn how to get better at it since it is my maj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guess to keep on trying and don't be so hard on yourself_comma_ a B grade is good enough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64_conv:2529</text:p>
          </table:table-cell>
          <table:table-cell table:style-name="ce2" office:value-type="string" calcext:value-type="string">
            <text:p>content</text:p>
          </table:table-cell>
          <table:table-cell table:style-name="ce4" office:value-type="string" calcext:value-type="string">
            <text:p>Had a really good spaghetti dinner tonight. Just relaxing and getting some work done now. Feeling pretty accomplished today.</text:p>
          </table:table-cell>
          <table:table-cell table:style-name="ce2" office:value-type="float" office:value="273" calcext:value-type="float">
            <text:p>273</text:p>
          </table:table-cell>
          <table:table-cell table:style-name="ce4" office:value-type="string" calcext:value-type="string">
            <text:p>Had a really good spaghetti dinner tonight. Just relaxing and getting some work done now. Feeling pretty accomplished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Big dinners are always a great way to tie everything up at the end of the day. Was it a pretty long da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ith work_comma_ yeah. It was also nice because we had everyone in the family there_comma_ about 9 of us_comma_ with lots of kids. Very lively dinner 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Haha I bet! Always great to have everyone together_comma_ though_comma_ really gets your mind off all the stresses of dail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44_conv:11888</text:p>
          </table:table-cell>
          <table:table-cell table:style-name="ce2" office:value-type="string" calcext:value-type="string">
            <text:p>embarrassed</text:p>
          </table:table-cell>
          <table:table-cell table:style-name="ce4" office:value-type="string" calcext:value-type="string">
            <text:p>I was at a work dinner and I wanted to help open an expensive wine bottle. By mistake_comma_ it fell. I felt bad about it.</text:p>
          </table:table-cell>
          <table:table-cell table:style-name="ce2" office:value-type="float" office:value="7" calcext:value-type="float">
            <text:p>7</text:p>
          </table:table-cell>
          <table:table-cell table:style-name="ce4" office:value-type="string" calcext:value-type="string">
            <text:p>I was at a work dinner and I wanted to help open an expensive wine bottle. By mistake_comma_ it fell. I felt bad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Mistakes happen! I am sure people aren't too upset. I have numb hands so I drop things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but it is a little bit embarra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 is true! But it's part of life_comma_ stuff happens. Not the worst!</text:p>
          </table:table-cell>
          <table:table-cell table:number-columns-repeated="1019"/>
        </table:table-row>
        <table:table-row table:style-name="ro1">
          <table:table-cell table:style-name="ce2" office:value-type="string" calcext:value-type="string">
            <text:p>hit:8576_conv:17152</text:p>
          </table:table-cell>
          <table:table-cell table:style-name="ce2" office:value-type="string" calcext:value-type="string">
            <text:p>ashamed</text:p>
          </table:table-cell>
          <table:table-cell table:style-name="ce4" office:value-type="string" calcext:value-type="string">
            <text:p>I dropped the stromboli.</text:p>
          </table:table-cell>
          <table:table-cell table:style-name="ce2" office:value-type="float" office:value="1" calcext:value-type="float">
            <text:p>1</text:p>
          </table:table-cell>
          <table:table-cell table:style-name="ce4" office:value-type="string" calcext:value-type="string">
            <text:p>I dropped the stromboli.</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Dang_comma_ that must have been difficult to clean up_comma_ what did you eat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y friend was really looking forward to it. We had ramen inst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Ramen_comma_ ah you must be in colle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52_conv:9104</text:p>
          </table:table-cell>
          <table:table-cell table:style-name="ce2" office:value-type="string" calcext:value-type="string">
            <text:p>proud</text:p>
          </table:table-cell>
          <table:table-cell table:style-name="ce4" office:value-type="string" calcext:value-type="string">
            <text:p>I felt happy to be nominated for an award</text:p>
          </table:table-cell>
          <table:table-cell table:style-name="ce2" office:value-type="float" office:value="329" calcext:value-type="float">
            <text:p>329</text:p>
          </table:table-cell>
          <table:table-cell table:style-name="ce4" office:value-type="string" calcext:value-type="string">
            <text:p>I was nominated for the best employee of the month awar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1" calcext:value-type="float">
            <text:p>171</text:p>
          </table:table-cell>
          <table:table-cell table:style-name="ce4" office:value-type="string" calcext:value-type="string">
            <text:p>that is a very good achievement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nk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1" calcext:value-type="float">
            <text:p>171</text:p>
          </table:table-cell>
          <table:table-cell table:style-name="ce4" office:value-type="string" calcext:value-type="string">
            <text:p>what do you do for you to become the best employ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Just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4_conv:1329</text:p>
          </table:table-cell>
          <table:table-cell table:style-name="ce2" office:value-type="string" calcext:value-type="string">
            <text:p>surprised</text:p>
          </table:table-cell>
          <table:table-cell table:style-name="ce4" office:value-type="string" calcext:value-type="string">
            <text:p>I was pretty amazed when my grand father bought me a gold wrist watch</text:p>
          </table:table-cell>
          <table:table-cell table:style-name="ce2" office:value-type="float" office:value="183" calcext:value-type="float">
            <text:p>183</text:p>
          </table:table-cell>
          <table:table-cell table:style-name="ce4" office:value-type="string" calcext:value-type="string">
            <text:p>I was amazed because I thought he had no money_comma_ I was not expecting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Why? What was the unexpected thing t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That he bought me a watch_comma_ not just a watch but g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Who bought you this golden watch? Was it a wiz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14_conv:16028</text:p>
          </table:table-cell>
          <table:table-cell table:style-name="ce2" office:value-type="string" calcext:value-type="string">
            <text:p>surprised</text:p>
          </table:table-cell>
          <table:table-cell table:style-name="ce4" office:value-type="string" calcext:value-type="string">
            <text:p>I am horrible at cooking_comma_ but I recently tried out a new recipe. It came out really good!</text:p>
          </table:table-cell>
          <table:table-cell table:style-name="ce2" office:value-type="float" office:value="99" calcext:value-type="float">
            <text:p>99</text:p>
          </table:table-cell>
          <table:table-cell table:style-name="ce4" office:value-type="string" calcext:value-type="string">
            <text:p>I am horrible at cooking_comma_ but I recently tried out a new recip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8" calcext:value-type="float">
            <text:p>618</text:p>
          </table:table-cell>
          <table:table-cell table:style-name="ce4" office:value-type="string" calcext:value-type="string">
            <text:p>I have found that using alot of online recipes with good instructions helps. Cannabis also induces hunger and reduced adhd thus it helps me pay better attention_comma_ even more so when I'm hungry a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awesome! I was shocked to find my recipe came out prett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8" calcext:value-type="float">
            <text:p>618</text:p>
          </table:table-cell>
          <table:table-cell table:style-name="ce4" office:value-type="string" calcext:value-type="string">
            <text:p>yes I always pay attention to the reviews and peoples personal comments_comma_ they can often be pricel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98_conv:16597</text:p>
          </table:table-cell>
          <table:table-cell table:style-name="ce2" office:value-type="string" calcext:value-type="string">
            <text:p>content</text:p>
          </table:table-cell>
          <table:table-cell table:style-name="ce4" office:value-type="string" calcext:value-type="string">
            <text:p>I finally got all of my work done for the day. Now I can go home and just relax for the rest of the evening.</text:p>
          </table:table-cell>
          <table:table-cell table:style-name="ce2" office:value-type="float" office:value="503" calcext:value-type="float">
            <text:p>503</text:p>
          </table:table-cell>
          <table:table-cell table:style-name="ce4" office:value-type="string" calcext:value-type="string">
            <text:p>Whew. I finally got all of my work done for the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 is a good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t really is! Now I can go home and just relax for the rest of the eve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ice! No kids a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Nope_comma_ just me. So it's nice and qui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_conv:182</text:p>
          </table:table-cell>
          <table:table-cell table:style-name="ce2" office:value-type="string" calcext:value-type="string">
            <text:p>excited</text:p>
          </table:table-cell>
          <table:table-cell table:style-name="ce4" office:value-type="string" calcext:value-type="string">
            <text:p>When the Falcons won the game I was excited.</text:p>
          </table:table-cell>
          <table:table-cell table:style-name="ce2" office:value-type="float" office:value="4" calcext:value-type="float">
            <text:p>4</text:p>
          </table:table-cell>
          <table:table-cell table:style-name="ce4" office:value-type="string" calcext:value-type="string">
            <text:p>When the Falcons won the game I was exci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game did they w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e NFC championsh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Really? I don't recall that at all. I remember them choking. I could be w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37_conv:16875</text:p>
          </table:table-cell>
          <table:table-cell table:style-name="ce2" office:value-type="string" calcext:value-type="string">
            <text:p>lonely</text:p>
          </table:table-cell>
          <table:table-cell table:style-name="ce4" office:value-type="string" calcext:value-type="string">
            <text:p>My husband had to go out of town for work this week. It's just me and the kids here.</text:p>
          </table:table-cell>
          <table:table-cell table:style-name="ce2" office:value-type="float" office:value="530" calcext:value-type="float">
            <text:p>530</text:p>
          </table:table-cell>
          <table:table-cell table:style-name="ce4" office:value-type="string" calcext:value-type="string">
            <text:p>My husband had to go to a conference for the entire week all the way across the count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ere did he end up flying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regon! All the way from Alabama! It's just me and the kids here and they're on bed and I'm bored to dea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a long trip_comma_ do you have anything you can do to keep yourself occup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found my old Super Nintendo and I've been playing all my old retro game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0_conv:840</text:p>
          </table:table-cell>
          <table:table-cell table:style-name="ce2" office:value-type="string" calcext:value-type="string">
            <text:p>lonely</text:p>
          </table:table-cell>
          <table:table-cell table:style-name="ce4" office:value-type="string" calcext:value-type="string">
            <text:p>I felt lonely when I was in my senior year of college_comma_ studying all of the time and single.</text:p>
          </table:table-cell>
          <table:table-cell table:style-name="ce2" office:value-type="float" office:value="150" calcext:value-type="float">
            <text:p>150</text:p>
          </table:table-cell>
          <table:table-cell table:style-name="ce4" office:value-type="string" calcext:value-type="string">
            <text:p>Hey_comma_ I used to fill lonely in college - my senior year. I was studying all of the time and singl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2" calcext:value-type="float">
            <text:p>142</text:p>
          </table:table-cell>
          <table:table-cell table:style-name="ce4" office:value-type="string" calcext:value-type="string">
            <text:p>I am sorry to hear that. Are you doing bett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0" calcext:value-type="float">
            <text:p>150</text:p>
          </table:table-cell>
          <table:table-cell table:style-name="ce4" office:value-type="string" calcext:value-type="string">
            <text:p>Yes_comma_ that was some time ago. I'm mostly too busy to fill lonely_comma_ and around people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2" calcext:value-type="float">
            <text:p>142</text:p>
          </table:table-cell>
          <table:table-cell table:style-name="ce4" office:value-type="string" calcext:value-type="string">
            <text:p>I like keeping busy too. It really helps me stay sa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0" calcext:value-type="float">
            <text:p>150</text:p>
          </table:table-cell>
          <table:table-cell table:style-name="ce4" office:value-type="string" calcext:value-type="string">
            <text:p>Yes_comma_ so what are the things on your schedule typic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0_conv:1080</text:p>
          </table:table-cell>
          <table:table-cell table:style-name="ce2" office:value-type="string" calcext:value-type="string">
            <text:p>proud</text:p>
          </table:table-cell>
          <table:table-cell table:style-name="ce4" office:value-type="string" calcext:value-type="string">
            <text:p>I'm so happy with all my achievements i have made in life.</text:p>
          </table:table-cell>
          <table:table-cell table:style-name="ce2" office:value-type="float" office:value="6" calcext:value-type="float">
            <text:p>6</text:p>
          </table:table-cell>
          <table:table-cell table:style-name="ce4" office:value-type="string" calcext:value-type="string">
            <text:p>I'm so happy with all my achievements i have made in lif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ow! It looks great that you feel achie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The most outstanding achievement is when i was able to graduate with my Doctoral degree by the age of 30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Congrats Doctor!! your parents would have been proud of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72_conv:21944</text:p>
          </table:table-cell>
          <table:table-cell table:style-name="ce2" office:value-type="string" calcext:value-type="string">
            <text:p>trusting</text:p>
          </table:table-cell>
          <table:table-cell table:style-name="ce4" office:value-type="string" calcext:value-type="string">
            <text:p>I trust my own intuitions when it comes to my health.</text:p>
          </table:table-cell>
          <table:table-cell table:style-name="ce2" office:value-type="float" office:value="588" calcext:value-type="float">
            <text:p>588</text:p>
          </table:table-cell>
          <table:table-cell table:style-name="ce4" office:value-type="string" calcext:value-type="string">
            <text:p>I trust the way my body feels to know if I'm generally healthy or no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Usually it will let you know if something is wrong. Part of how we are design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Exactly! The human body is intere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is_comma_ everything has to be balanced just right_comma_ or else we feel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1_conv:13782</text:p>
          </table:table-cell>
          <table:table-cell table:style-name="ce2" office:value-type="string" calcext:value-type="string">
            <text:p>impressed</text:p>
          </table:table-cell>
          <table:table-cell table:style-name="ce4" office:value-type="string" calcext:value-type="string">
            <text:p>For the first time_comma_ my son went to the doctor without crying.</text:p>
          </table:table-cell>
          <table:table-cell table:style-name="ce2" office:value-type="float" office:value="7" calcext:value-type="float">
            <text:p>7</text:p>
          </table:table-cell>
          <table:table-cell table:style-name="ce4" office:value-type="string" calcext:value-type="string">
            <text:p>For the first time_comma_ my son went to the doctor without cry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Wow_comma_ you must be proud! How old i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He is six years old. He used to make us go through hell to take him to the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They grow up so fast! Glad he isn't scared any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90_conv:17380</text:p>
          </table:table-cell>
          <table:table-cell table:style-name="ce2" office:value-type="string" calcext:value-type="string">
            <text:p>anxious</text:p>
          </table:table-cell>
          <table:table-cell table:style-name="ce4" office:value-type="string" calcext:value-type="string">
            <text:p>I'm getting anxious thinking about moving in 2 weeks_comma_ I hope I like the city I'm moving to!</text:p>
          </table:table-cell>
          <table:table-cell table:style-name="ce2" office:value-type="float" office:value="448" calcext:value-type="float">
            <text:p>448</text:p>
          </table:table-cell>
          <table:table-cell table:style-name="ce4" office:value-type="string" calcext:value-type="string">
            <text:p>I'm getting anxious thinking about moving in 2 weeks_comma_ I hope I like the city I'm moving t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t would be nerve racking_comma_ but also fun I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exactly_comma_ I'm nervous but at the same time I like the idea of a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Do you have a job lined up al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s_comma_ that is the prime reason we are moving so that's another posit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Well you are ahead of the game_comma_ more so than most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50_conv:6101</text:p>
          </table:table-cell>
          <table:table-cell table:style-name="ce2" office:value-type="string" calcext:value-type="string">
            <text:p>confident</text:p>
          </table:table-cell>
          <table:table-cell table:style-name="ce4" office:value-type="string" calcext:value-type="string">
            <text:p>i feel i will do well on my test next week</text:p>
          </table:table-cell>
          <table:table-cell table:style-name="ce2" office:value-type="float" office:value="44" calcext:value-type="float">
            <text:p>44</text:p>
          </table:table-cell>
          <table:table-cell table:style-name="ce4" office:value-type="string" calcext:value-type="string">
            <text:p>i feel i will do well on my test nex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you do! What is the test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chemis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an. That was a difficult subject for me after Physics. Are you a science maj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93_conv:3986</text:p>
          </table:table-cell>
          <table:table-cell table:style-name="ce2" office:value-type="string" calcext:value-type="string">
            <text:p>grateful</text:p>
          </table:table-cell>
          <table:table-cell table:style-name="ce4" office:value-type="string" calcext:value-type="string">
            <text:p>My wife gave me a gift for christmas</text:p>
          </table:table-cell>
          <table:table-cell table:style-name="ce2" office:value-type="float" office:value="329" calcext:value-type="float">
            <text:p>329</text:p>
          </table:table-cell>
          <table:table-cell table:style-name="ce4" office:value-type="string" calcext:value-type="string">
            <text:p>I was really happy and appreciativ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what about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 a frien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but what ab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35_conv:8271</text:p>
          </table:table-cell>
          <table:table-cell table:style-name="ce2" office:value-type="string" calcext:value-type="string">
            <text:p>sad</text:p>
          </table:table-cell>
          <table:table-cell table:style-name="ce4" office:value-type="string" calcext:value-type="string">
            <text:p>My dog had to be euthanized last week. <text:s/>I am hurting so bad.</text:p>
          </table:table-cell>
          <table:table-cell table:style-name="ce2" office:value-type="float" office:value="322" calcext:value-type="float">
            <text:p>322</text:p>
          </table:table-cell>
          <table:table-cell table:style-name="ce4" office:value-type="string" calcext:value-type="string">
            <text:p>My dog had to be euthanized last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orry to hear that.. what happened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He was very old and had complications. <text:s/>I am hurting so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o you plan to look at getting another dog in the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_conv:220</text:p>
          </table:table-cell>
          <table:table-cell table:style-name="ce2" office:value-type="string" calcext:value-type="string">
            <text:p>ashamed</text:p>
          </table:table-cell>
          <table:table-cell table:style-name="ce4" office:value-type="string" calcext:value-type="string">
            <text:p>I am ashamed I lied to the police.</text:p>
          </table:table-cell>
          <table:table-cell table:style-name="ce2" office:value-type="float" office:value="4" calcext:value-type="float">
            <text:p>4</text:p>
          </table:table-cell>
          <table:table-cell table:style-name="ce4" office:value-type="string" calcext:value-type="string">
            <text:p>I lied to the police. I am asham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ou should never lie to them. What did you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said I did not know where my friend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Did your friend do something bad? Why were they looking for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32_conv:12264</text:p>
          </table:table-cell>
          <table:table-cell table:style-name="ce2" office:value-type="string" calcext:value-type="string">
            <text:p>nostalgic</text:p>
          </table:table-cell>
          <table:table-cell table:style-name="ce4" office:value-type="string" calcext:value-type="string">
            <text:p>I have felt a little alone all week. My friends have been busy</text:p>
          </table:table-cell>
          <table:table-cell table:style-name="ce2" office:value-type="float" office:value="126" calcext:value-type="float">
            <text:p>126</text:p>
          </table:table-cell>
          <table:table-cell table:style-name="ce4" office:value-type="string" calcext:value-type="string">
            <text:p>I felt pretty alone last week. All of my friends were bus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Thats never fun. Hope you can make time with them nex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going to try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Good_comma_ friends are worth trying repeatedly f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76_conv:7152</text:p>
          </table:table-cell>
          <table:table-cell table:style-name="ce2" office:value-type="string" calcext:value-type="string">
            <text:p>excited</text:p>
          </table:table-cell>
          <table:table-cell table:style-name="ce4" office:value-type="string" calcext:value-type="string">
            <text:p>My friend from down South is visiting this week. I am very happy for her arrival!</text:p>
          </table:table-cell>
          <table:table-cell table:style-name="ce2" office:value-type="float" office:value="64" calcext:value-type="float">
            <text:p>64</text:p>
          </table:table-cell>
          <table:table-cell table:style-name="ce4" office:value-type="string" calcext:value-type="string">
            <text:p>A have a friend that is going to be visiting me this week! I cannot wa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How did you meet your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She was a very close college friend and now she lives a few hours sou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College and high school friends are always close to the heart. I'm glad she lives fairly clo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53_conv:19706</text:p>
          </table:table-cell>
          <table:table-cell table:style-name="ce2" office:value-type="string" calcext:value-type="string">
            <text:p>faithful</text:p>
          </table:table-cell>
          <table:table-cell table:style-name="ce4" office:value-type="string" calcext:value-type="string">
            <text:p>There were things in my life that can only be described as the work of higher power.</text:p>
          </table:table-cell>
          <table:table-cell table:style-name="ce2" office:value-type="float" office:value="326" calcext:value-type="float">
            <text:p>326</text:p>
          </table:table-cell>
          <table:table-cell table:style-name="ce4" office:value-type="string" calcext:value-type="string">
            <text:p>Some things in my life can only be described by word - providenc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at does providence m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Means something extraordinary_comma_ like higher pow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kay_comma_ tell me more about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91_conv:7983</text:p>
          </table:table-cell>
          <table:table-cell table:style-name="ce2" office:value-type="string" calcext:value-type="string">
            <text:p>impressed</text:p>
          </table:table-cell>
          <table:table-cell table:style-name="ce4" office:value-type="string" calcext:value-type="string">
            <text:p>I recently saw my friend's play. He was fantastic in it.</text:p>
          </table:table-cell>
          <table:table-cell table:style-name="ce2" office:value-type="float" office:value="64" calcext:value-type="float">
            <text:p>64</text:p>
          </table:table-cell>
          <table:table-cell table:style-name="ce4" office:value-type="string" calcext:value-type="string">
            <text:p>I recently attended a play. My friend's acting was significa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really awesome that you supported your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am very glad that I went and supported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sure he really appreciated you support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14_conv:5829</text:p>
          </table:table-cell>
          <table:table-cell table:style-name="ce2" office:value-type="string" calcext:value-type="string">
            <text:p>devastated</text:p>
          </table:table-cell>
          <table:table-cell table:style-name="ce4" office:value-type="string" calcext:value-type="string">
            <text:p>MY favorite restaurant is closing this weekend. I am distraught!</text:p>
          </table:table-cell>
          <table:table-cell table:style-name="ce2" office:value-type="float" office:value="27" calcext:value-type="float">
            <text:p>27</text:p>
          </table:table-cell>
          <table:table-cell table:style-name="ce4" office:value-type="string" calcext:value-type="string">
            <text:p>MY favorite restaurant is closing its doors forev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kind of place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a tiny soul food restaurant owned by a nice family. ITs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was your fav dish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 peach cobbler was the best I ever h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16_conv:21833</text:p>
          </table:table-cell>
          <table:table-cell table:style-name="ce2" office:value-type="string" calcext:value-type="string">
            <text:p>caring</text:p>
          </table:table-cell>
          <table:table-cell table:style-name="ce4" office:value-type="string" calcext:value-type="string">
            <text:p>My friend has been feeling sick a lot lately and I worry about her health.</text:p>
          </table:table-cell>
          <table:table-cell table:style-name="ce2" office:value-type="float" office:value="420" calcext:value-type="float">
            <text:p>420</text:p>
          </table:table-cell>
          <table:table-cell table:style-name="ce4" office:value-type="string" calcext:value-type="string">
            <text:p>My friend has been sick a lot recently and I am worried about 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That sucks_comma_ hopefully its just something minor. You're a good person for taking care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s. <text:s/>She has been vomiting and having diarhea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Oh_comma_ that sounds bad_comma_ probably a stomach virus. those s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s. <text:s/>It has just happened on and off for month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01_conv:23603</text:p>
          </table:table-cell>
          <table:table-cell table:style-name="ce2" office:value-type="string" calcext:value-type="string">
            <text:p>annoyed</text:p>
          </table:table-cell>
          <table:table-cell table:style-name="ce4" office:value-type="string" calcext:value-type="string">
            <text:p>My classmates at university are so gossip-y. They get so catty with one another_comma_ and spread rumors behind each other's backs. We're in a small major_comma_ so everyone knows everyone in this group of 50 students_comma_ and a lot of them dislike each other for no good reason.</text:p>
          </table:table-cell>
          <table:table-cell table:style-name="ce2" office:value-type="float" office:value="273" calcext:value-type="float">
            <text:p>273</text:p>
          </table:table-cell>
          <table:table-cell table:style-name="ce4" office:value-type="string" calcext:value-type="string">
            <text:p>My classmates at university are so gossip-y. They get so catty with one another_comma_ and spread rumors behind each other's backs. We're in a small major_comma_ so everyone knows everyone in this group of 50 students_comma_ and a lot of them dislike each other for no good reas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et that_comma_ I have had jobs like that_comma_ some people just thrive on drama_comma_ they do not enjoy anything more than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t seems like it_comma_ right? The things they chirp and fight about seem so pointless. Must be because they're bored_comma_ I dunno. I just stay out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understand that_comma_ that is a great move by you_comma_ do not get sucked 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99_conv:18399</text:p>
          </table:table-cell>
          <table:table-cell table:style-name="ce2" office:value-type="string" calcext:value-type="string">
            <text:p>guilty</text:p>
          </table:table-cell>
          <table:table-cell table:style-name="ce4" office:value-type="string" calcext:value-type="string">
            <text:p>I took money from my daughter's piggy bank. <text:s/>I feel so ashamed. </text:p>
          </table:table-cell>
          <table:table-cell table:style-name="ce2" office:value-type="float" office:value="322" calcext:value-type="float">
            <text:p>322</text:p>
          </table:table-cell>
          <table:table-cell table:style-name="ce4" office:value-type="string" calcext:value-type="string">
            <text:p>I took money from my daughter's piggy ban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 am sure you had a really good reason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needed money for alcohol. <text:s/>I feel so ashamed for do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_comma_ I hope you get some help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07_conv:9815</text:p>
          </table:table-cell>
          <table:table-cell table:style-name="ce2" office:value-type="string" calcext:value-type="string">
            <text:p>grateful</text:p>
          </table:table-cell>
          <table:table-cell table:style-name="ce4" office:value-type="string" calcext:value-type="string">
            <text:p>I got a new puppy for my birthday! She is a cutie!</text:p>
          </table:table-cell>
          <table:table-cell table:style-name="ce2" office:value-type="float" office:value="320" calcext:value-type="float">
            <text:p>320</text:p>
          </table:table-cell>
          <table:table-cell table:style-name="ce4" office:value-type="string" calcext:value-type="string">
            <text:p>I got a new puppy for my birthday! She is a cuti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Congratulations! What did you nam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named her Dixie! She is a little basset h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Congratulations! What did you nam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named her Dixie! She is a little basset h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ow sweet! Does she know any good tric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99_conv:11998</text:p>
          </table:table-cell>
          <table:table-cell table:style-name="ce2" office:value-type="string" calcext:value-type="string">
            <text:p>caring</text:p>
          </table:table-cell>
          <table:table-cell table:style-name="ce4" office:value-type="string" calcext:value-type="string">
            <text:p>My husband was really sick for a while and I just did everything for him I loved him so much</text:p>
          </table:table-cell>
          <table:table-cell table:style-name="ce2" office:value-type="float" office:value="313" calcext:value-type="float">
            <text:p>313</text:p>
          </table:table-cell>
          <table:table-cell table:style-name="ce4" office:value-type="string" calcext:value-type="string">
            <text:p>For a while my husband was really sick with the flu</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I'm sorry to hear that. I hope he's feeling bett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He is but I just felt so much love for him because there wasn't anything he could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He's lucky to have you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21_conv:7243</text:p>
          </table:table-cell>
          <table:table-cell table:style-name="ce2" office:value-type="string" calcext:value-type="string">
            <text:p>sad</text:p>
          </table:table-cell>
          <table:table-cell table:style-name="ce4" office:value-type="string" calcext:value-type="string">
            <text:p>I hate seeing my best friend depressed. I've seen them so happy in life but seeing them like this now makes me feel unhapypy.</text:p>
          </table:table-cell>
          <table:table-cell table:style-name="ce2" office:value-type="float" office:value="269" calcext:value-type="float">
            <text:p>269</text:p>
          </table:table-cell>
          <table:table-cell table:style-name="ce4" office:value-type="string" calcext:value-type="string">
            <text:p>I hate seeing my best friend depressed. I've seen them so happy in life but seeing them like this now makes me feel unhapp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sorry to hear that. Have you tried to cheer them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ve tried calling and texting but she is not answering. I am so sad because I don't want her to do anything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Does she have any family you can call to check on 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42_conv:7284</text:p>
          </table:table-cell>
          <table:table-cell table:style-name="ce2" office:value-type="string" calcext:value-type="string">
            <text:p>surprised</text:p>
          </table:table-cell>
          <table:table-cell table:style-name="ce4" office:value-type="string" calcext:value-type="string">
            <text:p>I was very surprised Donald Trump became President</text:p>
          </table:table-cell>
          <table:table-cell table:style-name="ce2" office:value-type="float" office:value="456" calcext:value-type="float">
            <text:p>456</text:p>
          </table:table-cell>
          <table:table-cell table:style-name="ce4" office:value-type="string" calcext:value-type="string">
            <text:p>I can not believe that Donald Trump became President. It just goes to show you that anyone can become President in the United Stat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absolutely agree. I really hope he doesn't win in 2020.</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We shall see. I truly believe that he has done some much damage to our country in so many different w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He's like an angry child trying to make everything about him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_conv:2049</text:p>
          </table:table-cell>
          <table:table-cell table:style-name="ce2" office:value-type="string" calcext:value-type="string">
            <text:p>guilty</text:p>
          </table:table-cell>
          <table:table-cell table:style-name="ce4" office:value-type="string" calcext:value-type="string">
            <text:p>I felt guilty when I</text:p>
          </table:table-cell>
          <table:table-cell table:style-name="ce2" office:value-type="float" office:value="10" calcext:value-type="float">
            <text:p>10</text:p>
          </table:table-cell>
          <table:table-cell table:style-name="ce4" office:value-type="string" calcext:value-type="string">
            <text:p>I felt guilty when I broke the window in our hou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did it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threw a football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_comma_ did you get into trou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96_conv:13192</text:p>
          </table:table-cell>
          <table:table-cell table:style-name="ce2" office:value-type="string" calcext:value-type="string">
            <text:p>anxious</text:p>
          </table:table-cell>
          <table:table-cell table:style-name="ce4" office:value-type="string" calcext:value-type="string">
            <text:p>I was anxious when I went to the theme park</text:p>
          </table:table-cell>
          <table:table-cell table:style-name="ce2" office:value-type="float" office:value="317" calcext:value-type="float">
            <text:p>317</text:p>
          </table:table-cell>
          <table:table-cell table:style-name="ce4" office:value-type="string" calcext:value-type="string">
            <text:p>I was anxious when I went to the theme pa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hat about the them park made you anx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e roller coas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They can be really scary for people who do not like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16_conv:22433</text:p>
          </table:table-cell>
          <table:table-cell table:style-name="ce2" office:value-type="string" calcext:value-type="string">
            <text:p>ashamed</text:p>
          </table:table-cell>
          <table:table-cell table:style-name="ce4" office:value-type="string" calcext:value-type="string">
            <text:p>I got cought stealing underwear.</text:p>
          </table:table-cell>
          <table:table-cell table:style-name="ce2" office:value-type="float" office:value="818" calcext:value-type="float">
            <text:p>818</text:p>
          </table:table-cell>
          <table:table-cell table:style-name="ce4" office:value-type="string" calcext:value-type="string">
            <text:p>i sure wish my family didnt find ou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What? You think you might be in trou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yes i was stealing underw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Why in the world did you do that? I hope they never fi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my family found out its so b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3_conv:15466</text:p>
          </table:table-cell>
          <table:table-cell table:style-name="ce2" office:value-type="string" calcext:value-type="string">
            <text:p>disgusted</text:p>
          </table:table-cell>
          <table:table-cell table:style-name="ce4" office:value-type="string" calcext:value-type="string">
            <text:p>In garage_comma_ there is a lot cockroachs. We all complained to the landlord but he is doing nothing.</text:p>
          </table:table-cell>
          <table:table-cell table:style-name="ce2" office:value-type="float" office:value="7" calcext:value-type="float">
            <text:p>7</text:p>
          </table:table-cell>
          <table:table-cell table:style-name="ce4" office:value-type="string" calcext:value-type="string">
            <text:p>In garage_comma_ there is a lot cockroachs. We all complained to the landlord but he is doing nothing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at's not right! You could probably complain anonymously to the cit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ill try that but I am thinking about moving. I can't live in such disgusting place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No. There's definitely something wrong if they won't call a pest control compan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0_conv:281</text:p>
          </table:table-cell>
          <table:table-cell table:style-name="ce2" office:value-type="string" calcext:value-type="string">
            <text:p>impressed</text:p>
          </table:table-cell>
          <table:table-cell table:style-name="ce4" office:value-type="string" calcext:value-type="string">
            <text:p>I was working with my daughter teaching her some things. I pointed to something and she actually knew what it was when we had never discussed it before.</text:p>
          </table:table-cell>
          <table:table-cell table:style-name="ce2" office:value-type="float" office:value="13" calcext:value-type="float">
            <text:p>13</text:p>
          </table:table-cell>
          <table:table-cell table:style-name="ce4" office:value-type="string" calcext:value-type="string">
            <text:p>My daughter is very smart. She learns things really quick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Yes_comma_ she picks up on things that I didn't even think she knew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teach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09_conv:11818</text:p>
          </table:table-cell>
          <table:table-cell table:style-name="ce2" office:value-type="string" calcext:value-type="string">
            <text:p>lonely</text:p>
          </table:table-cell>
          <table:table-cell table:style-name="ce4" office:value-type="string" calcext:value-type="string">
            <text:p>My boyfriend broke up with me.</text:p>
          </table:table-cell>
          <table:table-cell table:style-name="ce2" office:value-type="float" office:value="220" calcext:value-type="float">
            <text:p>220</text:p>
          </table:table-cell>
          <table:table-cell table:style-name="ce4" office:value-type="string" calcext:value-type="string">
            <text:p>My boyfriend broke up with me and I understand but I miss him a lot. I liked having him around_comma_ he always made me laugh and not feel like I was doing everything on my 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m sorry that happened. Do you still have contact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Nah_comma_ I'm doing that whole no contact thing that people sugg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Cliche as it is_comma_ time heals all wounds and whatnot. I hope you can find somebody just as great as him or learn to be content on your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nk you_comma_ I know I'll be fine eventually. It's just a rough go righ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47_conv:23495</text:p>
          </table:table-cell>
          <table:table-cell table:style-name="ce2" office:value-type="string" calcext:value-type="string">
            <text:p>sentimental</text:p>
          </table:table-cell>
          <table:table-cell table:style-name="ce4" office:value-type="string" calcext:value-type="string">
            <text:p>I got a birthday card from an uncle that I haven't heard from in years</text:p>
          </table:table-cell>
          <table:table-cell table:style-name="ce2" office:value-type="float" office:value="389" calcext:value-type="float">
            <text:p>389</text:p>
          </table:table-cell>
          <table:table-cell table:style-name="ce4" office:value-type="string" calcext:value-type="string">
            <text:p>Something nice happened to me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nice_comma_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got a birthday card in the mail from an uncle I haven't heard from in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wesome_comma_ hopefully yall can continue your relationsh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m gonna call him next week and say thank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43_conv:7287</text:p>
          </table:table-cell>
          <table:table-cell table:style-name="ce2" office:value-type="string" calcext:value-type="string">
            <text:p>angry</text:p>
          </table:table-cell>
          <table:table-cell table:style-name="ce4" office:value-type="string" calcext:value-type="string">
            <text:p>Before my birthday_comma_ my boyfriend tried to get me to pick menu items that everyone could eat--including him. This meant I picked place that served only chicken because it's the only meat my boyfriend can have due to his digestive/health issue. Of course_comma_ I got anxious and upset because the place I picked was serving healthy food--my preference--but the serving sizes were missing and I couldn't tell what ingredients were in what; this lead to us arguing.</text:p>
          </table:table-cell>
          <table:table-cell table:style-name="ce2" office:value-type="float" office:value="465" calcext:value-type="float">
            <text:p>465</text:p>
          </table:table-cell>
          <table:table-cell table:style-name="ce4" office:value-type="string" calcext:value-type="string">
            <text:p>My boyfriend and I got into an argument a few days before my birthday party about catering option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Big fight or one of those little figh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5" calcext:value-type="float">
            <text:p>465</text:p>
          </table:table-cell>
          <table:table-cell table:style-name="ce4" office:value-type="string" calcext:value-type="string">
            <text:p>Big fight. These kinds of things--picking out foods--make me very frustrated because I have ADHD/Asperger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h_comma_ I see. Well I hope it at least got worked out for you gu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5" calcext:value-type="float">
            <text:p>465</text:p>
          </table:table-cell>
          <table:table-cell table:style-name="ce4" office:value-type="string" calcext:value-type="string">
            <text:p>It did. I just wish I had handled it better and that he could have been more patien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49_conv:17499</text:p>
          </table:table-cell>
          <table:table-cell table:style-name="ce2" office:value-type="string" calcext:value-type="string">
            <text:p>caring</text:p>
          </table:table-cell>
          <table:table-cell table:style-name="ce4" office:value-type="string" calcext:value-type="string">
            <text:p>My son is sick so I am taking him some soup.</text:p>
          </table:table-cell>
          <table:table-cell table:style-name="ce2" office:value-type="float" office:value="220" calcext:value-type="float">
            <text:p>220</text:p>
          </table:table-cell>
          <table:table-cell table:style-name="ce4" office:value-type="string" calcext:value-type="string">
            <text:p>My son is sick so I am taking him some sou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Good mom_comma_ or d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Mom_comma_ I enjoy being able to do little things for my kids like that to show them I care no matter how old they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hear you :) My mom is like that. It means you're a great nurtur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nks for that compli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47_conv:22094</text:p>
          </table:table-cell>
          <table:table-cell table:style-name="ce2" office:value-type="string" calcext:value-type="string">
            <text:p>anticipating</text:p>
          </table:table-cell>
          <table:table-cell table:style-name="ce4" office:value-type="string" calcext:value-type="string">
            <text:p>I had to look for another house but couldn't find anything for three months. I thought I was never going to find one.</text:p>
          </table:table-cell>
          <table:table-cell table:style-name="ce2" office:value-type="float" office:value="77" calcext:value-type="float">
            <text:p>77</text:p>
          </table:table-cell>
          <table:table-cell table:style-name="ce4" office:value-type="string" calcext:value-type="string">
            <text:p>I had to look for another house but couldn't find anything for three months. I thought I was never going to find 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Did you finally manage to find a house you l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Yes_comma_ finally I found one. But that was a long and tiring process. I started losing hope at some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I remember how frustrating house hunting was. <text:s/>Glad it has worked ou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47_conv:23894</text:p>
          </table:table-cell>
          <table:table-cell table:style-name="ce2" office:value-type="string" calcext:value-type="string">
            <text:p>confident</text:p>
          </table:table-cell>
          <table:table-cell table:style-name="ce4" office:value-type="string" calcext:value-type="string">
            <text:p>I had to take my final a few months ago. I usually hate exams_comma_ but I really loved my class and was ready to ace it.</text:p>
          </table:table-cell>
          <table:table-cell table:style-name="ce2" office:value-type="float" office:value="298" calcext:value-type="float">
            <text:p>298</text:p>
          </table:table-cell>
          <table:table-cell table:style-name="ce4" office:value-type="string" calcext:value-type="string">
            <text:p>I had to take my final a few months ago. I usually hate exams_comma_ but I really loved my class and was ready to ace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great. What are you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Film majo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Good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Thanks. Definitely a tough field as far as jobs are concern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5_conv:2170</text:p>
          </table:table-cell>
          <table:table-cell table:style-name="ce2" office:value-type="string" calcext:value-type="string">
            <text:p>angry</text:p>
          </table:table-cell>
          <table:table-cell table:style-name="ce4" office:value-type="string" calcext:value-type="string">
            <text:p>I recently discovered that my wife of 15 years is cheating on me. <text:s/>She has been seeing my best friend of 20 years. <text:s/>I am devastated.</text:p>
          </table:table-cell>
          <table:table-cell table:style-name="ce2" office:value-type="float" office:value="274" calcext:value-type="float">
            <text:p>274</text:p>
          </table:table-cell>
          <table:table-cell table:style-name="ce4" office:value-type="string" calcext:value-type="string">
            <text:p>My wife has been cheating on me_comma_ worst yet is that it was with my best friend of 20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ow sounds like what i just seen on the news in NC... im so sorry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ank you for the sentiment. <text:s/>I have a great support system to help me through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lways important to have and i am glad you have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54_conv:5509</text:p>
          </table:table-cell>
          <table:table-cell table:style-name="ce2" office:value-type="string" calcext:value-type="string">
            <text:p>terrified</text:p>
          </table:table-cell>
          <table:table-cell table:style-name="ce4" office:value-type="string" calcext:value-type="string">
            <text:p>i was so scared when i went to watch conjuring in the theatres.. that is one scary movie!</text:p>
          </table:table-cell>
          <table:table-cell table:style-name="ce2" office:value-type="float" office:value="391" calcext:value-type="float">
            <text:p>391</text:p>
          </table:table-cell>
          <table:table-cell table:style-name="ce4" office:value-type="string" calcext:value-type="string">
            <text:p>i was shaking when i was watching conjuring in the mov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s it a scary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t is a terrifying movie. havent you seen it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 never heard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48_conv:13296</text:p>
          </table:table-cell>
          <table:table-cell table:style-name="ce2" office:value-type="string" calcext:value-type="string">
            <text:p>annoyed</text:p>
          </table:table-cell>
          <table:table-cell table:style-name="ce4" office:value-type="string" calcext:value-type="string">
            <text:p>I got a cup of coffee this morning and spilled it all over my work papers. Now I have to reprint everything and sort it out again.</text:p>
          </table:table-cell>
          <table:table-cell table:style-name="ce2" office:value-type="float" office:value="297" calcext:value-type="float">
            <text:p>297</text:p>
          </table:table-cell>
          <table:table-cell table:style-name="ce4" office:value-type="string" calcext:value-type="string">
            <text:p>I just spilled my coffee all over my work pape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terrible can you reprin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ea but they are in a bunch of different files and sorted in a specific way. Im in a hurr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 suc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70_conv:20541</text:p>
          </table:table-cell>
          <table:table-cell table:style-name="ce2" office:value-type="string" calcext:value-type="string">
            <text:p>ashamed</text:p>
          </table:table-cell>
          <table:table-cell table:style-name="ce4" office:value-type="string" calcext:value-type="string">
            <text:p>I dropped soda loudly in the library</text:p>
          </table:table-cell>
          <table:table-cell table:style-name="ce2" office:value-type="float" office:value="424" calcext:value-type="float">
            <text:p>424</text:p>
          </table:table-cell>
          <table:table-cell table:style-name="ce4" office:value-type="string" calcext:value-type="string">
            <text:p>The spilled soda echoed so loudly <text:s/>in the library it was embarras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Oh no! Hopefully you didn't get too many nasty sta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4" calcext:value-type="float">
            <text:p>424</text:p>
          </table:table-cell>
          <table:table-cell table:style-name="ce4" office:value-type="string" calcext:value-type="string">
            <text:p>a few I could have <text:s/>mel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Oh well_comma_ accidents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4" calcext:value-type="float">
            <text:p>424</text:p>
          </table:table-cell>
          <table:table-cell table:style-name="ce4" office:value-type="string" calcext:value-type="string">
            <text:p>this is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01_conv:24602</text:p>
          </table:table-cell>
          <table:table-cell table:style-name="ce2" office:value-type="string" calcext:value-type="string">
            <text:p>jealous</text:p>
          </table:table-cell>
          <table:table-cell table:style-name="ce4" office:value-type="string" calcext:value-type="string">
            <text:p>When I was a kid I wanted to be popular_comma_ so I was envious of the popular kids</text:p>
          </table:table-cell>
          <table:table-cell table:style-name="ce2" office:value-type="float" office:value="437" calcext:value-type="float">
            <text:p>437</text:p>
          </table:table-cell>
          <table:table-cell table:style-name="ce4" office:value-type="string" calcext:value-type="string">
            <text:p>When I was in elementary school I was envious of the kids who were popul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Yeah as a child it's hard to see other kids with a bunch of friends when you don't have that m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I just had trouble socializing is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I hope you got over that issue and ended up making lots of friends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37_conv:9874</text:p>
          </table:table-cell>
          <table:table-cell table:style-name="ce2" office:value-type="string" calcext:value-type="string">
            <text:p>prepared</text:p>
          </table:table-cell>
          <table:table-cell table:style-name="ce4" office:value-type="string" calcext:value-type="string">
            <text:p>I am so glad that we took precautions and evacuated for Hurricane Harvey_comma_ even though our area was spared. We had enough food and water stocked up and we moved inland just in case. </text:p>
          </table:table-cell>
          <table:table-cell table:style-name="ce2" office:value-type="float" office:value="532" calcext:value-type="float">
            <text:p>532</text:p>
          </table:table-cell>
          <table:table-cell table:style-name="ce4" office:value-type="string" calcext:value-type="string">
            <text:p>I am very glad we headed the warnings and evacuated prior to Hurricane Harve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That must have been scary. <text:s/>It's always better to be safe in a situation like tha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2" calcext:value-type="float">
            <text:p>532</text:p>
          </table:table-cell>
          <table:table-cell table:style-name="ce4" office:value-type="string" calcext:value-type="string">
            <text:p>Yes it was a scary time. We stocked up on food and bottled water and moved our RV about an hour and a half inland. Luckily the storn went to the north of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It's great that you had an RV to stock and pack more things. <text:s/>Glad to hear the storm misse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2" calcext:value-type="float">
            <text:p>532</text:p>
          </table:table-cell>
          <table:table-cell table:style-name="ce4" office:value-type="string" calcext:value-type="string">
            <text:p>Our Rv is our home_comma_ we are full-time Rvers! Thank you so much! Have you ever been through an evactuation? Did you feel prep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3_conv:22347</text:p>
          </table:table-cell>
          <table:table-cell table:style-name="ce2" office:value-type="string" calcext:value-type="string">
            <text:p>apprehensive</text:p>
          </table:table-cell>
          <table:table-cell table:style-name="ce4" office:value-type="string" calcext:value-type="string">
            <text:p>I remember going to a theme park and wanting to ride a roller coaster. I'm afraid of heights and this was my first experience riding a roller coaster. I ended up enjoying the experience and now I love roller coasters. </text:p>
          </table:table-cell>
          <table:table-cell table:style-name="ce2" office:value-type="float" office:value="808" calcext:value-type="float">
            <text:p>808</text:p>
          </table:table-cell>
          <table:table-cell table:style-name="ce4" office:value-type="string" calcext:value-type="string">
            <text:p>I'm afraid of heights_comma_ but love riding roller coaste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Wow_comma_ yeah I can relate. Being really high up is terrifying_comma_ but at least on a roller coaster it is only for a really short and fast period of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8" calcext:value-type="float">
            <text:p>808</text:p>
          </table:table-cell>
          <table:table-cell table:style-name="ce4" office:value-type="string" calcext:value-type="string">
            <text:p>Yeah_comma_ I remember going to my first theme park. My friends begged me to get on roller coasters and I wouldn't. I finally did and ended up liking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Haha_comma_ yeah that is great! I am glad you enjoyed the thrill of riding on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27_conv:19454</text:p>
          </table:table-cell>
          <table:table-cell table:style-name="ce2" office:value-type="string" calcext:value-type="string">
            <text:p>nostalgic</text:p>
          </table:table-cell>
          <table:table-cell table:style-name="ce4" office:value-type="string" calcext:value-type="string">
            <text:p>I miss when I was younger. I was able to stay up all night then!</text:p>
          </table:table-cell>
          <table:table-cell table:style-name="ce2" office:value-type="float" office:value="478" calcext:value-type="float">
            <text:p>478</text:p>
          </table:table-cell>
          <table:table-cell table:style-name="ce4" office:value-type="string" calcext:value-type="string">
            <text:p>I miss when I was younger.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know the feeling. <text:s/>I wish i could go back to being little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_comma_ back then I was able to stay up all night an be just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yea and I didnt have to go to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56_conv:5512</text:p>
          </table:table-cell>
          <table:table-cell table:style-name="ce2" office:value-type="string" calcext:value-type="string">
            <text:p>furious</text:p>
          </table:table-cell>
          <table:table-cell table:style-name="ce4" office:value-type="string" calcext:value-type="string">
            <text:p>i was upset when I wasnt able to leave work early</text:p>
          </table:table-cell>
          <table:table-cell table:style-name="ce2" office:value-type="float" office:value="238" calcext:value-type="float">
            <text:p>238</text:p>
          </table:table-cell>
          <table:table-cell table:style-name="ce4" office:value-type="string" calcext:value-type="string">
            <text:p>i was upset when I wasnt able to leave work ear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i see.. did you have any programs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had some things in the wor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sorry to hear that bud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62_conv:6324</text:p>
          </table:table-cell>
          <table:table-cell table:style-name="ce2" office:value-type="string" calcext:value-type="string">
            <text:p>afraid</text:p>
          </table:table-cell>
          <table:table-cell table:style-name="ce4" office:value-type="string" calcext:value-type="string">
            <text:p>I was afraid when i went home alone the other day</text:p>
          </table:table-cell>
          <table:table-cell table:style-name="ce2" office:value-type="float" office:value="238" calcext:value-type="float">
            <text:p>238</text:p>
          </table:table-cell>
          <table:table-cell table:style-name="ce4" office:value-type="string" calcext:value-type="string">
            <text:p>I was afraid when i went home alone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How come you were afra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ing home in the dark.. live in a wooded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can understan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97_conv:16795</text:p>
          </table:table-cell>
          <table:table-cell table:style-name="ce2" office:value-type="string" calcext:value-type="string">
            <text:p>terrified</text:p>
          </table:table-cell>
          <table:table-cell table:style-name="ce4" office:value-type="string" calcext:value-type="string">
            <text:p>Running up the stairs in the dark when I was a kid.</text:p>
          </table:table-cell>
          <table:table-cell table:style-name="ce2" office:value-type="float" office:value="437" calcext:value-type="float">
            <text:p>437</text:p>
          </table:table-cell>
          <table:table-cell table:style-name="ce4" office:value-type="string" calcext:value-type="string">
            <text:p>I used to get supremely scared when I wanted to go up stairs when the lights were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hate when the lights are off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so I would book it up the stairs as fast as pos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I would too. Just be care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04_conv:17209</text:p>
          </table:table-cell>
          <table:table-cell table:style-name="ce2" office:value-type="string" calcext:value-type="string">
            <text:p>hopeful</text:p>
          </table:table-cell>
          <table:table-cell table:style-name="ce4" office:value-type="string" calcext:value-type="string">
            <text:p>My oldest daughter is graduating high school this spring. <text:s/>I have so many dreams for her_comma_ I'm having a hard time containing myself.</text:p>
          </table:table-cell>
          <table:table-cell table:style-name="ce2" office:value-type="float" office:value="56" calcext:value-type="float">
            <text:p>56</text:p>
          </table:table-cell>
          <table:table-cell table:style-name="ce4" office:value-type="string" calcext:value-type="string">
            <text:p>My oldest daughter is graduating high school this spr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Congratulations on that. That is a great life milestone for her. Is she planning on getting into a colle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s_comma_ she is going to college_comma_ she wants to be a vet. <text:s/>I have such big dreams for her_comma_ but I think she has even bigger for <text:s/>he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ounds great. I wish all the best in her future endeavor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53_conv:2907</text:p>
          </table:table-cell>
          <table:table-cell table:style-name="ce2" office:value-type="string" calcext:value-type="string">
            <text:p>embarrassed</text:p>
          </table:table-cell>
          <table:table-cell table:style-name="ce4" office:value-type="string" calcext:value-type="string">
            <text:p>I lost my wallet at the airport once when I worked there. It had my down payment for a car in it.</text:p>
          </table:table-cell>
          <table:table-cell table:style-name="ce2" office:value-type="float" office:value="262" calcext:value-type="float">
            <text:p>262</text:p>
          </table:table-cell>
          <table:table-cell table:style-name="ce4" office:value-type="string" calcext:value-type="string">
            <text:p>I once left my wallet on a bench outside of the airpor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Did you get lucky and some kind person turn it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idn't. I was planning to buy my first car the next day and had my down payment in there too. $2000. True st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at is horrible. Just think it could have been worse. You could have wrecked and totaled a car or a house burnt. Lots of things are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took a while to save the money again_comma_ but I lived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Glad for you. A girl I know was walking to her house and a car hit her and killed her. So it's just money and can be replac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terrible. We should all count our bless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s_comma_ we are here for just a shor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49_conv:11499</text:p>
          </table:table-cell>
          <table:table-cell table:style-name="ce2" office:value-type="string" calcext:value-type="string">
            <text:p>sentimental</text:p>
          </table:table-cell>
          <table:table-cell table:style-name="ce4" office:value-type="string" calcext:value-type="string">
            <text:p>I was doing a big clear out recently and came accross a big old suitcase in the attic which happened to contain all my childhood toys_comma_ medals_comma_ photos_comma_ school reports - everything! My mum must have gathered them up over the years. <text:s/>It was lovely to sit and look through them all_comma_ bringing back all the memories of school_comma_ childhood_comma_ my teenage years. <text:s/>It got my feeling so nostalgic.</text:p>
          </table:table-cell>
          <table:table-cell table:style-name="ce2" office:value-type="float" office:value="208" calcext:value-type="float">
            <text:p>208</text:p>
          </table:table-cell>
          <table:table-cell table:style-name="ce4" office:value-type="string" calcext:value-type="string">
            <text:p>I was clearing out my attic recently and came accross an old suitcase stuffed full of all my childhood toys_comma_ medals_comma_ school reports_comma_ photos etc!</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must of been fun to go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It was brilliant. <text:s/>My mum must have gathered it up over the years. <text:s/>I spent hours going through it all. <text:s/>it made me feel so nostalgic. <text:s/>I think its a great idea though_comma_ I might start doing it for my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cool. Is your mother still a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No sadly so i didnt even know it was there. <text:s/>Was definitely a wonderful surprise to fin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79_conv:4558</text:p>
          </table:table-cell>
          <table:table-cell table:style-name="ce2" office:value-type="string" calcext:value-type="string">
            <text:p>confident</text:p>
          </table:table-cell>
          <table:table-cell table:style-name="ce4" office:value-type="string" calcext:value-type="string">
            <text:p>I applied for a job as manager at the store I was working at. When I interviewed they really liked my answers.</text:p>
          </table:table-cell>
          <table:table-cell table:style-name="ce2" office:value-type="float" office:value="13" calcext:value-type="float">
            <text:p>13</text:p>
          </table:table-cell>
          <table:table-cell table:style-name="ce4" office:value-type="string" calcext:value-type="string">
            <text:p>I was applying for a manager position at the store I worked at. I felt really sure about the intervie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can relate. You just have to be yourself. <text:s/>Do you know if you got the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Yeah they offered me the job. I was very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â��s great! <text:s/>How do you lik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60_conv:24321</text:p>
          </table:table-cell>
          <table:table-cell table:style-name="ce2" office:value-type="string" calcext:value-type="string">
            <text:p>disappointed</text:p>
          </table:table-cell>
          <table:table-cell table:style-name="ce4" office:value-type="string" calcext:value-type="string">
            <text:p>A project I worked really hard on completely bombed. I was sure it would be awesome and it was a total flop_comma_ I was so let down.</text:p>
          </table:table-cell>
          <table:table-cell table:style-name="ce2" office:value-type="float" office:value="473" calcext:value-type="float">
            <text:p>473</text:p>
          </table:table-cell>
          <table:table-cell table:style-name="ce4" office:value-type="string" calcext:value-type="string">
            <text:p>I worked really hard on this project for work and it totally bomb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Awe_comma_ sorry to hear that. I am sure you did better than you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Well_comma_ not really according to analytics. I was really let down by the fact that it was a flop but I'm not going to let it drag me down to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hat is a good attitude. Better luck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60_conv:20720</text:p>
          </table:table-cell>
          <table:table-cell table:style-name="ce2" office:value-type="string" calcext:value-type="string">
            <text:p>apprehensive</text:p>
          </table:table-cell>
          <table:table-cell table:style-name="ce4" office:value-type="string" calcext:value-type="string">
            <text:p>I already have one cat and he's older. (14) I work long hours and I've thought about getting him another kitten to have and spend time with but I'm not sure.</text:p>
          </table:table-cell>
          <table:table-cell table:style-name="ce2" office:value-type="float" office:value="408" calcext:value-type="float">
            <text:p>408</text:p>
          </table:table-cell>
          <table:table-cell table:style-name="ce4" office:value-type="string" calcext:value-type="string">
            <text:p>Do you have any animals? I have one but have been thinking about getting anot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yep i have a cat. he's really sweet_comma_ and totally worth it. but it all depends on what kind of animal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Yeah_comma_ I have a 14 year old cat and work long hours. I've been thinking about almost getting him a new kitt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hmmm do you think he'll like that after all this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40_conv:9081</text:p>
          </table:table-cell>
          <table:table-cell table:style-name="ce2" office:value-type="string" calcext:value-type="string">
            <text:p>terrified</text:p>
          </table:table-cell>
          <table:table-cell table:style-name="ce4" office:value-type="string" calcext:value-type="string">
            <text:p>One time I started getting really weird texts from a guy. He had pictures of outside my house and it scared me_comma_ but it was just a friend pranking me.</text:p>
          </table:table-cell>
          <table:table-cell table:style-name="ce2" office:value-type="float" office:value="55" calcext:value-type="float">
            <text:p>55</text:p>
          </table:table-cell>
          <table:table-cell table:style-name="ce4" office:value-type="string" calcext:value-type="string">
            <text:p>I was getting really weird_comma_ aggressive texts from someone and it was starting to really scare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f it's someone you know you should ask them not to do it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t was a prank from my friend and they really got me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oh thats b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46_conv:10092</text:p>
          </table:table-cell>
          <table:table-cell table:style-name="ce2" office:value-type="string" calcext:value-type="string">
            <text:p>devastated</text:p>
          </table:table-cell>
          <table:table-cell table:style-name="ce4" office:value-type="string" calcext:value-type="string">
            <text:p>I recently lost my pet turtle. I think he may have escaped my yard. I am so sad I miss him terribly!</text:p>
          </table:table-cell>
          <table:table-cell table:style-name="ce2" office:value-type="float" office:value="139" calcext:value-type="float">
            <text:p>139</text:p>
          </table:table-cell>
          <table:table-cell table:style-name="ce4" office:value-type="string" calcext:value-type="string">
            <text:p>I lost my pet turtle recently. He probably escaped my yard. I am so sad he is g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very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_comma_ I miss him terribly. I hope he has a good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he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31_conv:24463</text:p>
          </table:table-cell>
          <table:table-cell table:style-name="ce2" office:value-type="string" calcext:value-type="string">
            <text:p>proud</text:p>
          </table:table-cell>
          <table:table-cell table:style-name="ce4" office:value-type="string" calcext:value-type="string">
            <text:p>I have a baby boy. Everything he does is amazing</text:p>
          </table:table-cell>
          <table:table-cell table:style-name="ce2" office:value-type="float" office:value="524" calcext:value-type="float">
            <text:p>524</text:p>
          </table:table-cell>
          <table:table-cell table:style-name="ce4" office:value-type="string" calcext:value-type="string">
            <text:p>My boy is growing up so fast_comma_ its amazing the things that change da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sure do_comma_ how old is your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He will be 2 in Decemb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so exciting.. enjoy this time with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4_conv:869</text:p>
          </table:table-cell>
          <table:table-cell table:style-name="ce2" office:value-type="string" calcext:value-type="string">
            <text:p>surprised</text:p>
          </table:table-cell>
          <table:table-cell table:style-name="ce4" office:value-type="string" calcext:value-type="string">
            <text:p>I won an NCAA basketball bracket challenge back in 2013. $1_comma_000 cash.....it was awesome to win something like that.</text:p>
          </table:table-cell>
          <table:table-cell table:style-name="ce2" office:value-type="float" office:value="157" calcext:value-type="float">
            <text:p>157</text:p>
          </table:table-cell>
          <table:table-cell table:style-name="ce4" office:value-type="string" calcext:value-type="string">
            <text:p>Back in 2013 I won an NCAA bracket challenge online through a local restaurant. The payout was $1_comma_000 cash. I was really excited...felt gre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6" calcext:value-type="float">
            <text:p>156</text:p>
          </table:table-cell>
          <table:table-cell table:style-name="ce4" office:value-type="string" calcext:value-type="string">
            <text:p>Wow... That is exciting. Congratulations! I also won my fantasy football league this year and won $300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7" calcext:value-type="float">
            <text:p>157</text:p>
          </table:table-cell>
          <table:table-cell table:style-name="ce4" office:value-type="string" calcext:value-type="string">
            <text:p>That's awesome_comma_ I haven't played fantasy sports for a few years......the dudes I used to play with have moved on and unfortunately one guy_comma_ one of my best friends died of cancer.....it suc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6" calcext:value-type="float">
            <text:p>156</text:p>
          </table:table-cell>
          <table:table-cell table:style-name="ce4" office:value-type="string" calcext:value-type="string">
            <text:p>I'm sorry to hear you lost your best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7" calcext:value-type="float">
            <text:p>157</text:p>
          </table:table-cell>
          <table:table-cell table:style-name="ce4" office:value-type="string" calcext:value-type="string">
            <text:p>I appreciat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75_conv:19551</text:p>
          </table:table-cell>
          <table:table-cell table:style-name="ce2" office:value-type="string" calcext:value-type="string">
            <text:p>joyful</text:p>
          </table:table-cell>
          <table:table-cell table:style-name="ce4" office:value-type="string" calcext:value-type="string">
            <text:p>I had just prepared an amazing mac and cheese dinner. It is so tasty and covered in pepper.</text:p>
          </table:table-cell>
          <table:table-cell table:style-name="ce2" office:value-type="float" office:value="628" calcext:value-type="float">
            <text:p>628</text:p>
          </table:table-cell>
          <table:table-cell table:style-name="ce4" office:value-type="string" calcext:value-type="string">
            <text:p>I just prepared an amazing plate of mac and chee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my sister loves mac and cheese. she would probably live off of that if given the ch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t is so good if you add the right amount of pepp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like paprika in my mac and chee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46_conv:23292</text:p>
          </table:table-cell>
          <table:table-cell table:style-name="ce2" office:value-type="string" calcext:value-type="string">
            <text:p>excited</text:p>
          </table:table-cell>
          <table:table-cell table:style-name="ce4" office:value-type="string" calcext:value-type="string">
            <text:p>A movie i have been waiting for for a while is coming out soon. I have already bought tickets.</text:p>
          </table:table-cell>
          <table:table-cell table:style-name="ce2" office:value-type="float" office:value="639" calcext:value-type="float">
            <text:p>639</text:p>
          </table:table-cell>
          <table:table-cell table:style-name="ce4" office:value-type="string" calcext:value-type="string">
            <text:p>A movie I have been waiting for for a while is coming out so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ou must be feeling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 am. I have been waiting for a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Wow. That is a long time to be waiting for a movi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56_conv:23912</text:p>
          </table:table-cell>
          <table:table-cell table:style-name="ce2" office:value-type="string" calcext:value-type="string">
            <text:p>grateful</text:p>
          </table:table-cell>
          <table:table-cell table:style-name="ce4" office:value-type="string" calcext:value-type="string">
            <text:p>I am very lucky that I live out in the country where the quality of life is so much better than living in the high stress cities.</text:p>
          </table:table-cell>
          <table:table-cell table:style-name="ce2" office:value-type="float" office:value="725" calcext:value-type="float">
            <text:p>725</text:p>
          </table:table-cell>
          <table:table-cell table:style-name="ce4" office:value-type="string" calcext:value-type="string">
            <text:p>I am very lucky that I live out in the country where the quality of life is so much better than living in the high stress citi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where do you 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live in Colorado with the mountains and fresh air with so many wonderful outdoor activities avail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Colorado. I visit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t is great any time of the year. There are so many cool things to do even in the snowy wint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8_conv:1677</text:p>
          </table:table-cell>
          <table:table-cell table:style-name="ce2" office:value-type="string" calcext:value-type="string">
            <text:p>jealous</text:p>
          </table:table-cell>
          <table:table-cell table:style-name="ce4" office:value-type="string" calcext:value-type="string">
            <text:p>My friend who lives in Los Angeles not only gets to live by the beach she can still somehow afford to go to Hawaii all the time.</text:p>
          </table:table-cell>
          <table:table-cell table:style-name="ce2" office:value-type="float" office:value="127" calcext:value-type="float">
            <text:p>127</text:p>
          </table:table-cell>
          <table:table-cell table:style-name="ce4" office:value-type="string" calcext:value-type="string">
            <text:p>I moved out of my beach community in Los Angeles because it was so expensive_comma_ I don't know how my remaining friends there exis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2" calcext:value-type="float">
            <text:p>242</text:p>
          </table:table-cell>
          <table:table-cell table:style-name="ce4" office:value-type="string" calcext:value-type="string">
            <text:p>Theyre clearly fatcats_comma_ thats how. Where did you move t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7" calcext:value-type="float">
            <text:p>127</text:p>
          </table:table-cell>
          <table:table-cell table:style-name="ce4" office:value-type="string" calcext:value-type="string">
            <text:p>New Orleans. It's a fun city but it's not as nice as California. One of my friends in LA is just a teacher and goes to Hawaii all the time. I've never be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2" calcext:value-type="float">
            <text:p>242</text:p>
          </table:table-cell>
          <table:table-cell table:style-name="ce4" office:value-type="string" calcext:value-type="string">
            <text:p>isnt california like really hot? Im not sure if id be able to tolerate the temperature to be honest_comma_ do you intend to move back to los angeles in the fu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7" calcext:value-type="float">
            <text:p>127</text:p>
          </table:table-cell>
          <table:table-cell table:style-name="ce4" office:value-type="string" calcext:value-type="string">
            <text:p>It's nice at the beach_comma_ like 85 degrees. A cold day is 55_comma_ which are rare. I'd like to move back but can't ever imagine paying 2400 for renting a box.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2" calcext:value-type="float">
            <text:p>242</text:p>
          </table:table-cell>
          <table:table-cell table:style-name="ce4" office:value-type="string" calcext:value-type="string">
            <text:p>i pay 160 euros a month for my apartament lol_comma_ 2400 is insanity tbh. and 85 degrees is like 30c D: that is so h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7" calcext:value-type="float">
            <text:p>127</text:p>
          </table:table-cell>
          <table:table-cell table:style-name="ce4" office:value-type="string" calcext:value-type="string">
            <text:p>Haha_comma_ it feels perfect to me. <text:s/>Your rent sounds affordable_comma_ I'll bet you have healthcare_comma_ to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2" calcext:value-type="float">
            <text:p>242</text:p>
          </table:table-cell>
          <table:table-cell table:style-name="ce4" office:value-type="string" calcext:value-type="string">
            <text:p>i actually dont_comma_ my country decided to illegally deny it to me_comma_ but most people do. you could move to EU if you really wanted to_comma_ rent sure would be way more afforadable regardless of which country you pi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49_conv:11699</text:p>
          </table:table-cell>
          <table:table-cell table:style-name="ce2" office:value-type="string" calcext:value-type="string">
            <text:p>furious</text:p>
          </table:table-cell>
          <table:table-cell table:style-name="ce4" office:value-type="string" calcext:value-type="string">
            <text:p>My friend stole 50 dollars from me. <text:s/>I am so mad thinking about it.</text:p>
          </table:table-cell>
          <table:table-cell table:style-name="ce2" office:value-type="float" office:value="322" calcext:value-type="float">
            <text:p>322</text:p>
          </table:table-cell>
          <table:table-cell table:style-name="ce4" office:value-type="string" calcext:value-type="string">
            <text:p>My friend stole 50 dollars from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ow that's horrible.. did you confront them&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aven't yet_comma_ I am so mad think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would b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54_conv:4709</text:p>
          </table:table-cell>
          <table:table-cell table:style-name="ce2" office:value-type="string" calcext:value-type="string">
            <text:p>terrified</text:p>
          </table:table-cell>
          <table:table-cell table:style-name="ce4" office:value-type="string" calcext:value-type="string">
            <text:p>I was scared to fly for the first time</text:p>
          </table:table-cell>
          <table:table-cell table:style-name="ce2" office:value-type="float" office:value="259" calcext:value-type="float">
            <text:p>259</text:p>
          </table:table-cell>
          <table:table-cell table:style-name="ce4" office:value-type="string" calcext:value-type="string">
            <text:p>I was scared to fly for the first ti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y'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Because I am scared of heigh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ave you always been scared of heigh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56_conv:13112</text:p>
          </table:table-cell>
          <table:table-cell table:style-name="ce2" office:value-type="string" calcext:value-type="string">
            <text:p>devastated</text:p>
          </table:table-cell>
          <table:table-cell table:style-name="ce4" office:value-type="string" calcext:value-type="string">
            <text:p>My pet rabbit got run over by a car a few weeks ago_comma_ i loved her so much</text:p>
          </table:table-cell>
          <table:table-cell table:style-name="ce2" office:value-type="float" office:value="271" calcext:value-type="float">
            <text:p>271</text:p>
          </table:table-cell>
          <table:table-cell table:style-name="ce4" office:value-type="string" calcext:value-type="string">
            <text:p>I had a pet rabbit that i loved so much and she got run over by a car_comma_ the cars drive by so fast 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m so sorry for your loss. Did you have it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just a few months but i wanted to grow and reproduce even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ou didnt keep it in a cage? Maybe you can get another and keep it more secur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75_conv:15151</text:p>
          </table:table-cell>
          <table:table-cell table:style-name="ce2" office:value-type="string" calcext:value-type="string">
            <text:p>excited</text:p>
          </table:table-cell>
          <table:table-cell table:style-name="ce4" office:value-type="string" calcext:value-type="string">
            <text:p>I was releasing a creation of mine online. It was a labor of love and a long project. I couldn't wait for the world to see it.</text:p>
          </table:table-cell>
          <table:table-cell table:style-name="ce2" office:value-type="float" office:value="597" calcext:value-type="float">
            <text:p>597</text:p>
          </table:table-cell>
          <table:table-cell table:style-name="ce4" office:value-type="string" calcext:value-type="string">
            <text:p>I made an artistic creation that took me a long time and i finally had the courage to release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reat_comma_ I bet it is pret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7" calcext:value-type="float">
            <text:p>597</text:p>
          </table:table-cell>
          <table:table-cell table:style-name="ce4" office:value-type="string" calcext:value-type="string">
            <text:p>haha_comma_ well it's an album that I made a while back but finally finished and yes_comma_ I am pretty happy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play any instru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7" calcext:value-type="float">
            <text:p>597</text:p>
          </table:table-cell>
          <table:table-cell table:style-name="ce4" office:value-type="string" calcext:value-type="string">
            <text:p>Yes_comma_ keyboard main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98_conv:12197</text:p>
          </table:table-cell>
          <table:table-cell table:style-name="ce2" office:value-type="string" calcext:value-type="string">
            <text:p>devastated</text:p>
          </table:table-cell>
          <table:table-cell table:style-name="ce4" office:value-type="string" calcext:value-type="string">
            <text:p>My father unexpected passed away around 2 1/2 years ago. We never thought he would be leaving us this soon and it was very traumatic to me.</text:p>
          </table:table-cell>
          <table:table-cell table:style-name="ce2" office:value-type="float" office:value="45" calcext:value-type="float">
            <text:p>45</text:p>
          </table:table-cell>
          <table:table-cell table:style-name="ce4" office:value-type="string" calcext:value-type="string">
            <text:p>My father passed away about 2 1/2 years ago. It was totally unexpected and really was very traumatic and hurtful to me. He was still quite young and my family and I had no idea he had a life threatening health issu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to hear that_comma_ I hope you had some time together before h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was pretty close to my father and always lived close by. But_comma_ you always wish you had more time. But_comma_ the last words I said to him was that I loved him_comma_ and I'm grateful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ood at least_comma_ you had some closure at the wor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87_conv:6574</text:p>
          </table:table-cell>
          <table:table-cell table:style-name="ce2" office:value-type="string" calcext:value-type="string">
            <text:p>faithful</text:p>
          </table:table-cell>
          <table:table-cell table:style-name="ce4" office:value-type="string" calcext:value-type="string">
            <text:p>I have faith in Trump.</text:p>
          </table:table-cell>
          <table:table-cell table:style-name="ce2" office:value-type="float" office:value="75" calcext:value-type="float">
            <text:p>75</text:p>
          </table:table-cell>
          <table:table-cell table:style-name="ce4" office:value-type="string" calcext:value-type="string">
            <text:p>I have faith in Trump.He will be a great presiden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totally agree with you. He's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Right?? The liberal media can suck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can not disagree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28_conv:3656</text:p>
          </table:table-cell>
          <table:table-cell table:style-name="ce2" office:value-type="string" calcext:value-type="string">
            <text:p>impressed</text:p>
          </table:table-cell>
          <table:table-cell table:style-name="ce4" office:value-type="string" calcext:value-type="string">
            <text:p>i can not believe i fixed my washing machine on my own. </text:p>
          </table:table-cell>
          <table:table-cell table:style-name="ce2" office:value-type="float" office:value="11" calcext:value-type="float">
            <text:p>11</text:p>
          </table:table-cell>
          <table:table-cell table:style-name="ce4" office:value-type="string" calcext:value-type="string">
            <text:p>I literally youtubed a how to video on taking apart and repairing a washing machine... and I repaired it for 17 doll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 I congratulate you ... it's good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know <text:s/>right! I saved a lot of money which is always awesome!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at gives a lot of confiden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70_conv:19741</text:p>
          </table:table-cell>
          <table:table-cell table:style-name="ce2" office:value-type="string" calcext:value-type="string">
            <text:p>proud</text:p>
          </table:table-cell>
          <table:table-cell table:style-name="ce4" office:value-type="string" calcext:value-type="string">
            <text:p>I got all A's in my last semester.</text:p>
          </table:table-cell>
          <table:table-cell table:style-name="ce2" office:value-type="float" office:value="332" calcext:value-type="float">
            <text:p>332</text:p>
          </table:table-cell>
          <table:table-cell table:style-name="ce4" office:value-type="string" calcext:value-type="string">
            <text:p>I got my grades back for last semester and I am quite pleas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great_comma_ your hardwork totally payed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nks! Yes_comma_ I think I did my best any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Stay positive and keep up the good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70_conv:10340</text:p>
          </table:table-cell>
          <table:table-cell table:style-name="ce2" office:value-type="string" calcext:value-type="string">
            <text:p>joyful</text:p>
          </table:table-cell>
          <table:table-cell table:style-name="ce4" office:value-type="string" calcext:value-type="string">
            <text:p>Had dinner with my family not too long ago. It's nice seeing everyone together again.</text:p>
          </table:table-cell>
          <table:table-cell table:style-name="ce2" office:value-type="float" office:value="1" calcext:value-type="float">
            <text:p>1</text:p>
          </table:table-cell>
          <table:table-cell table:style-name="ce4" office:value-type="string" calcext:value-type="string">
            <text:p>Had dinner with my family not too long ago. It's nice seeing everyone together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that wa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really was. I hope we can make time to have more dinners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wi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62_conv:4525</text:p>
          </table:table-cell>
          <table:table-cell table:style-name="ce2" office:value-type="string" calcext:value-type="string">
            <text:p>excited</text:p>
          </table:table-cell>
          <table:table-cell table:style-name="ce4" office:value-type="string" calcext:value-type="string">
            <text:p>I am ready for my prom.</text:p>
          </table:table-cell>
          <table:table-cell table:style-name="ce2" office:value-type="float" office:value="4" calcext:value-type="float">
            <text:p>4</text:p>
          </table:table-cell>
          <table:table-cell table:style-name="ce4" office:value-type="string" calcext:value-type="string">
            <text:p>I am ready for pro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Prom sounds exciting. <text:s/>Do you have a d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my girl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Nice! That sounds so fun. <text:s/>Are you taking her to dinner fir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31_conv:14662</text:p>
          </table:table-cell>
          <table:table-cell table:style-name="ce2" office:value-type="string" calcext:value-type="string">
            <text:p>sad</text:p>
          </table:table-cell>
          <table:table-cell table:style-name="ce4" office:value-type="string" calcext:value-type="string">
            <text:p>My external hard disk has stop working. I had very important on it. It can't be fixed.</text:p>
          </table:table-cell>
          <table:table-cell table:style-name="ce2" office:value-type="float" office:value="7" calcext:value-type="float">
            <text:p>7</text:p>
          </table:table-cell>
          <table:table-cell table:style-name="ce4" office:value-type="string" calcext:value-type="string">
            <text:p>My external hard disk has stop working. I had very important data on it. It can't be fix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 must be frustrating. What are you going to do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can't do anything to retrieve the data. I had personal pictures and videos on it. I am sad of losing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so sorry that happened. What brand is the H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03_conv:10607</text:p>
          </table:table-cell>
          <table:table-cell table:style-name="ce2" office:value-type="string" calcext:value-type="string">
            <text:p>nostalgic</text:p>
          </table:table-cell>
          <table:table-cell table:style-name="ce4" office:value-type="string" calcext:value-type="string">
            <text:p>I miss the days of youth where we were carefree</text:p>
          </table:table-cell>
          <table:table-cell table:style-name="ce2" office:value-type="float" office:value="509" calcext:value-type="float">
            <text:p>509</text:p>
          </table:table-cell>
          <table:table-cell table:style-name="ce4" office:value-type="string" calcext:value-type="string">
            <text:p>Remember when we were young and could run through the fields of flowers? I miss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_comma_ those were better times. Brings back good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Maybe we can relive such times through our childr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Well_comma_ maybe yours. Mine just want to sit inside and play on their phones all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32_conv:13065</text:p>
          </table:table-cell>
          <table:table-cell table:style-name="ce2" office:value-type="string" calcext:value-type="string">
            <text:p>furious</text:p>
          </table:table-cell>
          <table:table-cell table:style-name="ce4" office:value-type="string" calcext:value-type="string">
            <text:p>i was pissed when i saw that someone put a dent in my car door</text:p>
          </table:table-cell>
          <table:table-cell table:style-name="ce2" office:value-type="float" office:value="238" calcext:value-type="float">
            <text:p>238</text:p>
          </table:table-cell>
          <table:table-cell table:style-name="ce4" office:value-type="string" calcext:value-type="string">
            <text:p>i was pissed when i saw someone put a dent in my car d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I would be mad at them too! Do you know who it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dea.. happened in a store parking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that sucks. You might be able to get the scurity camera foot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08_conv:7017</text:p>
          </table:table-cell>
          <table:table-cell table:style-name="ce2" office:value-type="string" calcext:value-type="string">
            <text:p>sentimental</text:p>
          </table:table-cell>
          <table:table-cell table:style-name="ce4" office:value-type="string" calcext:value-type="string">
            <text:p>I always get sad when memories of my dad come in mind. he passed away few years ago</text:p>
          </table:table-cell>
          <table:table-cell table:style-name="ce2" office:value-type="float" office:value="416" calcext:value-type="float">
            <text:p>416</text:p>
          </table:table-cell>
          <table:table-cell table:style-name="ce4" office:value-type="string" calcext:value-type="string">
            <text:p>I always feel sad when i think about my dad_comma_ he passed away few years ba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god.. so sorry to hear that. May i ask how did it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He had lung canc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Sorry.. Hopefully he is at a better plac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7_conv:315</text:p>
          </table:table-cell>
          <table:table-cell table:style-name="ce2" office:value-type="string" calcext:value-type="string">
            <text:p>lonely</text:p>
          </table:table-cell>
          <table:table-cell table:style-name="ce4" office:value-type="string" calcext:value-type="string">
            <text:p>I situation in which I felt alone was when my partner left me.</text:p>
          </table:table-cell>
          <table:table-cell table:style-name="ce2" office:value-type="float" office:value="65" calcext:value-type="float">
            <text:p>65</text:p>
          </table:table-cell>
          <table:table-cell table:style-name="ce4" office:value-type="string" calcext:value-type="string">
            <text:p>I still my miss my partner_comma_ they left me all al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to hear that_comma_ maybe things will work themselves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I hope so to_comma_ never thought this would happen_comma_ we were suppose to get a house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feel bad_comma_ I hope you find someone who treats you even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Thank You_comma_ I hope I will also_comma_ because I deserve it_comma_ and so d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45_conv:14090</text:p>
          </table:table-cell>
          <table:table-cell table:style-name="ce2" office:value-type="string" calcext:value-type="string">
            <text:p>surprised</text:p>
          </table:table-cell>
          <table:table-cell table:style-name="ce4" office:value-type="string" calcext:value-type="string">
            <text:p>I was happy when my mother gave me the gift</text:p>
          </table:table-cell>
          <table:table-cell table:style-name="ce2" office:value-type="float" office:value="508" calcext:value-type="float">
            <text:p>508</text:p>
          </table:table-cell>
          <table:table-cell table:style-name="ce4" office:value-type="string" calcext:value-type="string">
            <text:p>Do you have any experience about i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Any experience with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Anything that made you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som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can you share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69_conv:21938</text:p>
          </table:table-cell>
          <table:table-cell table:style-name="ce2" office:value-type="string" calcext:value-type="string">
            <text:p>disappointed</text:p>
          </table:table-cell>
          <table:table-cell table:style-name="ce4" office:value-type="string" calcext:value-type="string">
            <text:p>I ordered a pizza last night and realized they forgot to put the bacon on the pizza. I was not happy.</text:p>
          </table:table-cell>
          <table:table-cell table:style-name="ce2" office:value-type="float" office:value="659" calcext:value-type="float">
            <text:p>659</text:p>
          </table:table-cell>
          <table:table-cell table:style-name="ce4" office:value-type="string" calcext:value-type="string">
            <text:p>Don't you hate it when you order food and you wait with anticipation. your food arrives and it's not what you order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yes! I really hate that. It has happened to me more than I like. Did you get a refund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ordered a pizza last night and realized they forgot to put the bacon on the pizza. I was not happy and it was too late in the night to do anyth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Did you get a refund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No_comma_ not yet but they will get a bad rating from me. who forgets baco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41_conv:6683</text:p>
          </table:table-cell>
          <table:table-cell table:style-name="ce2" office:value-type="string" calcext:value-type="string">
            <text:p>devastated</text:p>
          </table:table-cell>
          <table:table-cell table:style-name="ce4" office:value-type="string" calcext:value-type="string">
            <text:p>I felt so bad when my friend's new puppy passed away. He got really sick and died within a few days.</text:p>
          </table:table-cell>
          <table:table-cell table:style-name="ce2" office:value-type="float" office:value="366" calcext:value-type="float">
            <text:p>366</text:p>
          </table:table-cell>
          <table:table-cell table:style-name="ce4" office:value-type="string" calcext:value-type="string">
            <text:p>I felt so sad about my friend's new puppy that died suddenly. The puppy got so sick that it passed away in a few da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horrible so sa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ah_comma_ my friend was so hurt. The puppy had parvo which is difficult sometimes to help c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bet it is_comma_ so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s_comma_ I just try to be supportive of my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nice of you but so hard to deal wi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52_conv:16104</text:p>
          </table:table-cell>
          <table:table-cell table:style-name="ce2" office:value-type="string" calcext:value-type="string">
            <text:p>devastated</text:p>
          </table:table-cell>
          <table:table-cell table:style-name="ce4" office:value-type="string" calcext:value-type="string">
            <text:p>Someone close to me passed away recently in a freak car accident. He was young and doing great academically. It hurts so much.</text:p>
          </table:table-cell>
          <table:table-cell table:style-name="ce2" office:value-type="float" office:value="286" calcext:value-type="float">
            <text:p>286</text:p>
          </table:table-cell>
          <table:table-cell table:style-name="ce4" office:value-type="string" calcext:value-type="string">
            <text:p>A first cousin of mine who was on his way to obtaining his PHD was suddenly killed in a car accident caused by someone who was driving recklessly. It hurts my heart so deep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m sorry to hear that_comma_ my child hood friend died in a car crash _comma_ and it hurt me for a really long time_comma_ i still have dreams about him through out the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 is so hard to sleep at night. I can get my mind off of it during the day_comma_ but when trying to fall asleep I have invasive thoughts about him. I feel so horrible for his immediate famil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his family must be going through some tough times right now _comma_ i hope everything goe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nk you_comma_ I appreciate the kind words. It will be a long road_comma_ but I will try to stay st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07_conv:12415</text:p>
          </table:table-cell>
          <table:table-cell table:style-name="ce2" office:value-type="string" calcext:value-type="string">
            <text:p>annoyed</text:p>
          </table:table-cell>
          <table:table-cell table:style-name="ce4" office:value-type="string" calcext:value-type="string">
            <text:p>My husband leaves his dirty clothes around and it's annoying.</text:p>
          </table:table-cell>
          <table:table-cell table:style-name="ce2" office:value-type="float" office:value="53" calcext:value-type="float">
            <text:p>53</text:p>
          </table:table-cell>
          <table:table-cell table:style-name="ce4" office:value-type="string" calcext:value-type="string">
            <text:p>I got really annoyed at my husband the other day when he left his dirty clothes hanging arou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Ugh! Why can't people pick up after themselves! I'd be frustrate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hate mess and clutter. It makes me anx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feel you on that! I need to have a clean sp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t makes me so much calmer!</text:p>
          </table:table-cell>
          <table:table-cell table:number-columns-repeated="1019"/>
        </table:table-row>
        <table:table-row table:style-name="ro1">
          <table:table-cell table:style-name="ce2" office:value-type="string" calcext:value-type="string">
            <text:p>hit:1090_conv:2180</text:p>
          </table:table-cell>
          <table:table-cell table:style-name="ce2" office:value-type="string" calcext:value-type="string">
            <text:p>prepared</text:p>
          </table:table-cell>
          <table:table-cell table:style-name="ce4" office:value-type="string" calcext:value-type="string">
            <text:p>I am ready for my test tomorrow.</text:p>
          </table:table-cell>
          <table:table-cell table:style-name="ce2" office:value-type="float" office:value="4" calcext:value-type="float">
            <text:p>4</text:p>
          </table:table-cell>
          <table:table-cell table:style-name="ce4" office:value-type="string" calcext:value-type="string">
            <text:p>I am ready for my test tomorr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ell_comma_ good to see your confid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studied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ll get a very good result for your hard work. All the best for your t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47_conv:17295</text:p>
          </table:table-cell>
          <table:table-cell table:style-name="ce2" office:value-type="string" calcext:value-type="string">
            <text:p>anticipating</text:p>
          </table:table-cell>
          <table:table-cell table:style-name="ce4" office:value-type="string" calcext:value-type="string">
            <text:p>I can't wait till the weekend! I'm going to a waterpark!</text:p>
          </table:table-cell>
          <table:table-cell table:style-name="ce2" office:value-type="float" office:value="530" calcext:value-type="float">
            <text:p>530</text:p>
          </table:table-cell>
          <table:table-cell table:style-name="ce4" office:value-type="string" calcext:value-type="string">
            <text:p>I can't wait until this weekend! I'm taking the whole family out for some fu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Great idea. Where are you planning on visi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thinking of a waterpark we have down here_comma_ it only had a few more weeks before they close for the year. Then maybe Chuck E Cheese for pizza and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hy don't you take them to Six Flags. It is more fun and full of exciting experiences rushed with adrenal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7_conv:1134</text:p>
          </table:table-cell>
          <table:table-cell table:style-name="ce2" office:value-type="string" calcext:value-type="string">
            <text:p>surprised</text:p>
          </table:table-cell>
          <table:table-cell table:style-name="ce4" office:value-type="string" calcext:value-type="string">
            <text:p>I was surprised my brother joined the army.</text:p>
          </table:table-cell>
          <table:table-cell table:style-name="ce2" office:value-type="float" office:value="158" calcext:value-type="float">
            <text:p>158</text:p>
          </table:table-cell>
          <table:table-cell table:style-name="ce4" office:value-type="string" calcext:value-type="string">
            <text:p>I was surprised my brother signed up for the arm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Oh _comma_really_comma_that's so brave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Yeah_comma_ it might have just been an ROTC thing_comma_ but he did some trav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Ok_comma_where did he travel t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34_conv:11069</text:p>
          </table:table-cell>
          <table:table-cell table:style-name="ce2" office:value-type="string" calcext:value-type="string">
            <text:p>nostalgic</text:p>
          </table:table-cell>
          <table:table-cell table:style-name="ce4" office:value-type="string" calcext:value-type="string">
            <text:p>My son's birthday is coming up and I am feeling this way.</text:p>
          </table:table-cell>
          <table:table-cell table:style-name="ce2" office:value-type="float" office:value="123" calcext:value-type="float">
            <text:p>123</text:p>
          </table:table-cell>
          <table:table-cell table:style-name="ce4" office:value-type="string" calcext:value-type="string">
            <text:p>My child is having his first birthday so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Congrats_comma_ how fast did it go 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Way too fast_comma_ it was like I blin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Ugh I was hoping that is not the case_comma_ I would want my kid to be young for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08_conv:15016</text:p>
          </table:table-cell>
          <table:table-cell table:style-name="ce2" office:value-type="string" calcext:value-type="string">
            <text:p>guilty</text:p>
          </table:table-cell>
          <table:table-cell table:style-name="ce4" office:value-type="string" calcext:value-type="string">
            <text:p>I broke my wife's phone. I blamed it on my dog!!</text:p>
          </table:table-cell>
          <table:table-cell table:style-name="ce2" office:value-type="float" office:value="43" calcext:value-type="float">
            <text:p>43</text:p>
          </table:table-cell>
          <table:table-cell table:style-name="ce4" office:value-type="string" calcext:value-type="string">
            <text:p>I broke my wife's phone. I blamed it on my do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AHA thats brilliant_comma_ I would have done the exact same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but i do feel guilt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very true_comma_ I dont know how I would fee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73_conv:18946</text:p>
          </table:table-cell>
          <table:table-cell table:style-name="ce2" office:value-type="string" calcext:value-type="string">
            <text:p>apprehensive</text:p>
          </table:table-cell>
          <table:table-cell table:style-name="ce4" office:value-type="string" calcext:value-type="string">
            <text:p>My ex took me to six flags and wanted me to ride a really high roller coaster. I hate heights so I really wasn't sure about it.</text:p>
          </table:table-cell>
          <table:table-cell table:style-name="ce2" office:value-type="float" office:value="13" calcext:value-type="float">
            <text:p>13</text:p>
          </table:table-cell>
          <table:table-cell table:style-name="ce4" office:value-type="string" calcext:value-type="string">
            <text:p>My ex took me to six flags and wanted me to ride on a very high roller coast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nteresting....did you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Yeah_comma_ but only because he was getting mad at me. I hate heights and I was very unsure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lol why would he get mad...but did you have fun in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74_conv:10748</text:p>
          </table:table-cell>
          <table:table-cell table:style-name="ce2" office:value-type="string" calcext:value-type="string">
            <text:p>anxious</text:p>
          </table:table-cell>
          <table:table-cell table:style-name="ce4" office:value-type="string" calcext:value-type="string">
            <text:p>to start my new job </text:p>
          </table:table-cell>
          <table:table-cell table:style-name="ce2" office:value-type="float" office:value="11" calcext:value-type="float">
            <text:p>11</text:p>
          </table:table-cell>
          <table:table-cell table:style-name="ce4" office:value-type="string" calcext:value-type="string">
            <text:p>Im starting my new job in 2 weeks and counting day every last secon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Congratulations. I bet you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cant honestly I am so ready for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ou are gonna do great. Enjoy your time before you start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4_conv:8229</text:p>
          </table:table-cell>
          <table:table-cell table:style-name="ce2" office:value-type="string" calcext:value-type="string">
            <text:p>confident</text:p>
          </table:table-cell>
          <table:table-cell table:style-name="ce4" office:value-type="string" calcext:value-type="string">
            <text:p>I just knew I was going to win a work reward. I was the best</text:p>
          </table:table-cell>
          <table:table-cell table:style-name="ce2" office:value-type="float" office:value="126" calcext:value-type="float">
            <text:p>126</text:p>
          </table:table-cell>
          <table:table-cell table:style-name="ce4" office:value-type="string" calcext:value-type="string">
            <text:p>I knew I was going to win a reward at work. I worked hard for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always nice when your hard work finally pays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really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w you should go and celebr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00_conv:2600</text:p>
          </table:table-cell>
          <table:table-cell table:style-name="ce2" office:value-type="string" calcext:value-type="string">
            <text:p>faithful</text:p>
          </table:table-cell>
          <table:table-cell table:style-name="ce4" office:value-type="string" calcext:value-type="string">
            <text:p>I am loyal to my wife.</text:p>
          </table:table-cell>
          <table:table-cell table:style-name="ce2" office:value-type="float" office:value="4" calcext:value-type="float">
            <text:p>4</text:p>
          </table:table-cell>
          <table:table-cell table:style-name="ce4" office:value-type="string" calcext:value-type="string">
            <text:p>I am loyal to my w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5" calcext:value-type="float">
            <text:p>235</text:p>
          </table:table-cell>
          <table:table-cell table:style-name="ce4" office:value-type="string" calcext:value-type="string">
            <text:p>That is great. Everyone should be loyal to their sp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ill stay with her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5" calcext:value-type="float">
            <text:p>235</text:p>
          </table:table-cell>
          <table:table-cell table:style-name="ce4" office:value-type="string" calcext:value-type="string">
            <text:p>Maybe you can renew your vows on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ill stay with her for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58_conv:18717</text:p>
          </table:table-cell>
          <table:table-cell table:style-name="ce2" office:value-type="string" calcext:value-type="string">
            <text:p>furious</text:p>
          </table:table-cell>
          <table:table-cell table:style-name="ce4" office:value-type="string" calcext:value-type="string">
            <text:p>I am so angry I didn't win my school election.</text:p>
          </table:table-cell>
          <table:table-cell table:style-name="ce2" office:value-type="float" office:value="4" calcext:value-type="float">
            <text:p>4</text:p>
          </table:table-cell>
          <table:table-cell table:style-name="ce4" office:value-type="string" calcext:value-type="string">
            <text:p>I am so angry I didn't win my school electi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that sucks. What role were you apply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going for pres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Cool_comma_ sorry to hear that you didn't ge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63_conv:5327</text:p>
          </table:table-cell>
          <table:table-cell table:style-name="ce2" office:value-type="string" calcext:value-type="string">
            <text:p>proud</text:p>
          </table:table-cell>
          <table:table-cell table:style-name="ce4" office:value-type="string" calcext:value-type="string">
            <text:p>My son has been going through the college application process. He did really well on his SATs_comma_ so well that he go accepted into Harvard.</text:p>
          </table:table-cell>
          <table:table-cell table:style-name="ce2" office:value-type="float" office:value="217" calcext:value-type="float">
            <text:p>217</text:p>
          </table:table-cell>
          <table:table-cell table:style-name="ce4" office:value-type="string" calcext:value-type="string">
            <text:p>My son is starting college this fall. The application process was very long and stressful. He studied really hard and did great on his SATs. He actually ended up getting accepted at Harvar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That's great_comma_ congratula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ank you very much! I'm really amazed at his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He will turn out to be a great m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3_conv:22006</text:p>
          </table:table-cell>
          <table:table-cell table:style-name="ce2" office:value-type="string" calcext:value-type="string">
            <text:p>hopeful</text:p>
          </table:table-cell>
          <table:table-cell table:style-name="ce4" office:value-type="string" calcext:value-type="string">
            <text:p>My best friend is returning to college after an academic suspension. <text:s/>I hope that this semester will be different since I'm taking the same classes as her.</text:p>
          </table:table-cell>
          <table:table-cell table:style-name="ce2" office:value-type="float" office:value="85" calcext:value-type="float">
            <text:p>85</text:p>
          </table:table-cell>
          <table:table-cell table:style-name="ce4" office:value-type="string" calcext:value-type="string">
            <text:p>My best friend is finally able to come back to school after an academic suspension.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That's good! <text:s/>Was there a reason for the suspen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She had failed too many classes. <text:s/>We're in the same classes this semester_comma_ so that should help keep her on tr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t'll be good for her to have your support_comma_ so hopefully she'll do better this semes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Thanks! <text:s/>I hope so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61_conv:7922</text:p>
          </table:table-cell>
          <table:table-cell table:style-name="ce2" office:value-type="string" calcext:value-type="string">
            <text:p>devastated</text:p>
          </table:table-cell>
          <table:table-cell table:style-name="ce4" office:value-type="string" calcext:value-type="string">
            <text:p>I lost my ipad the other day. I can't believe it. I think it was stolen</text:p>
          </table:table-cell>
          <table:table-cell table:style-name="ce2" office:value-type="float" office:value="27" calcext:value-type="float">
            <text:p>27</text:p>
          </table:table-cell>
          <table:table-cell table:style-name="ce4" office:value-type="string" calcext:value-type="string">
            <text:p>I lost my ipad the othe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ave you foun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 I think it was stolen. We went to the park and i dont know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very well could have been. I'm sorry_comma_ that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does. I am wondering if it will turn up. Trying to be optimistic</text:p>
          </table:table-cell>
          <table:table-cell table:number-columns-repeated="1019"/>
        </table:table-row>
        <table:table-row table:style-name="ro1">
          <table:table-cell table:style-name="ce2" office:value-type="string" calcext:value-type="string">
            <text:p>hit:5208_conv:10416</text:p>
          </table:table-cell>
          <table:table-cell table:style-name="ce2" office:value-type="string" calcext:value-type="string">
            <text:p>anxious</text:p>
          </table:table-cell>
          <table:table-cell table:style-name="ce4" office:value-type="string" calcext:value-type="string">
            <text:p>I'm finally going to get to talk to a girl I contacted onine.</text:p>
          </table:table-cell>
          <table:table-cell table:style-name="ce2" office:value-type="float" office:value="1" calcext:value-type="float">
            <text:p>1</text:p>
          </table:table-cell>
          <table:table-cell table:style-name="ce4" office:value-type="string" calcext:value-type="string">
            <text:p>I'm finally going to get to talk to a girl I contacted on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sounds fun! Do you have a first date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 I hope I get a date! We're just talking fi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Ah okay_comma_ good plan. I'm sure she will go out with you. Just don't sound too desperat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3_conv:406</text:p>
          </table:table-cell>
          <table:table-cell table:style-name="ce2" office:value-type="string" calcext:value-type="string">
            <text:p>hopeful</text:p>
          </table:table-cell>
          <table:table-cell table:style-name="ce4" office:value-type="string" calcext:value-type="string">
            <text:p>I hope the immigrants children get reunited with their families</text:p>
          </table:table-cell>
          <table:table-cell table:style-name="ce2" office:value-type="float" office:value="75" calcext:value-type="float">
            <text:p>75</text:p>
          </table:table-cell>
          <table:table-cell table:style-name="ce4" office:value-type="string" calcext:value-type="string">
            <text:p>I hope the immigrants children get reunited with their famili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Same. It is just a devasting thing that is happen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es_comma_ it is.This problem in the border is very complex and emoti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That is true. But this is basic humanity you know. Surely there is another wa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86_conv:14773</text:p>
          </table:table-cell>
          <table:table-cell table:style-name="ce2" office:value-type="string" calcext:value-type="string">
            <text:p>annoyed</text:p>
          </table:table-cell>
          <table:table-cell table:style-name="ce4" office:value-type="string" calcext:value-type="string">
            <text:p>I sat in a lot of traffic the other day as there was a wreck up ahead. <text:s/>This crazy person decided he was more important and zoomed by in the emergency lane.</text:p>
          </table:table-cell>
          <table:table-cell table:style-name="ce2" office:value-type="float" office:value="56" calcext:value-type="float">
            <text:p>56</text:p>
          </table:table-cell>
          <table:table-cell table:style-name="ce4" office:value-type="string" calcext:value-type="string">
            <text:p>I was sitting in traffic the other day because there was a wreck up ahe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re the people involved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think so_comma_ there were just a lot of cars involved. <text:s/>But this crazy person decided he was more important than anyone else and zoomed up the emergency lane blocking the ambulance that was trying to get to the wre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lways that bad egg everywhere. It's people like that_comma_ that causes acciden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9_conv:918</text:p>
          </table:table-cell>
          <table:table-cell table:style-name="ce2" office:value-type="string" calcext:value-type="string">
            <text:p>lonely</text:p>
          </table:table-cell>
          <table:table-cell table:style-name="ce4" office:value-type="string" calcext:value-type="string">
            <text:p>I'm so sad because my family left today on a trip without me and they'll be gone for a week!</text:p>
          </table:table-cell>
          <table:table-cell table:style-name="ce2" office:value-type="float" office:value="164" calcext:value-type="float">
            <text:p>164</text:p>
          </table:table-cell>
          <table:table-cell table:style-name="ce4" office:value-type="string" calcext:value-type="string">
            <text:p>My family just left on a trip for a week and I had to stay back to work.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that's too bad. How long before they ge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4" calcext:value-type="float">
            <text:p>164</text:p>
          </table:table-cell>
          <table:table-cell table:style-name="ce4" office:value-type="string" calcext:value-type="string">
            <text:p>They'll be gone for 7 days and 6 nigh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well hopefully it goes quick for you but at least they will have a good trip which i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4" calcext:value-type="float">
            <text:p>164</text:p>
          </table:table-cell>
          <table:table-cell table:style-name="ce4" office:value-type="string" calcext:value-type="string">
            <text:p>That's so true! I think they will have fun but I will miss them being all alone in the hous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 hope it goes okay and for you the time passes fa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4" calcext:value-type="float">
            <text:p>164</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52_conv:21704</text:p>
          </table:table-cell>
          <table:table-cell table:style-name="ce2" office:value-type="string" calcext:value-type="string">
            <text:p>trusting</text:p>
          </table:table-cell>
          <table:table-cell table:style-name="ce4" office:value-type="string" calcext:value-type="string">
            <text:p>There was recently a policy change at work that resulted in me getting extra money for my per diem. <text:s/>I did nothing to earn or ask for it_comma_ God just blessed us.</text:p>
          </table:table-cell>
          <table:table-cell table:style-name="ce2" office:value-type="float" office:value="777" calcext:value-type="float">
            <text:p>777</text:p>
          </table:table-cell>
          <table:table-cell table:style-name="ce4" office:value-type="string" calcext:value-type="string">
            <text:p>Wow_comma_ policy recently changed at work_comma_ not due to anything I did_comma_ and they are now paying me extra mone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That's amazing! Congratulations. What was the policy that chang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7" calcext:value-type="float">
            <text:p>777</text:p>
          </table:table-cell>
          <table:table-cell table:style-name="ce4" office:value-type="string" calcext:value-type="string">
            <text:p>They changed how they pay per diem for long term stays. <text:s/>They used to pay a percentage_comma_ but now they still pay the full amou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ell that's great for you. Everybody loves a little extra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7" calcext:value-type="float">
            <text:p>777</text:p>
          </table:table-cell>
          <table:table-cell table:style-name="ce4" office:value-type="string" calcext:value-type="string">
            <text:p>I know_comma_ praise G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13_conv:8027</text:p>
          </table:table-cell>
          <table:table-cell table:style-name="ce2" office:value-type="string" calcext:value-type="string">
            <text:p>afraid</text:p>
          </table:table-cell>
          <table:table-cell table:style-name="ce4" office:value-type="string" calcext:value-type="string">
            <text:p>Watched scary video late at night</text:p>
          </table:table-cell>
          <table:table-cell table:style-name="ce2" office:value-type="float" office:value="466" calcext:value-type="float">
            <text:p>466</text:p>
          </table:table-cell>
          <table:table-cell table:style-name="ce4" office:value-type="string" calcext:value-type="string">
            <text:p>So last night I was watching scary videos on youtube while home al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Did it sc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Yes_comma_ I had kind of an eerie and generally unsettling feeling. I wondered why I did that in the first place. Can you re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a little bit. When I was young_comma_ I didn't like that much scary mov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87_conv:9774</text:p>
          </table:table-cell>
          <table:table-cell table:style-name="ce2" office:value-type="string" calcext:value-type="string">
            <text:p>sad</text:p>
          </table:table-cell>
          <table:table-cell table:style-name="ce4" office:value-type="string" calcext:value-type="string">
            <text:p>when my dog died </text:p>
          </table:table-cell>
          <table:table-cell table:style-name="ce2" office:value-type="float" office:value="11" calcext:value-type="float">
            <text:p>11</text:p>
          </table:table-cell>
          <table:table-cell table:style-name="ce4" office:value-type="string" calcext:value-type="string">
            <text:p>I had to put my dog down at the vets due to a disease she had that wouldnt get better. It sucked.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How old was your dogg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he was almost 8 years old. Not that old real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id she have a disea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s she di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07_conv:17214</text:p>
          </table:table-cell>
          <table:table-cell table:style-name="ce2" office:value-type="string" calcext:value-type="string">
            <text:p>annoyed</text:p>
          </table:table-cell>
          <table:table-cell table:style-name="ce4" office:value-type="string" calcext:value-type="string">
            <text:p>Printer is really grinding my gears today!!</text:p>
          </table:table-cell>
          <table:table-cell table:style-name="ce2" office:value-type="float" office:value="389" calcext:value-type="float">
            <text:p>389</text:p>
          </table:table-cell>
          <table:table-cell table:style-name="ce4" office:value-type="string" calcext:value-type="string">
            <text:p>You know what grinds my g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hat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 printer that causes more trouble than it's wort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 yeah that really do gr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e one I use at work NEVER works!!! <text:s/>I really hate that 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95_conv:21790</text:p>
          </table:table-cell>
          <table:table-cell table:style-name="ce2" office:value-type="string" calcext:value-type="string">
            <text:p>caring</text:p>
          </table:table-cell>
          <table:table-cell table:style-name="ce4" office:value-type="string" calcext:value-type="string">
            <text:p>When my dad got sick and i had to stay at home for a week taking care of him</text:p>
          </table:table-cell>
          <table:table-cell table:style-name="ce2" office:value-type="float" office:value="614" calcext:value-type="float">
            <text:p>614</text:p>
          </table:table-cell>
          <table:table-cell table:style-name="ce4" office:value-type="string" calcext:value-type="string">
            <text:p>My dad got sick for a week and I stayed at home for a week taking care of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ell I hope he gets to felling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He's better already but he got a real bad fever during tha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You should keep an eye on him older people are more prone to getting si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93_conv:9186</text:p>
          </table:table-cell>
          <table:table-cell table:style-name="ce2" office:value-type="string" calcext:value-type="string">
            <text:p>surprised</text:p>
          </table:table-cell>
          <table:table-cell table:style-name="ce4" office:value-type="string" calcext:value-type="string">
            <text:p>I was surprised when my brother got me a present last week. It was nice</text:p>
          </table:table-cell>
          <table:table-cell table:style-name="ce2" office:value-type="float" office:value="126" calcext:value-type="float">
            <text:p>126</text:p>
          </table:table-cell>
          <table:table-cell table:style-name="ce4" office:value-type="string" calcext:value-type="string">
            <text:p>I was surprised when my brother got me a present last week. It was ni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must have thanked him for it! What was the pres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gift c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so helpful. I wish my brother would get me such presen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35_conv:20670</text:p>
          </table:table-cell>
          <table:table-cell table:style-name="ce2" office:value-type="string" calcext:value-type="string">
            <text:p>anticipating</text:p>
          </table:table-cell>
          <table:table-cell table:style-name="ce4" office:value-type="string" calcext:value-type="string">
            <text:p>I cannot wait to go travel! I have an upcoming trip to Madagascar</text:p>
          </table:table-cell>
          <table:table-cell table:style-name="ce2" office:value-type="float" office:value="64" calcext:value-type="float">
            <text:p>64</text:p>
          </table:table-cell>
          <table:table-cell table:style-name="ce4" office:value-type="string" calcext:value-type="string">
            <text:p>I can't wait to travel. I am going to Madagascar so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5" calcext:value-type="float">
            <text:p>605</text:p>
          </table:table-cell>
          <table:table-cell table:style-name="ce4" office:value-type="string" calcext:value-type="string">
            <text:p>Wow! That sounds exciting! Have you traveled around the world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have! I actually grew up in Saudi Arabi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5" calcext:value-type="float">
            <text:p>605</text:p>
          </table:table-cell>
          <table:table-cell table:style-name="ce4" office:value-type="string" calcext:value-type="string">
            <text:p>Traveling is the best way to learn about other cultures. You are very fortunate to get the opportunit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12_conv:14824</text:p>
          </table:table-cell>
          <table:table-cell table:style-name="ce2" office:value-type="string" calcext:value-type="string">
            <text:p>sad</text:p>
          </table:table-cell>
          <table:table-cell table:style-name="ce4" office:value-type="string" calcext:value-type="string">
            <text:p>I am watching alpha dogs. I always get emotional at the end of this movie</text:p>
          </table:table-cell>
          <table:table-cell table:style-name="ce2" office:value-type="float" office:value="27" calcext:value-type="float">
            <text:p>27</text:p>
          </table:table-cell>
          <table:table-cell table:style-name="ce4" office:value-type="string" calcext:value-type="string">
            <text:p>I am watching alpha dog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s that a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ah about a kid who get kidnapped and they end up killing him. The actor is dead now too. I get sad watching this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Oh wow_comma_ that certainly sounds like a sad movie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is sort of a suspense but it makes me sad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01_conv:4002</text:p>
          </table:table-cell>
          <table:table-cell table:style-name="ce2" office:value-type="string" calcext:value-type="string">
            <text:p>furious</text:p>
          </table:table-cell>
          <table:table-cell table:style-name="ce4" office:value-type="string" calcext:value-type="string">
            <text:p>I am staying in hotel_comma_ and new neighbors just moved in_comma_ from what it sounds like already_comma_ I'm not having a good night's sleep today.</text:p>
          </table:table-cell>
          <table:table-cell table:style-name="ce2" office:value-type="float" office:value="326" calcext:value-type="float">
            <text:p>326</text:p>
          </table:table-cell>
          <table:table-cell table:style-name="ce4" office:value-type="string" calcext:value-type="string">
            <text:p>My new hotel neighbors are very nois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get them repor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 might just do it_comma_ thank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are welcome_comma_ if you take your stand they will <text:s/>be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05_conv:5810</text:p>
          </table:table-cell>
          <table:table-cell table:style-name="ce2" office:value-type="string" calcext:value-type="string">
            <text:p>annoyed</text:p>
          </table:table-cell>
          <table:table-cell table:style-name="ce4" office:value-type="string" calcext:value-type="string">
            <text:p>Someone cut me off in traffic the other day.</text:p>
          </table:table-cell>
          <table:table-cell table:style-name="ce2" office:value-type="float" office:value="100" calcext:value-type="float">
            <text:p>100</text:p>
          </table:table-cell>
          <table:table-cell table:style-name="ce4" office:value-type="string" calcext:value-type="string">
            <text:p>Someone cut me off in traffic the other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ow did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 was quite annoyed_comma_ especially because it was unnecessar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kind of car wa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78_conv:17556</text:p>
          </table:table-cell>
          <table:table-cell table:style-name="ce2" office:value-type="string" calcext:value-type="string">
            <text:p>anxious</text:p>
          </table:table-cell>
          <table:table-cell table:style-name="ce4" office:value-type="string" calcext:value-type="string">
            <text:p>I'm ready for Fall weather to arrive.</text:p>
          </table:table-cell>
          <table:table-cell table:style-name="ce2" office:value-type="float" office:value="225" calcext:value-type="float">
            <text:p>225</text:p>
          </table:table-cell>
          <table:table-cell table:style-name="ce4" office:value-type="string" calcext:value-type="string">
            <text:p>I'm tired of this hot weather. I'm ready for Fa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Me too! I love fall weat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hat do you think is your favorite part of F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like that it is not too hot and not too co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_conv:2235</text:p>
          </table:table-cell>
          <table:table-cell table:style-name="ce2" office:value-type="string" calcext:value-type="string">
            <text:p>grateful</text:p>
          </table:table-cell>
          <table:table-cell table:style-name="ce4" office:value-type="string" calcext:value-type="string">
            <text:p>I am luck to have a great family.</text:p>
          </table:table-cell>
          <table:table-cell table:style-name="ce2" office:value-type="float" office:value="4" calcext:value-type="float">
            <text:p>4</text:p>
          </table:table-cell>
          <table:table-cell table:style-name="ce4" office:value-type="string" calcext:value-type="string">
            <text:p>I am very lucky to have a great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a very lucky thing to have. Do you have a wife and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and lots of brothers and sis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that is great_comma_ I have a lot of siblings as well. I love them 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66_conv:8333</text:p>
          </table:table-cell>
          <table:table-cell table:style-name="ce2" office:value-type="string" calcext:value-type="string">
            <text:p>surprised</text:p>
          </table:table-cell>
          <table:table-cell table:style-name="ce4" office:value-type="string" calcext:value-type="string">
            <text:p>That my house got an offer on it from the neighbor. </text:p>
          </table:table-cell>
          <table:table-cell table:style-name="ce2" office:value-type="float" office:value="11" calcext:value-type="float">
            <text:p>11</text:p>
          </table:table-cell>
          <table:table-cell table:style-name="ce4" office:value-type="string" calcext:value-type="string">
            <text:p>One night my neighbor wrote to me and said he wanted to buy my house. :o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did you say t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said yesssssss! Its been on the market forever so I was shock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congrats then_comma_ glad it work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10_conv:7421</text:p>
          </table:table-cell>
          <table:table-cell table:style-name="ce2" office:value-type="string" calcext:value-type="string">
            <text:p>embarrassed</text:p>
          </table:table-cell>
          <table:table-cell table:style-name="ce4" office:value-type="string" calcext:value-type="string">
            <text:p>TSA made me pull down my pants at the airport yesterday.</text:p>
          </table:table-cell>
          <table:table-cell table:style-name="ce2" office:value-type="float" office:value="250" calcext:value-type="float">
            <text:p>250</text:p>
          </table:table-cell>
          <table:table-cell table:style-name="ce4" office:value-type="string" calcext:value-type="string">
            <text:p>TSA made me pull down my pants in front of everybody at the airport yesterday. They thought I was a bomb threa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0" calcext:value-type="float">
            <text:p>470</text:p>
          </table:table-cell>
          <table:table-cell table:style-name="ce4" office:value-type="string" calcext:value-type="string">
            <text:p>Oh dang_comma_ that really sucks. I can't believe TSA would go that far_comma_ it must've been super embarrass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ah_comma_ I will never show my face there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0" calcext:value-type="float">
            <text:p>470</text:p>
          </table:table-cell>
          <table:table-cell table:style-name="ce4" office:value-type="string" calcext:value-type="string">
            <text:p>Dude_comma_ you should definitely report it someone or the company because you could probably get something out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73_conv:11546</text:p>
          </table:table-cell>
          <table:table-cell table:style-name="ce2" office:value-type="string" calcext:value-type="string">
            <text:p>furious</text:p>
          </table:table-cell>
          <table:table-cell table:style-name="ce4" office:value-type="string" calcext:value-type="string">
            <text:p>I am quite mad at how things are going at work</text:p>
          </table:table-cell>
          <table:table-cell table:style-name="ce2" office:value-type="float" office:value="237" calcext:value-type="float">
            <text:p>237</text:p>
          </table:table-cell>
          <table:table-cell table:style-name="ce4" office:value-type="string" calcext:value-type="string">
            <text:p>I am quite mad at how things are going at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that doesn't sound good. Whats happe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My boss is giving preferential treatment to certain groups of peop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should not tolerate that discrimination. I think you should complain to H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25_conv:6650</text:p>
          </table:table-cell>
          <table:table-cell table:style-name="ce2" office:value-type="string" calcext:value-type="string">
            <text:p>angry</text:p>
          </table:table-cell>
          <table:table-cell table:style-name="ce4" office:value-type="string" calcext:value-type="string">
            <text:p>I lost my wallet at work today. <text:s/>I am so upset I did that.</text:p>
          </table:table-cell>
          <table:table-cell table:style-name="ce2" office:value-type="float" office:value="322" calcext:value-type="float">
            <text:p>322</text:p>
          </table:table-cell>
          <table:table-cell table:style-name="ce4" office:value-type="string" calcext:value-type="string">
            <text:p>I lost my wallet at work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oh no! did you block your ca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am so upset I los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what are you going to do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02_conv:9004</text:p>
          </table:table-cell>
          <table:table-cell table:style-name="ce2" office:value-type="string" calcext:value-type="string">
            <text:p>embarrassed</text:p>
          </table:table-cell>
          <table:table-cell table:style-name="ce4" office:value-type="string" calcext:value-type="string">
            <text:p>My socks always smell.</text:p>
          </table:table-cell>
          <table:table-cell table:style-name="ce2" office:value-type="float" office:value="9" calcext:value-type="float">
            <text:p>9</text:p>
          </table:table-cell>
          <table:table-cell table:style-name="ce4" office:value-type="string" calcext:value-type="string">
            <text:p>My socks always smell b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 makes sense_comma_ since your feet are likely gonna smell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try to keep them nice but i do not know what else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guess just take a spare pair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61_conv:3923</text:p>
          </table:table-cell>
          <table:table-cell table:style-name="ce2" office:value-type="string" calcext:value-type="string">
            <text:p>afraid</text:p>
          </table:table-cell>
          <table:table-cell table:style-name="ce4" office:value-type="string" calcext:value-type="string">
            <text:p>I took a flight last week and there was awful turbulence. It was super scary!</text:p>
          </table:table-cell>
          <table:table-cell table:style-name="ce2" office:value-type="float" office:value="99" calcext:value-type="float">
            <text:p>99</text:p>
          </table:table-cell>
          <table:table-cell table:style-name="ce4" office:value-type="string" calcext:value-type="string">
            <text:p>I took a flight last week and there was awful turbule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Turbulence always scares me lol. In reality the plane is very safe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was super scary for me. I'm generally afraid of planes_comma_ even though I know they are the safest form of trav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How often do you fly? The more you do it the easier it ge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fly a few times per year. I live in Florida_comma_ but I grew up in Indiana and my family and friends still live there_comma_ so I have to fly to visi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Cool I lived in Palm Beach County for 2 years. I fly to the Philippines every few years and it takes over 12 hou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76_conv:21153</text:p>
          </table:table-cell>
          <table:table-cell table:style-name="ce2" office:value-type="string" calcext:value-type="string">
            <text:p>hopeful</text:p>
          </table:table-cell>
          <table:table-cell table:style-name="ce4" office:value-type="string" calcext:value-type="string">
            <text:p>my son went for his first day of kindergarten. He likes it so far so thats good.</text:p>
          </table:table-cell>
          <table:table-cell table:style-name="ce2" office:value-type="float" office:value="231" calcext:value-type="float">
            <text:p>231</text:p>
          </table:table-cell>
          <table:table-cell table:style-name="ce4" office:value-type="string" calcext:value-type="string">
            <text:p>I took my son to kindergarten the other day. He loves it so f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good! did he make any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You bet! He made a girlfriend on the bus by talking about Zeld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really cu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07_conv:23414</text:p>
          </table:table-cell>
          <table:table-cell table:style-name="ce2" office:value-type="string" calcext:value-type="string">
            <text:p>trusting</text:p>
          </table:table-cell>
          <table:table-cell table:style-name="ce4" office:value-type="string" calcext:value-type="string">
            <text:p>Some of my friends told me that they had a big surprise for me. They know I hate surprises_comma_ but I complied and let the blindfold me and drive me out to the location.</text:p>
          </table:table-cell>
          <table:table-cell table:style-name="ce2" office:value-type="float" office:value="138" calcext:value-type="float">
            <text:p>138</text:p>
          </table:table-cell>
          <table:table-cell table:style-name="ce4" office:value-type="string" calcext:value-type="string">
            <text:p>Some of my friends told me that they had a big surprise for me. They know I hate surprises_comma_ but I complied and let the blindfold me and drive me out to the loca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sounds exciting and scary. <text:s/>What was the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They had decided to pool their money together and get me one big present together. It was a flying lesson at the local airpor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so awesome. <text:s/>Did you have fun? and more important_comma_ are you a pilo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87_conv:15774</text:p>
          </table:table-cell>
          <table:table-cell table:style-name="ce2" office:value-type="string" calcext:value-type="string">
            <text:p>prepared</text:p>
          </table:table-cell>
          <table:table-cell table:style-name="ce4" office:value-type="string" calcext:value-type="string">
            <text:p>yes i felt prepare</text:p>
          </table:table-cell>
          <table:table-cell table:style-name="ce2" office:value-type="float" office:value="311" calcext:value-type="float">
            <text:p>311</text:p>
          </table:table-cell>
          <table:table-cell table:style-name="ce4" office:value-type="string" calcext:value-type="string">
            <text:p>yes i felt prepar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hen did you feel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1" calcext:value-type="float">
            <text:p>311</text:p>
          </table:table-cell>
          <table:table-cell table:style-name="ce4" office:value-type="string" calcext:value-type="string">
            <text:p>i feel prepare at yester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hat were you prepared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1" calcext:value-type="float">
            <text:p>311</text:p>
          </table:table-cell>
          <table:table-cell table:style-name="ce4" office:value-type="string" calcext:value-type="string">
            <text:p>i prepared f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_conv:39</text:p>
          </table:table-cell>
          <table:table-cell table:style-name="ce2" office:value-type="string" calcext:value-type="string">
            <text:p>guilty</text:p>
          </table:table-cell>
          <table:table-cell table:style-name="ce4" office:value-type="string" calcext:value-type="string">
            <text:p>There was a situation where I might of hurt my freinds feelings_comma_ I ate from my friends fridge and he had no more food left that day. He had to go to bed with no food. Hungry.</text:p>
          </table:table-cell>
          <table:table-cell table:style-name="ce2" office:value-type="float" office:value="18" calcext:value-type="float">
            <text:p>18</text:p>
          </table:table-cell>
          <table:table-cell table:style-name="ce4" office:value-type="string" calcext:value-type="string">
            <text:p>I left his house_comma_ filled up with his food and disgust. I left his fridge completely empty and feel guil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would be hard to do and take courag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 calcext:value-type="float">
            <text:p>18</text:p>
          </table:table-cell>
          <table:table-cell table:style-name="ce4" office:value-type="string" calcext:value-type="string">
            <text:p>Thanks man_comma_ at the heat of the moment I ate due to my flashbacks I was traumi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I could see that happening but sounds like you were super br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04_conv:10408</text:p>
          </table:table-cell>
          <table:table-cell table:style-name="ce2" office:value-type="string" calcext:value-type="string">
            <text:p>jealous</text:p>
          </table:table-cell>
          <table:table-cell table:style-name="ce4" office:value-type="string" calcext:value-type="string">
            <text:p>I'm jealous of people who own those new Tesla's. <text:s/>They are slick!</text:p>
          </table:table-cell>
          <table:table-cell table:style-name="ce2" office:value-type="float" office:value="448" calcext:value-type="float">
            <text:p>448</text:p>
          </table:table-cell>
          <table:table-cell table:style-name="ce4" office:value-type="string" calcext:value-type="string">
            <text:p>I'm jealous of people who own those new Tesla's. They are slic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ea_comma_ the Teslas look pretty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need to start working on improving my career to afford one of those bad bo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ybe they'll be more affordable and even slicker when you get around t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76_conv:10352</text:p>
          </table:table-cell>
          <table:table-cell table:style-name="ce2" office:value-type="string" calcext:value-type="string">
            <text:p>proud</text:p>
          </table:table-cell>
          <table:table-cell table:style-name="ce4" office:value-type="string" calcext:value-type="string">
            <text:p>I was happy for my dad. He got to retire</text:p>
          </table:table-cell>
          <table:table-cell table:style-name="ce2" office:value-type="float" office:value="126" calcext:value-type="float">
            <text:p>126</text:p>
          </table:table-cell>
          <table:table-cell table:style-name="ce4" office:value-type="string" calcext:value-type="string">
            <text:p>I was happy for my dad. He got to reti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very sweet to even reach that age and to retire! I hope he gets to do fun thing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ou don't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41_conv:17682</text:p>
          </table:table-cell>
          <table:table-cell table:style-name="ce2" office:value-type="string" calcext:value-type="string">
            <text:p>surprised</text:p>
          </table:table-cell>
          <table:table-cell table:style-name="ce4" office:value-type="string" calcext:value-type="string">
            <text:p>I found a big web in my bathroom window one day. I generally don't like spiders but I don't like to harm anything (unless its miquitos or fleas)..so I know have a bathroom spider. He weaves beautiful webs..but he does scare me when he comes out.</text:p>
          </table:table-cell>
          <table:table-cell table:style-name="ce2" office:value-type="float" office:value="296" calcext:value-type="float">
            <text:p>296</text:p>
          </table:table-cell>
          <table:table-cell table:style-name="ce4" office:value-type="string" calcext:value-type="string">
            <text:p>I found a big web in my bathroom window one day. I generally don't like spiders but I don't like to harm anything (unless its mosquitos or flea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ikes. Did you ever find the spi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I now have a bathroom spider. He weaves beautiful webs..but he does scare me when he comes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think its time to invest in a can of bug spr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 way! - I don't use chemicals..and thats terrible. I am not going to harm nature when it does no harm to me. It's nee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f you kno</text:p>
          </table:table-cell>
          <table:table-cell table:number-columns-repeated="1019"/>
        </table:table-row>
        <table:table-row table:style-name="ro1">
          <table:table-cell table:style-name="ce2" office:value-type="string" calcext:value-type="string">
            <text:p>hit:8205_conv:16410</text:p>
          </table:table-cell>
          <table:table-cell table:style-name="ce2" office:value-type="string" calcext:value-type="string">
            <text:p>sad</text:p>
          </table:table-cell>
          <table:table-cell table:style-name="ce4" office:value-type="string" calcext:value-type="string">
            <text:p>It was really hard to say goodbye to everyone at the end of the family reunion. It had been so long since we were all together.</text:p>
          </table:table-cell>
          <table:table-cell table:style-name="ce2" office:value-type="float" office:value="548" calcext:value-type="float">
            <text:p>548</text:p>
          </table:table-cell>
          <table:table-cell table:style-name="ce4" office:value-type="string" calcext:value-type="string">
            <text:p>It was really hard to say goodbye to everyone at the end of the family reunion. It had been so long since we were all toget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you're right. are you in reunion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No_comma_ it was last weekend. I was so happy to see all of my relatives and then before you know it it's time to leave. What a range of emo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very hard to leave. But the memories will always cheer with u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75_conv:5950</text:p>
          </table:table-cell>
          <table:table-cell table:style-name="ce2" office:value-type="string" calcext:value-type="string">
            <text:p>angry</text:p>
          </table:table-cell>
          <table:table-cell table:style-name="ce4" office:value-type="string" calcext:value-type="string">
            <text:p>My upstairs neighbor gets up at 3am for work. Instead of preparing the night before she does everything in the am. I am so tired of being woken up!</text:p>
          </table:table-cell>
          <table:table-cell table:style-name="ce2" office:value-type="float" office:value="343" calcext:value-type="float">
            <text:p>343</text:p>
          </table:table-cell>
          <table:table-cell table:style-name="ce4" office:value-type="string" calcext:value-type="string">
            <text:p>If my upstairs neighbor wakes me at 3am again I think I'll explode! I get that she has to go to work_comma_ but why not get organized the night before for goodness sak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th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You too_comma_ huh? How do you nicely ask someone to shut up? Yelling at that time of day just wouldn't be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eave a note on their door. and at the end put "thanks in advanc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Nice idea_comma_ but I don't think subtlety is their strong point - they'd be liable to make even more noise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_comma_ you can at least tr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guess I could. Or I could just move. Still ma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could get earplug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20_conv:7040</text:p>
          </table:table-cell>
          <table:table-cell table:style-name="ce2" office:value-type="string" calcext:value-type="string">
            <text:p>jealous</text:p>
          </table:table-cell>
          <table:table-cell table:style-name="ce4" office:value-type="string" calcext:value-type="string">
            <text:p>I am jealous of my coworker_comma_ he is very athletic and smart and just got promoted_comma_ I wish I was that good</text:p>
          </table:table-cell>
          <table:table-cell table:style-name="ce2" office:value-type="float" office:value="10" calcext:value-type="float">
            <text:p>10</text:p>
          </table:table-cell>
          <table:table-cell table:style-name="ce4" office:value-type="string" calcext:value-type="string">
            <text:p>I am jealous of my coworker_comma_ he is very athletic and smart and just got promoted_comma_ I wish I was that g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can relate. <text:s/>I have a colleague that seems better at everything than me and is now supervisor. <text:s/>Just don't let jealousy take over your life. That will only hur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understand that_comma_ I still like the guy_comma_ I am just sad I did not get those traits sometimes is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Just focus on what you do have_comma_ which I'm positive is a lot going for you! <text:s/>You can also develop so many more good skills with focus and determination. <text:s/>Just give it time and the hard work you're already do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27_conv:7455</text:p>
          </table:table-cell>
          <table:table-cell table:style-name="ce2" office:value-type="string" calcext:value-type="string">
            <text:p>impressed</text:p>
          </table:table-cell>
          <table:table-cell table:style-name="ce4" office:value-type="string" calcext:value-type="string">
            <text:p>My wife bench pressed a hundred fifty pounds at the gym.</text:p>
          </table:table-cell>
          <table:table-cell table:style-name="ce2" office:value-type="float" office:value="250" calcext:value-type="float">
            <text:p>250</text:p>
          </table:table-cell>
          <table:table-cell table:style-name="ce4" office:value-type="string" calcext:value-type="string">
            <text:p>I thought I could lift_comma_ but my wife upstaged me by benching 150 lbs at the gym the other day. I can only lift 130 lb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Did you feel very emasculated by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No_comma_ it actually turned me on. I didn't know she was that st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Yeah_comma_ I can see that viewpoint as well. She may end up carrying you to bed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52_conv:4104</text:p>
          </table:table-cell>
          <table:table-cell table:style-name="ce2" office:value-type="string" calcext:value-type="string">
            <text:p>afraid</text:p>
          </table:table-cell>
          <table:table-cell table:style-name="ce4" office:value-type="string" calcext:value-type="string">
            <text:p>My fiance found a snake in our yard the other day! It was terrifying!</text:p>
          </table:table-cell>
          <table:table-cell table:style-name="ce2" office:value-type="float" office:value="227" calcext:value-type="float">
            <text:p>227</text:p>
          </table:table-cell>
          <table:table-cell table:style-name="ce4" office:value-type="string" calcext:value-type="string">
            <text:p>My fiance found a snake in our yard the other day! It was terrify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Wow_comma_ that is scary. Did you guys do anything or just stay away from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No he killed it. Somehow_comma_ I totally went inside and did not watch. We had to because we have two dogs that play in the y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Yes_comma_ I'd be very concerned about pets_comma_ too. <text:s/>I'm glad your fiance got it before it caused anyone anymore trou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78_conv:15756</text:p>
          </table:table-cell>
          <table:table-cell table:style-name="ce2" office:value-type="string" calcext:value-type="string">
            <text:p>embarrassed</text:p>
          </table:table-cell>
          <table:table-cell table:style-name="ce4" office:value-type="string" calcext:value-type="string">
            <text:p>I accidentally tripped while walking into a restaurant for dinner_comma_ totally ruined my appetite.</text:p>
          </table:table-cell>
          <table:table-cell table:style-name="ce2" office:value-type="float" office:value="100" calcext:value-type="float">
            <text:p>100</text:p>
          </table:table-cell>
          <table:table-cell table:style-name="ce4" office:value-type="string" calcext:value-type="string">
            <text:p>I accidentally tripped while walking into a restaurant for dinner_comma_ totally ruined my appeti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no! I'm so sorr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t's alright_comma_ I was fine_comma_ just my pride was hurt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_comma_ but I'm sure no one else would remember it la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62_conv:15925</text:p>
          </table:table-cell>
          <table:table-cell table:style-name="ce2" office:value-type="string" calcext:value-type="string">
            <text:p>content</text:p>
          </table:table-cell>
          <table:table-cell table:style-name="ce4" office:value-type="string" calcext:value-type="string">
            <text:p>I got a house_comma_ a dog_comma_ a job_comma_ and food. I don't need anything else in life. I am so happy as things are.</text:p>
          </table:table-cell>
          <table:table-cell table:style-name="ce2" office:value-type="float" office:value="139" calcext:value-type="float">
            <text:p>139</text:p>
          </table:table-cell>
          <table:table-cell table:style-name="ce4" office:value-type="string" calcext:value-type="string">
            <text:p>I got a good job_comma_ a nice house_comma_ a lovely dog_comma_ and great food. Life is awesome. I am so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Good for you! You are a lucky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can't complain. Guess everything has gone right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great! I'm a bit jeal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22_conv:24044</text:p>
          </table:table-cell>
          <table:table-cell table:style-name="ce2" office:value-type="string" calcext:value-type="string">
            <text:p>embarrassed</text:p>
          </table:table-cell>
          <table:table-cell table:style-name="ce4" office:value-type="string" calcext:value-type="string">
            <text:p>I was in Walmart and my son pulled a few items off the shelf onto the floor_comma_ everyone was looking. </text:p>
          </table:table-cell>
          <table:table-cell table:style-name="ce2" office:value-type="float" office:value="653" calcext:value-type="float">
            <text:p>653</text:p>
          </table:table-cell>
          <table:table-cell table:style-name="ce4" office:value-type="string" calcext:value-type="string">
            <text:p>I was in Walmart and my son pulled a few items off the shelf. Everyone was looking and whisper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Kids like touching and looking at things_comma_ I'm sure no real harm was done. People like making a big deal out of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And it was mostly the older folks_comma_ I tried to put the things back on the sh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d say ignore them as best as you can. It's normal for kids to do these kind of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Oh yes_comma_ the employees didn't see a problem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20_conv:6841</text:p>
          </table:table-cell>
          <table:table-cell table:style-name="ce2" office:value-type="string" calcext:value-type="string">
            <text:p>annoyed</text:p>
          </table:table-cell>
          <table:table-cell table:style-name="ce4" office:value-type="string" calcext:value-type="string">
            <text:p>My brother wont stop laughing at my pimple.</text:p>
          </table:table-cell>
          <table:table-cell table:style-name="ce2" office:value-type="float" office:value="59" calcext:value-type="float">
            <text:p>59</text:p>
          </table:table-cell>
          <table:table-cell table:style-name="ce4" office:value-type="string" calcext:value-type="string">
            <text:p>I woke up with a big red pimple and my brother wont stop making fun of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it will go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ope so_comma_ because he wont stop annoying me till it do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does sound anno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22_conv:13045</text:p>
          </table:table-cell>
          <table:table-cell table:style-name="ce2" office:value-type="string" calcext:value-type="string">
            <text:p>anticipating</text:p>
          </table:table-cell>
          <table:table-cell table:style-name="ce4" office:value-type="string" calcext:value-type="string">
            <text:p>I'm looking forward to the new soccer season starting</text:p>
          </table:table-cell>
          <table:table-cell table:style-name="ce2" office:value-type="float" office:value="196" calcext:value-type="float">
            <text:p>196</text:p>
          </table:table-cell>
          <table:table-cell table:style-name="ce4" office:value-type="string" calcext:value-type="string">
            <text:p>I can't wait for the new soccer season to star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Do you play soccer or watch it on televi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just watch on TV.</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Do you have a favorite te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SD Eib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31_conv:9462</text:p>
          </table:table-cell>
          <table:table-cell table:style-name="ce2" office:value-type="string" calcext:value-type="string">
            <text:p>grateful</text:p>
          </table:table-cell>
          <table:table-cell table:style-name="ce4" office:value-type="string" calcext:value-type="string">
            <text:p>so happy i can have a nice sofa now_comma_ i had the oldest sofa for years</text:p>
          </table:table-cell>
          <table:table-cell table:style-name="ce2" office:value-type="float" office:value="271" calcext:value-type="float">
            <text:p>271</text:p>
          </table:table-cell>
          <table:table-cell table:style-name="ce4" office:value-type="string" calcext:value-type="string">
            <text:p>so glad i could afford a new sofa_comma_ i hated my old 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What kind of sofa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a nice genuine leather se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 is awesome! 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26_conv:5452</text:p>
          </table:table-cell>
          <table:table-cell table:style-name="ce2" office:value-type="string" calcext:value-type="string">
            <text:p>anxious</text:p>
          </table:table-cell>
          <table:table-cell table:style-name="ce4" office:value-type="string" calcext:value-type="string">
            <text:p>I am worried and concerned about the environment. There always seems to be bad news on TV.</text:p>
          </table:table-cell>
          <table:table-cell table:style-name="ce2" office:value-type="float" office:value="405" calcext:value-type="float">
            <text:p>405</text:p>
          </table:table-cell>
          <table:table-cell table:style-name="ce4" office:value-type="string" calcext:value-type="string">
            <text:p>There always seems to be bad news on TV these day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ho even watches TV this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5" calcext:value-type="float">
            <text:p>405</text:p>
          </table:table-cell>
          <table:table-cell table:style-name="ce4" office:value-type="string" calcext:value-type="string">
            <text:p>good point! I mean on the internet_comma_ papers etc. There never seems to be good news. It worries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Because history is not made_comma_ it is writt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5" calcext:value-type="float">
            <text:p>405</text:p>
          </table:table-cell>
          <table:table-cell table:style-name="ce4" office:value-type="string" calcext:value-type="string">
            <text:p>Well if we carry on_comma_ the world will not cope with so many people polluting the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3_conv:826</text:p>
          </table:table-cell>
          <table:table-cell table:style-name="ce2" office:value-type="string" calcext:value-type="string">
            <text:p>nostalgic</text:p>
          </table:table-cell>
          <table:table-cell table:style-name="ce4" office:value-type="string" calcext:value-type="string">
            <text:p>Last week when I heard about Toys r us closing it made me think of other memories from my childhood. I started reminiscing about the toys_comma_ music_comma_ games and so much more</text:p>
          </table:table-cell>
          <table:table-cell table:style-name="ce2" office:value-type="float" office:value="135" calcext:value-type="float">
            <text:p>135</text:p>
          </table:table-cell>
          <table:table-cell table:style-name="ce4" office:value-type="string" calcext:value-type="string">
            <text:p>Last week when Toys R Us closed it really made me start thinking of the 90s and my childhoo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I've heard a lot of people say something similar. Did you go there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 did! I was talking to my husband about the different toys I had. Even started talking about the music and shows from that er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Where I grew up didn't have one nearby so I get a little jealous hearing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1_conv:622</text:p>
          </table:table-cell>
          <table:table-cell table:style-name="ce2" office:value-type="string" calcext:value-type="string">
            <text:p>lonely</text:p>
          </table:table-cell>
          <table:table-cell table:style-name="ce4" office:value-type="string" calcext:value-type="string">
            <text:p>I wish I had friends.</text:p>
          </table:table-cell>
          <table:table-cell table:style-name="ce2" office:value-type="float" office:value="4" calcext:value-type="float">
            <text:p>4</text:p>
          </table:table-cell>
          <table:table-cell table:style-name="ce4" office:value-type="string" calcext:value-type="string">
            <text:p>I wish I had friend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hy is that? Is there something wrong wit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do not think so but I am s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ou should work on that.Be a better version of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50_conv:10901</text:p>
          </table:table-cell>
          <table:table-cell table:style-name="ce2" office:value-type="string" calcext:value-type="string">
            <text:p>impressed</text:p>
          </table:table-cell>
          <table:table-cell table:style-name="ce4" office:value-type="string" calcext:value-type="string">
            <text:p>I'm pretty amazed at myself that I'm able to stand on my own two feet and it's already been 2 years since I officially <text:s/>moved <text:s/>out of my folks' house!</text:p>
          </table:table-cell>
          <table:table-cell table:style-name="ce2" office:value-type="float" office:value="119" calcext:value-type="float">
            <text:p>119</text:p>
          </table:table-cell>
          <table:table-cell table:style-name="ce4" office:value-type="string" calcext:value-type="string">
            <text:p>I'm amazed at how far I've come in life...from being a loser living at my parents' house not contributing anything to society..to being a self-employed entrepreneur paying my own bills and rent in Tex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that is absolutely amazing! I'm so proud of you! You should be very proud of yourself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nks for your support :) what do you do for a li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m a stay at home mom and honestly it's the hardest job i've ever had but the most rewarding one :) I told my husband i want to keep having kids so i won't have to work agai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43_conv:24487</text:p>
          </table:table-cell>
          <table:table-cell table:style-name="ce2" office:value-type="string" calcext:value-type="string">
            <text:p>hopeful</text:p>
          </table:table-cell>
          <table:table-cell table:style-name="ce4" office:value-type="string" calcext:value-type="string">
            <text:p>I am feeling this way while applying to graduate school. I really need to get in.</text:p>
          </table:table-cell>
          <table:table-cell table:style-name="ce2" office:value-type="float" office:value="123" calcext:value-type="float">
            <text:p>123</text:p>
          </table:table-cell>
          <table:table-cell table:style-name="ce4" office:value-type="string" calcext:value-type="string">
            <text:p>I am really hoping I get accepted into the school counseling program for grad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Do you think you have a good sh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think so! I just have to be prepared for the inter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s the interview soon?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48_conv:23696</text:p>
          </table:table-cell>
          <table:table-cell table:style-name="ce2" office:value-type="string" calcext:value-type="string">
            <text:p>devastated</text:p>
          </table:table-cell>
          <table:table-cell table:style-name="ce4" office:value-type="string" calcext:value-type="string">
            <text:p>I found my kitten outside very ill_comma_ it had to be put down because it ate a poisonous plant.</text:p>
          </table:table-cell>
          <table:table-cell table:style-name="ce2" office:value-type="float" office:value="633" calcext:value-type="float">
            <text:p>633</text:p>
          </table:table-cell>
          <table:table-cell table:style-name="ce4" office:value-type="string" calcext:value-type="string">
            <text:p>I was very upset when I found my kitten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hy? what happened to it? is it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No_comma_ I had to put it down. It ate a poisonous plant. He should not have been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that sounds terrible_comma_ i hope you didn't cry a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I cried a bit_comma_ but kept it together for my little girl because she had let him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02_conv:12804</text:p>
          </table:table-cell>
          <table:table-cell table:style-name="ce2" office:value-type="string" calcext:value-type="string">
            <text:p>lonely</text:p>
          </table:table-cell>
          <table:table-cell table:style-name="ce4" office:value-type="string" calcext:value-type="string">
            <text:p>I just moved to a new country. I know no one.</text:p>
          </table:table-cell>
          <table:table-cell table:style-name="ce2" office:value-type="float" office:value="4" calcext:value-type="float">
            <text:p>4</text:p>
          </table:table-cell>
          <table:table-cell table:style-name="ce4" office:value-type="string" calcext:value-type="string">
            <text:p>I just moved to a new country. I know no 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do you feel confortable in the new contry? maybe you should download an app to meat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feel ok_comma_ I am busy working so not a lot of time to meet new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i can understand my work does not allow me to do much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4_conv:1769</text:p>
          </table:table-cell>
          <table:table-cell table:style-name="ce2" office:value-type="string" calcext:value-type="string">
            <text:p>grateful</text:p>
          </table:table-cell>
          <table:table-cell table:style-name="ce4" office:value-type="string" calcext:value-type="string">
            <text:p>I got pulled over for speeding and got a warning</text:p>
          </table:table-cell>
          <table:table-cell table:style-name="ce2" office:value-type="float" office:value="244" calcext:value-type="float">
            <text:p>244</text:p>
          </table:table-cell>
          <table:table-cell table:style-name="ce4" office:value-type="string" calcext:value-type="string">
            <text:p>I got pulled over for speeding today and the cop let me off with a warn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ou must not have been speeding to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think I was just lucky. <text:s/>That's the first time its ever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ere you nervous being pulled over? I've never been pulled over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No_comma_ I dosen't bother me. <text:s/>I'm usually more annoyed than anyth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50_conv:6300</text:p>
          </table:table-cell>
          <table:table-cell table:style-name="ce2" office:value-type="string" calcext:value-type="string">
            <text:p>proud</text:p>
          </table:table-cell>
          <table:table-cell table:style-name="ce4" office:value-type="string" calcext:value-type="string">
            <text:p>I found out that I'm getting a bonus for having the top rating in my district!</text:p>
          </table:table-cell>
          <table:table-cell table:style-name="ce2" office:value-type="float" office:value="90" calcext:value-type="float">
            <text:p>90</text:p>
          </table:table-cell>
          <table:table-cell table:style-name="ce4" office:value-type="string" calcext:value-type="string">
            <text:p>I found out that I'm getting a bonus for having the top rating in my distric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Congratulations! <text:s/>That is amazing! <text:s/>You must be a hard worker. <text:s/>What do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 help manage distribution for a large company in my city. <text:s/>Really I just hold a clipboard and crunch lots of numbers. <text:s/>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an important job though! <text:s/>You're keeping things running smoothly for that business to thrive. <text:s/>I'm so happy for you. <text:s/>Money is tight for me so when I hear someone getting a bonus...it just makes me so happy for them to get that added chunk of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This is my first bonus in 10 years. <text:s/>After feeling like a cog in the wheel_comma_ it's nice that someone noticed my hard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05_conv:7610</text:p>
          </table:table-cell>
          <table:table-cell table:style-name="ce2" office:value-type="string" calcext:value-type="string">
            <text:p>terrified</text:p>
          </table:table-cell>
          <table:table-cell table:style-name="ce4" office:value-type="string" calcext:value-type="string">
            <text:p>I went jumping out of an airplane once. It was one of the most crazy things I have ever done.</text:p>
          </table:table-cell>
          <table:table-cell table:style-name="ce2" office:value-type="float" office:value="456" calcext:value-type="float">
            <text:p>456</text:p>
          </table:table-cell>
          <table:table-cell table:style-name="ce4" office:value-type="string" calcext:value-type="string">
            <text:p>Do you even know how crazy it is to skydive? I must have been absolutely nuts when I did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Oh I don't think I could do that. I have a fear of falling from high plac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It gave me the biggest rush that's for sure. But on the way down I was saying my pray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think I would pass out from fear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You should do it sometime. It's fun to take chan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think the chances I take should be directly proportionate to the consequences of the ac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72_conv:24745</text:p>
          </table:table-cell>
          <table:table-cell table:style-name="ce2" office:value-type="string" calcext:value-type="string">
            <text:p>caring</text:p>
          </table:table-cell>
          <table:table-cell table:style-name="ce4" office:value-type="string" calcext:value-type="string">
            <text:p>I sheltered an injured owl and nursed him back to health </text:p>
          </table:table-cell>
          <table:table-cell table:style-name="ce2" office:value-type="float" office:value="59" calcext:value-type="float">
            <text:p>59</text:p>
          </table:table-cell>
          <table:table-cell table:style-name="ce4" office:value-type="string" calcext:value-type="string">
            <text:p>I sheltered an injured owl and nursed him back to health before setting him fre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Helping animals sometimes brings great pleasure. You did a good d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nk you. I gave me great satisfaction to care for him though I felt a bit sad when I had to let him go ho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Awe. Ya it doesn't take much to get attached to something that you are nursing back to heal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88_conv:9976</text:p>
          </table:table-cell>
          <table:table-cell table:style-name="ce2" office:value-type="string" calcext:value-type="string">
            <text:p>anticipating</text:p>
          </table:table-cell>
          <table:table-cell table:style-name="ce4" office:value-type="string" calcext:value-type="string">
            <text:p>School is about to start and I can't wait!</text:p>
          </table:table-cell>
          <table:table-cell table:style-name="ce2" office:value-type="float" office:value="53" calcext:value-type="float">
            <text:p>53</text:p>
          </table:table-cell>
          <table:table-cell table:style-name="ce4" office:value-type="string" calcext:value-type="string">
            <text:p>My kids go back to school next week and I can't wa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some free time! what grad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Kindergarten and head start so they are pretty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awesome! i hope they have a grea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ank you. I think they are getting bored at ho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m sure! its tough being at home all day without alot of intera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We do go to the gym 5 days a week and they get to play with those kids at le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83_conv:20966</text:p>
          </table:table-cell>
          <table:table-cell table:style-name="ce2" office:value-type="string" calcext:value-type="string">
            <text:p>joyful</text:p>
          </table:table-cell>
          <table:table-cell table:style-name="ce4" office:value-type="string" calcext:value-type="string">
            <text:p>My husband brought a puppy home this weekend and I was so excited. The first time my son saw him I actually cried because it was so cute and I was so happy. I've been in such a great mood ever since.</text:p>
          </table:table-cell>
          <table:table-cell table:style-name="ce2" office:value-type="float" office:value="435" calcext:value-type="float">
            <text:p>435</text:p>
          </table:table-cell>
          <table:table-cell table:style-name="ce4" office:value-type="string" calcext:value-type="string">
            <text:p>I had the best weekend! My husband brought a puppy home and seeing him with our son for the first time was so cut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9" calcext:value-type="float">
            <text:p>609</text:p>
          </table:table-cell>
          <table:table-cell table:style-name="ce4" office:value-type="string" calcext:value-type="string">
            <text:p>That sounds adorable! What type of puppy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He is an 8 week old Cane Corso. My son has had such a great time learning how to play with him and teach him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9" calcext:value-type="float">
            <text:p>609</text:p>
          </table:table-cell>
          <table:table-cell table:style-name="ce4" office:value-type="string" calcext:value-type="string">
            <text:p>That sounds like a great time. I'm sure it's going to be cool to see the puppy grow up along with your son and how their relationship buil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62_conv:21924</text:p>
          </table:table-cell>
          <table:table-cell table:style-name="ce2" office:value-type="string" calcext:value-type="string">
            <text:p>nostalgic</text:p>
          </table:table-cell>
          <table:table-cell table:style-name="ce4" office:value-type="string" calcext:value-type="string">
            <text:p>my boyfriend and I have an anniversary coming up at the end of this month. We were talking last night how we met and things. I felt so lucky to have him.</text:p>
          </table:table-cell>
          <table:table-cell table:style-name="ce2" office:value-type="float" office:value="659" calcext:value-type="float">
            <text:p>659</text:p>
          </table:table-cell>
          <table:table-cell table:style-name="ce4" office:value-type="string" calcext:value-type="string">
            <text:p>I'm feeling pretty lucky this mont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Yeah_comma_ did something in particular make you feel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My boyfriend and I are having a 7 year anniversary this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Wow_comma_ that's awesome! Good for you guys_comma_ I hope you have many more happy years toget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 sat and talked last night about how we met. I'm totally ble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96_conv:23993</text:p>
          </table:table-cell>
          <table:table-cell table:style-name="ce2" office:value-type="string" calcext:value-type="string">
            <text:p>anticipating</text:p>
          </table:table-cell>
          <table:table-cell table:style-name="ce4" office:value-type="string" calcext:value-type="string">
            <text:p>I cant wait for a few more weeks to go by so I can be debt free_comma_ and hopefully happier! </text:p>
          </table:table-cell>
          <table:table-cell table:style-name="ce2" office:value-type="float" office:value="11" calcext:value-type="float">
            <text:p>11</text:p>
          </table:table-cell>
          <table:table-cell table:style-name="ce4" office:value-type="string" calcext:value-type="string">
            <text:p>My debts will all be gone in a few weeks_comma_ and I cant wait to feel that feel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great. What is it a big amount that you had to pay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huge amount_comma_ and would have taken years to fully paid off just overwhelming to even know i was ind eb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hate having debt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34_conv:14668</text:p>
          </table:table-cell>
          <table:table-cell table:style-name="ce2" office:value-type="string" calcext:value-type="string">
            <text:p>grateful</text:p>
          </table:table-cell>
          <table:table-cell table:style-name="ce4" office:value-type="string" calcext:value-type="string">
            <text:p>My sister n law washed my clothes today for me. It was a nice gesture</text:p>
          </table:table-cell>
          <table:table-cell table:style-name="ce2" office:value-type="float" office:value="126" calcext:value-type="float">
            <text:p>126</text:p>
          </table:table-cell>
          <table:table-cell table:style-name="ce4" office:value-type="string" calcext:value-type="string">
            <text:p>My sister n law washed my clothes today for me. It was a nice gestu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very nice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 it was very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our brother is a lucky gu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15_conv:22030</text:p>
          </table:table-cell>
          <table:table-cell table:style-name="ce2" office:value-type="string" calcext:value-type="string">
            <text:p>apprehensive</text:p>
          </table:table-cell>
          <table:table-cell table:style-name="ce4" office:value-type="string" calcext:value-type="string">
            <text:p>I had to clean beneath a desk which had not been cleaned in about three years_comma_ after there had been some flooding from a manufacturing unit. It was so gross!</text:p>
          </table:table-cell>
          <table:table-cell table:style-name="ce2" office:value-type="float" office:value="600" calcext:value-type="float">
            <text:p>600</text:p>
          </table:table-cell>
          <table:table-cell table:style-name="ce4" office:value-type="string" calcext:value-type="string">
            <text:p>I had to clean beneath a desk which had not been cleaned in about three years_comma_ after there had been some flooding from a manufacturing unit. It was so gro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83" calcext:value-type="float">
            <text:p>783</text:p>
          </table:table-cell>
          <table:table-cell table:style-name="ce4" office:value-type="string" calcext:value-type="string">
            <text:p>Oh no_comma_ I can imagine so! Was it gun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0" calcext:value-type="float">
            <text:p>600</text:p>
          </table:table-cell>
          <table:table-cell table:style-name="ce4" office:value-type="string" calcext:value-type="string">
            <text:p>Yes indeed_comma_ there was even a frog under there! So bizar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83" calcext:value-type="float">
            <text:p>783</text:p>
          </table:table-cell>
          <table:table-cell table:style-name="ce4" office:value-type="string" calcext:value-type="string">
            <text:p>Oh goodness_comma_ glad you got through is saf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84_conv:15969</text:p>
          </table:table-cell>
          <table:table-cell table:style-name="ce2" office:value-type="string" calcext:value-type="string">
            <text:p>excited</text:p>
          </table:table-cell>
          <table:table-cell table:style-name="ce4" office:value-type="string" calcext:value-type="string">
            <text:p>I can't wait for kids to start school tomorrow. They have been driving me crazy all summer long!</text:p>
          </table:table-cell>
          <table:table-cell table:style-name="ce2" office:value-type="float" office:value="139" calcext:value-type="float">
            <text:p>139</text:p>
          </table:table-cell>
          <table:table-cell table:style-name="ce4" office:value-type="string" calcext:value-type="string">
            <text:p>I absolutely can't wait for my kids to go back to school tomorrow. They have been driving me crazy all summ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2" calcext:value-type="float">
            <text:p>342</text:p>
          </table:table-cell>
          <table:table-cell table:style-name="ce4" office:value-type="string" calcext:value-type="string">
            <text:p>Bet you'll be glad to have some free time on your hands at l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s_comma_ I can finally catch up on Netflix and get the house clean.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2" calcext:value-type="float">
            <text:p>342</text:p>
          </table:table-cell>
          <table:table-cell table:style-name="ce4" office:value-type="string" calcext:value-type="string">
            <text:p>lol - yeah I can relate. Kids can be a real handful when they don't have structure - as in during the summer month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90_conv:12580</text:p>
          </table:table-cell>
          <table:table-cell table:style-name="ce2" office:value-type="string" calcext:value-type="string">
            <text:p>angry</text:p>
          </table:table-cell>
          <table:table-cell table:style-name="ce4" office:value-type="string" calcext:value-type="string">
            <text:p>it makes me very unhappy when i let someone out in traffic and they dont acknowledge me</text:p>
          </table:table-cell>
          <table:table-cell table:style-name="ce2" office:value-type="float" office:value="524" calcext:value-type="float">
            <text:p>524</text:p>
          </table:table-cell>
          <table:table-cell table:style-name="ce4" office:value-type="string" calcext:value-type="string">
            <text:p>it makes me angry when i let someone out in traffic without being acknowled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honk your horn a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generally i do_comma_ gotta be careful with all the crazies out there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true. It is always better to be safe than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3_conv:8087</text:p>
          </table:table-cell>
          <table:table-cell table:style-name="ce2" office:value-type="string" calcext:value-type="string">
            <text:p>excited</text:p>
          </table:table-cell>
          <table:table-cell table:style-name="ce4" office:value-type="string" calcext:value-type="string">
            <text:p>Next week my brother is coming to visit me. I can't wait to see him. We haven't seen each other in a long time.</text:p>
          </table:table-cell>
          <table:table-cell table:style-name="ce2" office:value-type="float" office:value="139" calcext:value-type="float">
            <text:p>139</text:p>
          </table:table-cell>
          <table:table-cell table:style-name="ce4" office:value-type="string" calcext:value-type="string">
            <text:p>Next week my brother is paying me a visit. I am quite excited as I have not seen him in a whi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4" calcext:value-type="float">
            <text:p>394</text:p>
          </table:table-cell>
          <table:table-cell table:style-name="ce4" office:value-type="string" calcext:value-type="string">
            <text:p>Thats awesome! I hope the visit goes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 will have a good time together. He is bringing his fiancee with him who I have not met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4" calcext:value-type="float">
            <text:p>394</text:p>
          </table:table-cell>
          <table:table-cell table:style-name="ce4" office:value-type="string" calcext:value-type="string">
            <text:p>Oh wow so the pressure is on to make a good impression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75_conv:7550</text:p>
          </table:table-cell>
          <table:table-cell table:style-name="ce2" office:value-type="string" calcext:value-type="string">
            <text:p>surprised</text:p>
          </table:table-cell>
          <table:table-cell table:style-name="ce4" office:value-type="string" calcext:value-type="string">
            <text:p>I opened up my fridge the other day and couldn't believe my eyes when it was completely empty. Turns out I was the victim of an April Fool's prank by my kids! They got me good!</text:p>
          </table:table-cell>
          <table:table-cell table:style-name="ce2" office:value-type="float" office:value="139" calcext:value-type="float">
            <text:p>139</text:p>
          </table:table-cell>
          <table:table-cell table:style-name="ce4" office:value-type="string" calcext:value-type="string">
            <text:p>One time I opened up my fridge and was shocked to see it was completely emp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That is too funny. Sometimes life can get so busy that you can lose track of things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Actually my kids played an April Fools prank on me. They had just taken everything out and hid it. They got me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Oh my gosh they did get you good. You have to get them back even if it's not on April Fools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74_conv:14348</text:p>
          </table:table-cell>
          <table:table-cell table:style-name="ce2" office:value-type="string" calcext:value-type="string">
            <text:p>disgusted</text:p>
          </table:table-cell>
          <table:table-cell table:style-name="ce4" office:value-type="string" calcext:value-type="string">
            <text:p>my cat vomited on my rug today</text:p>
          </table:table-cell>
          <table:table-cell table:style-name="ce2" office:value-type="float" office:value="63" calcext:value-type="float">
            <text:p>63</text:p>
          </table:table-cell>
          <table:table-cell table:style-name="ce4" office:value-type="string" calcext:value-type="string">
            <text:p>my cat vomited on my rug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Oh no! Was it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so disgusted th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s nasty. Did you have to clean it up or did someone el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14_conv:18629</text:p>
          </table:table-cell>
          <table:table-cell table:style-name="ce2" office:value-type="string" calcext:value-type="string">
            <text:p>excited</text:p>
          </table:table-cell>
          <table:table-cell table:style-name="ce4" office:value-type="string" calcext:value-type="string">
            <text:p>i finally got to go on vacation</text:p>
          </table:table-cell>
          <table:table-cell table:style-name="ce2" office:value-type="float" office:value="63" calcext:value-type="float">
            <text:p>63</text:p>
          </table:table-cell>
          <table:table-cell table:style-name="ce4" office:value-type="string" calcext:value-type="string">
            <text:p>i finally got to go on vaca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great! Wheer are you gonna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outh padre island tex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a fun place to go. You'll have to be sure to take lots of pic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92_conv:19785</text:p>
          </table:table-cell>
          <table:table-cell table:style-name="ce2" office:value-type="string" calcext:value-type="string">
            <text:p>lonely</text:p>
          </table:table-cell>
          <table:table-cell table:style-name="ce4" office:value-type="string" calcext:value-type="string">
            <text:p>It feels kinda different without roomies now.</text:p>
          </table:table-cell>
          <table:table-cell table:style-name="ce2" office:value-type="float" office:value="1" calcext:value-type="float">
            <text:p>1</text:p>
          </table:table-cell>
          <table:table-cell table:style-name="ce4" office:value-type="string" calcext:value-type="string">
            <text:p>It feels kinda different without roomies now.</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o you feel more lon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A lot. I kinda miss them now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 should consider getting some new room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27_conv:3255</text:p>
          </table:table-cell>
          <table:table-cell table:style-name="ce2" office:value-type="string" calcext:value-type="string">
            <text:p>angry</text:p>
          </table:table-cell>
          <table:table-cell table:style-name="ce4" office:value-type="string" calcext:value-type="string">
            <text:p>It always feels like I'm not being listened to. My family seems to be deaf when I speak_comma_ when of course_comma_ I know they aren't.</text:p>
          </table:table-cell>
          <table:table-cell table:style-name="ce2" office:value-type="float" office:value="135" calcext:value-type="float">
            <text:p>135</text:p>
          </table:table-cell>
          <table:table-cell table:style-name="ce4" office:value-type="string" calcext:value-type="string">
            <text:p>I always feel like no one hears me. Like When I speak it falls on deaf 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sucks. Maybe it's time to get new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Well_comma_ for the most part it's my family. My husband_comma_ kids and pets. I know they're not deaf and it's frust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Don't worry_comma_ it will get better. I know you deserve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38_conv:4076</text:p>
          </table:table-cell>
          <table:table-cell table:style-name="ce2" office:value-type="string" calcext:value-type="string">
            <text:p>annoyed</text:p>
          </table:table-cell>
          <table:table-cell table:style-name="ce4" office:value-type="string" calcext:value-type="string">
            <text:p>We went to a concert a few weeks ago_comma_ people wouldn't move so my son could go to the bathroom.</text:p>
          </table:table-cell>
          <table:table-cell table:style-name="ce2" office:value-type="float" office:value="26" calcext:value-type="float">
            <text:p>26</text:p>
          </table:table-cell>
          <table:table-cell table:style-name="ce4" office:value-type="string" calcext:value-type="string">
            <text:p>I was at a concert a few weeks ago with my son and he had to go to the bathroom. <text:s/>There were so many people there_comma_ mostly adults_comma_ and they refused to move so we could make it to the family bathroo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Ugh_comma_ people can be so rude. Was he able to go to the bathro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He was not_comma_ there were just too many people standing around not mo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That's awful!! So what did you end up doing? Did he just have to pop a squ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He actually had an accident_comma_ because I didn't tell him to just go. Mommy of the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28_conv:4256</text:p>
          </table:table-cell>
          <table:table-cell table:style-name="ce2" office:value-type="string" calcext:value-type="string">
            <text:p>anxious</text:p>
          </table:table-cell>
          <table:table-cell table:style-name="ce4" office:value-type="string" calcext:value-type="string">
            <text:p>I was supposed to meet my Aunt to give her keys to babysit this weekend_comma_ but she isn't answering her phone.</text:p>
          </table:table-cell>
          <table:table-cell table:style-name="ce2" office:value-type="float" office:value="361" calcext:value-type="float">
            <text:p>361</text:p>
          </table:table-cell>
          <table:table-cell table:style-name="ce4" office:value-type="string" calcext:value-type="string">
            <text:p>I'm worried that if my Aunt doesn't answer her phone_comma_ I won't be able to give her the keys so she can babysit for me this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Oh no! Are you going away this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Yes_comma_ I am going on a business trip by my son has an important tennis match this weekend. I don't know what I'll do if my Aunt doesn't answer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Hopefully_comma_ she answers soon. Maybe she's taking a nap or is in the show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81_conv:12562</text:p>
          </table:table-cell>
          <table:table-cell table:style-name="ce2" office:value-type="string" calcext:value-type="string">
            <text:p>lonely</text:p>
          </table:table-cell>
          <table:table-cell table:style-name="ce4" office:value-type="string" calcext:value-type="string">
            <text:p>I went to the park all alone. It was quite depressing.</text:p>
          </table:table-cell>
          <table:table-cell table:style-name="ce2" office:value-type="float" office:value="209" calcext:value-type="float">
            <text:p>209</text:p>
          </table:table-cell>
          <table:table-cell table:style-name="ce4" office:value-type="string" calcext:value-type="string">
            <text:p>I went to the park all alone. I was quite depress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hear you! I am in that boat too! It can be very hard to be alone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t is! My friends ditched me - some friends they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ose are NOT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31_conv:8263</text:p>
          </table:table-cell>
          <table:table-cell table:style-name="ce2" office:value-type="string" calcext:value-type="string">
            <text:p>afraid</text:p>
          </table:table-cell>
          <table:table-cell table:style-name="ce4" office:value-type="string" calcext:value-type="string">
            <text:p>I am scared to ask my landlord for an extension on the rent this month. She isnt tht nice.</text:p>
          </table:table-cell>
          <table:table-cell table:style-name="ce2" office:value-type="float" office:value="262" calcext:value-type="float">
            <text:p>262</text:p>
          </table:table-cell>
          <table:table-cell table:style-name="ce4" office:value-type="string" calcext:value-type="string">
            <text:p>I need an extension on my rent this mon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many days are you looking for the exten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Just 5. She isn't very nice so I afraid to even ask. I think Im just gonna pay it when I hav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ou should talk to her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but I am so nerv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2_conv:484</text:p>
          </table:table-cell>
          <table:table-cell table:style-name="ce2" office:value-type="string" calcext:value-type="string">
            <text:p>sad</text:p>
          </table:table-cell>
          <table:table-cell table:style-name="ce4" office:value-type="string" calcext:value-type="string">
            <text:p>I was looking forward to spending time with my friend Megan today_comma_ but I had to put it off again because I fell ill this morning.</text:p>
          </table:table-cell>
          <table:table-cell table:style-name="ce2" office:value-type="float" office:value="85" calcext:value-type="float">
            <text:p>85</text:p>
          </table:table-cell>
          <table:table-cell table:style-name="ce4" office:value-type="string" calcext:value-type="string">
            <text:p>I made plans to spend time with my friend Megan today_comma_ and unfortunately_comma_ I had to reschedule yet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unfortunate. Do you lik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Of course_comma_ she's my best friend. <text:s/>I just feel bad that I had to bail on her for the third time in a 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am sorry. Did you set up another day to hang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m taking her out to breakfast when she gets off work Sunday morning. <text:s/>Time to see what this IHOB is all ab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56_conv:15113</text:p>
          </table:table-cell>
          <table:table-cell table:style-name="ce2" office:value-type="string" calcext:value-type="string">
            <text:p>disappointed</text:p>
          </table:table-cell>
          <table:table-cell table:style-name="ce4" office:value-type="string" calcext:value-type="string">
            <text:p>my daughter failed me </text:p>
          </table:table-cell>
          <table:table-cell table:style-name="ce2" office:value-type="float" office:value="237" calcext:value-type="float">
            <text:p>237</text:p>
          </table:table-cell>
          <table:table-cell table:style-name="ce4" office:value-type="string" calcext:value-type="string">
            <text:p>my daughter failed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she do to fail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she got pregnant at the age of 17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she have the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es_comma_ she made me a grand dad though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32_conv:22265</text:p>
          </table:table-cell>
          <table:table-cell table:style-name="ce2" office:value-type="string" calcext:value-type="string">
            <text:p>hopeful</text:p>
          </table:table-cell>
          <table:table-cell table:style-name="ce4" office:value-type="string" calcext:value-type="string">
            <text:p>I have been trying to save money so that I can help my husband pay for Christmas gifts for our daughters. At first_comma_ I wasn't very successful because I wasn't making very much_comma_ but things have picked up recently and I feel like I will really be able to help when its time to shop for Christmas gifts.</text:p>
          </table:table-cell>
          <table:table-cell table:style-name="ce2" office:value-type="float" office:value="536" calcext:value-type="float">
            <text:p>536</text:p>
          </table:table-cell>
          <table:table-cell table:style-name="ce4" office:value-type="string" calcext:value-type="string">
            <text:p>I've been trying to save money so that I can help my husband with the Christmas shopping this ye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hoep you reach your goal. It must be ti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Well at first I was a little discouraged because I wasn't making that much. Things have picked up recently though_comma_ and I feel I will be able to help him a good bit so I'm feeling better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Don't give up. Things may not be great one day but they always pick up eventu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87_conv:10375</text:p>
          </table:table-cell>
          <table:table-cell table:style-name="ce2" office:value-type="string" calcext:value-type="string">
            <text:p>prepared</text:p>
          </table:table-cell>
          <table:table-cell table:style-name="ce4" office:value-type="string" calcext:value-type="string">
            <text:p>After a good gym sesh I'm usually rushing to the store for a protein shake so I don't miss the anabolic window. <text:s/>But now I come ready with a premade shake in my bag and get all them gains bruh</text:p>
          </table:table-cell>
          <table:table-cell table:style-name="ce2" office:value-type="float" office:value="119" calcext:value-type="float">
            <text:p>119</text:p>
          </table:table-cell>
          <table:table-cell table:style-name="ce4" office:value-type="string" calcext:value-type="string">
            <text:p>"I'm usually rushing to the store for a protein shake after a good pump at the gym_comma_ so I don't miss the infamous ""anabolic window""...but these days I come with a premade drink and get to take my time still getting all them gains bru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sound serious. you do this every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try. 6 days a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 nice committment you got there. congr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21_conv:16243</text:p>
          </table:table-cell>
          <table:table-cell table:style-name="ce2" office:value-type="string" calcext:value-type="string">
            <text:p>sad</text:p>
          </table:table-cell>
          <table:table-cell table:style-name="ce4" office:value-type="string" calcext:value-type="string">
            <text:p>I saw a deer get hit by a car yesterday.</text:p>
          </table:table-cell>
          <table:table-cell table:style-name="ce2" office:value-type="float" office:value="475" calcext:value-type="float">
            <text:p>475</text:p>
          </table:table-cell>
          <table:table-cell table:style-name="ce4" office:value-type="string" calcext:value-type="string">
            <text:p>I saw a deer get hit by a car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 sucks.. did someone move it out of the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t wasn't dead_comma_ It was injured and moved to the brush on the side of the road. it was upset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you never like to see stuff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85_conv:7570</text:p>
          </table:table-cell>
          <table:table-cell table:style-name="ce2" office:value-type="string" calcext:value-type="string">
            <text:p>caring</text:p>
          </table:table-cell>
          <table:table-cell table:style-name="ce4" office:value-type="string" calcext:value-type="string">
            <text:p>My foster cat had really bad teeth_comma_ I had to take her to the oral surgeon. They ended up taking out 13 teeth! Poor thing had nothing left_comma_ I felt so bad for her.</text:p>
          </table:table-cell>
          <table:table-cell table:style-name="ce2" office:value-type="float" office:value="473" calcext:value-type="float">
            <text:p>473</text:p>
          </table:table-cell>
          <table:table-cell table:style-name="ce4" office:value-type="string" calcext:value-type="string">
            <text:p>My cat had really bad breath so I took her in to the dentist. It turned out almost all of her teeth needed to be pulled_comma_ poor thing was in so much p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Aww poor baby_comma_ hopefully shes doing fin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She's doing great_comma_ thanks! It was a tough recovery for a few days but then you could tell she felt SO much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t's great to hear. You have one tough c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37_conv:15075</text:p>
          </table:table-cell>
          <table:table-cell table:style-name="ce2" office:value-type="string" calcext:value-type="string">
            <text:p>joyful</text:p>
          </table:table-cell>
          <table:table-cell table:style-name="ce4" office:value-type="string" calcext:value-type="string">
            <text:p>I was so excited when I got a promotion.</text:p>
          </table:table-cell>
          <table:table-cell table:style-name="ce2" office:value-type="float" office:value="513" calcext:value-type="float">
            <text:p>513</text:p>
          </table:table-cell>
          <table:table-cell table:style-name="ce4" office:value-type="string" calcext:value-type="string">
            <text:p>I got a promotion at work! I'm so exci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ngr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Thank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o you get a ra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59_conv:8719</text:p>
          </table:table-cell>
          <table:table-cell table:style-name="ce2" office:value-type="string" calcext:value-type="string">
            <text:p>confident</text:p>
          </table:table-cell>
          <table:table-cell table:style-name="ce4" office:value-type="string" calcext:value-type="string">
            <text:p>I have an exam next Monday. I studied very hard and am positive I will get an A.</text:p>
          </table:table-cell>
          <table:table-cell table:style-name="ce2" office:value-type="float" office:value="469" calcext:value-type="float">
            <text:p>469</text:p>
          </table:table-cell>
          <table:table-cell table:style-name="ce4" office:value-type="string" calcext:value-type="string">
            <text:p>I have an exam next Monday that I plan to a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Good to hear! What is the subj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t's in Pure Mathematics. I'm great with numbers and I've been studying a lo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something to be proud of! Good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93_conv:21387</text:p>
          </table:table-cell>
          <table:table-cell table:style-name="ce2" office:value-type="string" calcext:value-type="string">
            <text:p>furious</text:p>
          </table:table-cell>
          <table:table-cell table:style-name="ce4" office:value-type="string" calcext:value-type="string">
            <text:p>A few years ago_comma_ someone who I thought was a good friend accused me of a crime that I didn't commit.</text:p>
          </table:table-cell>
          <table:table-cell table:style-name="ce2" office:value-type="float" office:value="85" calcext:value-type="float">
            <text:p>85</text:p>
          </table:table-cell>
          <table:table-cell table:style-name="ce4" office:value-type="string" calcext:value-type="string">
            <text:p>A while back_comma_ someone who was a good friend accused me of a crime that I didn't comm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Why would they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t comes out that she had a multiple personality disorder_comma_ and sometimes that makes her believe things that didn't happen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know someone with that. She might need some medi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That or some therapy. <text:s/>Luckily I had plenty of witnesses against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3_conv:2147</text:p>
          </table:table-cell>
          <table:table-cell table:style-name="ce2" office:value-type="string" calcext:value-type="string">
            <text:p>angry</text:p>
          </table:table-cell>
          <table:table-cell table:style-name="ce4" office:value-type="string" calcext:value-type="string">
            <text:p>when i moved into my new apartment </text:p>
          </table:table-cell>
          <table:table-cell table:style-name="ce2" office:value-type="float" office:value="11" calcext:value-type="float">
            <text:p>11</text:p>
          </table:table-cell>
          <table:table-cell table:style-name="ce4" office:value-type="string" calcext:value-type="string">
            <text:p>I had such a bad experience moving into this apartment months ago...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y?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cockroaches everywhere...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k no. I can't ev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60_conv:13520</text:p>
          </table:table-cell>
          <table:table-cell table:style-name="ce2" office:value-type="string" calcext:value-type="string">
            <text:p>impressed</text:p>
          </table:table-cell>
          <table:table-cell table:style-name="ce4" office:value-type="string" calcext:value-type="string">
            <text:p>I ordered something online and unbeliveably it was here the next day. I wasn't expecting that!</text:p>
          </table:table-cell>
          <table:table-cell table:style-name="ce2" office:value-type="float" office:value="397" calcext:value-type="float">
            <text:p>397</text:p>
          </table:table-cell>
          <table:table-cell table:style-name="ce4" office:value-type="string" calcext:value-type="string">
            <text:p>I ordered something online and unbeliveably it was here the next day. I wasn't expecting th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8" calcext:value-type="float">
            <text:p>578</text:p>
          </table:table-cell>
          <table:table-cell table:style-name="ce4" office:value-type="string" calcext:value-type="string">
            <text:p>How exciting! <text:s/>Who did you order from that gave you such good serv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Some new clothing website... will definately order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8" calcext:value-type="float">
            <text:p>578</text:p>
          </table:table-cell>
          <table:table-cell table:style-name="ce4" office:value-type="string" calcext:value-type="string">
            <text:p>I would order again also_comma_ that's a good company.</text:p>
          </table:table-cell>
          <table:table-cell table:number-columns-repeated="1019"/>
        </table:table-row>
        <table:table-row table:style-name="ro1">
          <table:table-cell table:style-name="ce2" office:value-type="string" calcext:value-type="string">
            <text:p>hit:77_conv:154</text:p>
          </table:table-cell>
          <table:table-cell table:style-name="ce2" office:value-type="string" calcext:value-type="string">
            <text:p>sad</text:p>
          </table:table-cell>
          <table:table-cell table:style-name="ce4" office:value-type="string" calcext:value-type="string">
            <text:p>I was told my cat only has a few weeks to live.</text:p>
          </table:table-cell>
          <table:table-cell table:style-name="ce2" office:value-type="float" office:value="46" calcext:value-type="float">
            <text:p>46</text:p>
          </table:table-cell>
          <table:table-cell table:style-name="ce4" office:value-type="string" calcext:value-type="string">
            <text:p>The vet told me my cat only has a few weeks left to li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so terrible! :( Im really sorry... you should do something special everyday and make memor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plan on it! He is really old so it is just his time to go and I get that but that doesnt make it any easi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 really doesnt.. i had to put my dog to sleep and it was extremely painful. I really hope that he can rest without pain and that you can feel better so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It is just one of those things we all have to go through at some poi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19_conv:22838</text:p>
          </table:table-cell>
          <table:table-cell table:style-name="ce2" office:value-type="string" calcext:value-type="string">
            <text:p>nostalgic</text:p>
          </table:table-cell>
          <table:table-cell table:style-name="ce4" office:value-type="string" calcext:value-type="string">
            <text:p>I was cleaning out my attic and found all my childhood toys</text:p>
          </table:table-cell>
          <table:table-cell table:style-name="ce2" office:value-type="float" office:value="46" calcext:value-type="float">
            <text:p>46</text:p>
          </table:table-cell>
          <table:table-cell table:style-name="ce4" office:value-type="string" calcext:value-type="string">
            <text:p>Im so happy_comma_ I was doing some cleaning and found all my old to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Oh nice! <text:s/>What kind of to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My old games and action figures. all my old memorys started flooding back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That is nice. <text:s/>Remembering childhood can b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21_conv:16242</text:p>
          </table:table-cell>
          <table:table-cell table:style-name="ce2" office:value-type="string" calcext:value-type="string">
            <text:p>terrified</text:p>
          </table:table-cell>
          <table:table-cell table:style-name="ce4" office:value-type="string" calcext:value-type="string">
            <text:p>i was cared to walk home alone the other day</text:p>
          </table:table-cell>
          <table:table-cell table:style-name="ce2" office:value-type="float" office:value="238" calcext:value-type="float">
            <text:p>238</text:p>
          </table:table-cell>
          <table:table-cell table:style-name="ce4" office:value-type="string" calcext:value-type="string">
            <text:p>i was scared to walk home alone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m sorry to hear that. Was there something going on around you that made you scared?</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live in a dark wooded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Wooded ares are beautiful_comma_ until you have to be alone in them_comma_ when it's da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63_conv:19726</text:p>
          </table:table-cell>
          <table:table-cell table:style-name="ce2" office:value-type="string" calcext:value-type="string">
            <text:p>trusting</text:p>
          </table:table-cell>
          <table:table-cell table:style-name="ce4" office:value-type="string" calcext:value-type="string">
            <text:p>I opened up to my girlfriend about my issues. She was supportive.</text:p>
          </table:table-cell>
          <table:table-cell table:style-name="ce2" office:value-type="float" office:value="375" calcext:value-type="float">
            <text:p>375</text:p>
          </table:table-cell>
          <table:table-cell table:style-name="ce4" office:value-type="string" calcext:value-type="string">
            <text:p>My girlfriend is so supportiv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good to have someone that can provide support. Do you have a depres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do_comma_ often sad and she helps me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very nice from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3_conv:5026</text:p>
          </table:table-cell>
          <table:table-cell table:style-name="ce2" office:value-type="string" calcext:value-type="string">
            <text:p>proud</text:p>
          </table:table-cell>
          <table:table-cell table:style-name="ce4" office:value-type="string" calcext:value-type="string">
            <text:p>I'm satisfied with how I'm doing physically right now. I just need to keep at it and stay motivated.</text:p>
          </table:table-cell>
          <table:table-cell table:style-name="ce2" office:value-type="float" office:value="269" calcext:value-type="float">
            <text:p>269</text:p>
          </table:table-cell>
          <table:table-cell table:style-name="ce4" office:value-type="string" calcext:value-type="string">
            <text:p>I'm satisfied with how I'm doing physically right now. I just need to keep at it and stay motiva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Just gotta keep doing the right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ll you can do to get where you want to g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81_conv:19162</text:p>
          </table:table-cell>
          <table:table-cell table:style-name="ce2" office:value-type="string" calcext:value-type="string">
            <text:p>content</text:p>
          </table:table-cell>
          <table:table-cell table:style-name="ce4" office:value-type="string" calcext:value-type="string">
            <text:p>I'm looking forward to relaxing and watching TV once I get home. I've got no chores to do today.</text:p>
          </table:table-cell>
          <table:table-cell table:style-name="ce2" office:value-type="float" office:value="244" calcext:value-type="float">
            <text:p>244</text:p>
          </table:table-cell>
          <table:table-cell table:style-name="ce4" office:value-type="string" calcext:value-type="string">
            <text:p>Hmm.. I think i'm going to catch up on the expan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oh yea.. what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recommend you check it out_comma_ its a great s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Oh nice. <text:s/>where can I find it? <text:s/>Netflix?</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f you have prime video its on there for fr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02_conv:20604</text:p>
          </table:table-cell>
          <table:table-cell table:style-name="ce2" office:value-type="string" calcext:value-type="string">
            <text:p>hopeful</text:p>
          </table:table-cell>
          <table:table-cell table:style-name="ce4" office:value-type="string" calcext:value-type="string">
            <text:p>moving forward from a dark situation</text:p>
          </table:table-cell>
          <table:table-cell table:style-name="ce2" office:value-type="float" office:value="395" calcext:value-type="float">
            <text:p>395</text:p>
          </table:table-cell>
          <table:table-cell table:style-name="ce4" office:value-type="string" calcext:value-type="string">
            <text:p>The past few months have been terribly rough_comma_ but I think I can say that they have made me strong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Oh no_comma_ I am sorry that you have been having a rough time_comma_ but I am glad to hear that you have grown from your experian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Thank you. I hope that I can move forward and at least learn from these hardshi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ah I believe that you will be able to_comma_ but never forget you are not alone! I am always here if you need some moral suppor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34_conv:20269</text:p>
          </table:table-cell>
          <table:table-cell table:style-name="ce2" office:value-type="string" calcext:value-type="string">
            <text:p>faithful</text:p>
          </table:table-cell>
          <table:table-cell table:style-name="ce4" office:value-type="string" calcext:value-type="string">
            <text:p>I didn't feel like coming to work today. <text:s/>But I got up and went to the office anyway.</text:p>
          </table:table-cell>
          <table:table-cell table:style-name="ce2" office:value-type="float" office:value="305" calcext:value-type="float">
            <text:p>305</text:p>
          </table:table-cell>
          <table:table-cell table:style-name="ce4" office:value-type="string" calcext:value-type="string">
            <text:p>It's really hard to get motivated on Frid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Are you feeling zapped from the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Yeah_comma_ there's a lot going on. <text:s/>I ended up heading to work any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m sorry to hear that. I hope you don't have to work through the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No_comma_ I don't have to. <text:s/>But there's plenty of work to do on our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t never ends does it? I hope you keep your head above water though_comma_ it's all you got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04_conv:16209</text:p>
          </table:table-cell>
          <table:table-cell table:style-name="ce2" office:value-type="string" calcext:value-type="string">
            <text:p>apprehensive</text:p>
          </table:table-cell>
          <table:table-cell table:style-name="ce4" office:value-type="string" calcext:value-type="string">
            <text:p>I am feeling a bit of trepidation about today actually. My partner was being a bit rude and he can explode easy_comma_ so it's hard</text:p>
          </table:table-cell>
          <table:table-cell table:style-name="ce2" office:value-type="float" office:value="296" calcext:value-type="float">
            <text:p>296</text:p>
          </table:table-cell>
          <table:table-cell table:style-name="ce4" office:value-type="string" calcext:value-type="string">
            <text:p>I am feeling a bit of trepidation about today actual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hy is that_comma_ is there something scheduled today that you really are trying to avo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_comma_ <text:s/>My partner was being a bit rude and he can explode easy_comma_ so it's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My first marriage was much like that_comma_ I hope you have a very calm day and no argu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_comma_ it is hard_comma_ thankfully he does have a reason..a mental illness and he is working on it- but it's still hard for me. I hope you have peac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25_conv:5450</text:p>
          </table:table-cell>
          <table:table-cell table:style-name="ce2" office:value-type="string" calcext:value-type="string">
            <text:p>nostalgic</text:p>
          </table:table-cell>
          <table:table-cell table:style-name="ce4" office:value-type="string" calcext:value-type="string">
            <text:p>I've dreamt of visiting Disney land _comma_can't wait that moment</text:p>
          </table:table-cell>
          <table:table-cell table:style-name="ce2" office:value-type="float" office:value="25" calcext:value-type="float">
            <text:p>25</text:p>
          </table:table-cell>
          <table:table-cell table:style-name="ce4" office:value-type="string" calcext:value-type="string">
            <text:p>Its been a fantasy since I was a kid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oh what was was that fantac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To be in Disney land _comma_and see my favorite cartoon charac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its been everyone's fantasy . what is your favorite Disney charac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11_conv:13422</text:p>
          </table:table-cell>
          <table:table-cell table:style-name="ce2" office:value-type="string" calcext:value-type="string">
            <text:p>prepared</text:p>
          </table:table-cell>
          <table:table-cell table:style-name="ce4" office:value-type="string" calcext:value-type="string">
            <text:p>I was totally ready for my garage sale</text:p>
          </table:table-cell>
          <table:table-cell table:style-name="ce2" office:value-type="float" office:value="509" calcext:value-type="float">
            <text:p>509</text:p>
          </table:table-cell>
          <table:table-cell table:style-name="ce4" office:value-type="string" calcext:value-type="string">
            <text:p>I was totally ready for my garage sa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ou were ready? That's good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Yes and we made $1026.25!</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weomse. <text:s/>Treat yo self.gi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_conv:24</text:p>
          </table:table-cell>
          <table:table-cell table:style-name="ce2" office:value-type="string" calcext:value-type="string">
            <text:p>annoyed</text:p>
          </table:table-cell>
          <table:table-cell table:style-name="ce4" office:value-type="string" calcext:value-type="string">
            <text:p>I have someone always asking me questions about how to use mobile.</text:p>
          </table:table-cell>
          <table:table-cell table:style-name="ce2" office:value-type="float" office:value="7" calcext:value-type="float">
            <text:p>7</text:p>
          </table:table-cell>
          <table:table-cell table:style-name="ce4" office:value-type="string" calcext:value-type="string">
            <text:p>Hi_comma_ I have a co work always asking me questions about how to use her mobile. It is almost always the same question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It must be so frustrating to have to answer the same thing over and over. Is she ol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she is. She is telling that all the cell phone that she has been using have deleting her contac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My aunt does the same thing! I think what she is doing is accidentally deleting texts_comma_ and she doesn't understand how to check her contacts list. What do you think is happening with your co-worker?</text:p>
          </table:table-cell>
          <table:table-cell table:style-name="ce2" office:value-type="string" calcext:value-type="string">
            <text:p><text:s/></text:p>
          </table:table-cell>
          <table:table-cell table:number-columns-repeated="1018"/>
        </table:table-row>
        <table:table-row table:style-name="ro2" table:number-rows-repeated="1046823">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528in" fo:margin-left="0in" fo:margin-right="0in" fo:margin-bottom="0.9138in"/>
      </style:header-style>
      <style:footer-style>
        <style:header-footer-properties fo:min-height="1.0528in" fo:margin-left="0in" fo:margin-right="0in" fo:margin-top="0.9138in"/>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5">00/00/0000</text:date>, <text:time style:data-style-name="N2" text:time-value="16:24:29.49117539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5T16:28:09.024220788</dc:date>
    <meta:editing-duration>PT3M39S</meta:editing-duration>
    <meta:editing-cycles>1</meta:editing-cycles>
    <meta:document-statistic meta:table-count="1" meta:cell-count="10480" meta:object-count="0"/>
  </office:meta>
</office:document-meta>
</file>